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GalanoWeb" svg:font-family="GalanoWeb, 'helvetica neue', helvetica, arial, sans-serif"/>
    <style:font-face style:name="Gentium Book Basic" svg:font-family="'Gentium Book Basic'" style:font-pitch="variable"/>
    <style:font-face style:name="Inter" svg:font-family="Inter,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Sans Pro" svg:font-family="'Source Sans Pro', Helvetica, Arial, sans-serif"/>
    <style:font-face style:name="Source Sans Pro Web" svg:font-family="'Source Sans Pro Web', 'Helvetica Neue', Helvetica, Roboto, Arial, sans-serif"/>
  </office:font-face-decls>
  <office:automatic-styles>
    <style:style style:name="P1" style:family="paragraph" style:parent-style-name="Header">
      <style:paragraph-properties fo:text-align="start" style:justify-single-word="false"/>
      <style:text-properties officeooo:rsid="0017c912" officeooo:paragraph-rsid="0019af51"/>
    </style:style>
    <style:style style:name="P2" style:family="paragraph" style:parent-style-name="Heading_20_2">
      <style:paragraph-properties fo:text-align="center" style:justify-single-word="false"/>
      <style:text-properties style:font-name="Calibri" fo:font-size="11pt" officeooo:rsid="0017c912" officeooo:paragraph-rsid="0017c912" style:font-size-asian="11pt" style:font-size-complex="11pt"/>
    </style:style>
    <style:style style:name="P3" style:family="paragraph" style:parent-style-name="Bibliography_20_1" style:master-page-name="">
      <loext:graphic-properties draw:fill="none"/>
      <style:paragraph-properties fo:margin-left="0.5in" fo:margin-right="0in" fo:margin-top="0.1189in" fo:margin-bottom="0.1189in" style:contextual-spacing="false" fo:text-indent="-0.5in" style:auto-text-indent="false" style:page-number="auto" fo:background-color="transparent" text:number-lines="false" text:line-number="0">
        <style:tab-stops>
          <style:tab-stop style:position="6.2701in" style:type="right" style:leader-style="dotted" style:leader-text="."/>
        </style:tab-stops>
      </style:paragraph-properties>
      <style:text-properties style:font-name="Calibri"/>
    </style:style>
    <style:style style:name="P4" style:family="paragraph" style:parent-style-name="Bibliography_20_1">
      <loext:graphic-properties draw:fill="none"/>
      <style:paragraph-properties fo:margin-left="0.5in" fo:margin-right="0in" fo:margin-top="0.1189in" fo:margin-bottom="0.1189in" style:contextual-spacing="false" fo:text-indent="-0.5in" style:auto-text-indent="false" fo:background-color="transparent" text:number-lines="false" text:line-number="0">
        <style:tab-stops>
          <style:tab-stop style:position="6.2701in" style:type="right" style:leader-style="dotted" style:leader-text="."/>
        </style:tab-stops>
      </style:paragraph-properties>
      <style:text-properties style:font-name="Calibri"/>
    </style:style>
    <style:style style:name="P5" style:family="paragraph" style:parent-style-name="Bibliography_20_1">
      <loext:graphic-properties draw:fill="none"/>
      <style:paragraph-properties fo:margin-left="0.5in" fo:margin-right="0in" fo:margin-top="0.1189in" fo:margin-bottom="0.1189in" style:contextual-spacing="false" fo:text-indent="-0.5in" style:auto-text-indent="false" fo:background-color="transparent" text:number-lines="false" text:line-number="0">
        <style:tab-stops>
          <style:tab-stop style:position="6.2701in" style:type="right" style:leader-style="dotted" style:leader-text="."/>
        </style:tab-stops>
      </style:paragraph-properties>
      <style:text-properties style:font-name="Calibri" fo:font-size="11pt" style:font-size-asian="11pt" style:font-size-complex="11pt"/>
    </style:style>
    <style:style style:name="P6" style:family="paragraph" style:parent-style-name="Footer">
      <style:text-properties officeooo:rsid="007d17e3" officeooo:paragraph-rsid="007d17e3"/>
    </style:style>
    <style:style style:name="P7" style:family="paragraph" style:parent-style-name="Header">
      <style:paragraph-properties fo:text-align="start" style:justify-single-word="false"/>
      <style:text-properties officeooo:rsid="0017c912" officeooo:paragraph-rsid="0019af51"/>
    </style:style>
    <style:style style:name="P8" style:family="paragraph" style:parent-style-name="Header">
      <style:paragraph-properties fo:text-align="start" style:justify-single-word="false"/>
      <style:text-properties officeooo:rsid="0017c912" officeooo:paragraph-rsid="007d17e3"/>
    </style:style>
    <style:style style:name="P9" style:family="paragraph" style:parent-style-name="Header">
      <style:paragraph-properties fo:text-align="start" style:justify-single-word="false">
        <style:tab-stops>
          <style:tab-stop style:position="3.5591in"/>
          <style:tab-stop style:position="6.2681in" style:type="right"/>
        </style:tab-stops>
      </style:paragraph-properties>
      <style:text-properties officeooo:rsid="0017c912" officeooo:paragraph-rsid="007d8856"/>
    </style:style>
    <style:style style:name="P10" style:family="paragraph" style:parent-style-name="Header" style:master-page-name="Standard">
      <style:paragraph-properties fo:margin-left="0in" fo:margin-right="0in" fo:margin-top="0.8311in" fo:margin-bottom="0.8311in" style:contextual-spacing="false" style:line-spacing="0.2in" fo:text-align="start" style:justify-single-word="false" fo:orphans="2" fo:widows="2" fo:text-indent="0in" style:auto-text-indent="false" style:page-number="1"/>
      <style:text-properties fo:font-variant="normal" fo:text-transform="none" fo:color="#000000" loext:opacity="100%" style:font-name="Calibri" fo:font-size="11pt" fo:letter-spacing="normal" fo:font-style="normal" fo:font-weight="normal" officeooo:rsid="0017c912" officeooo:paragraph-rsid="0017c912" style:font-size-asian="11pt" style:font-size-complex="11pt"/>
    </style:style>
    <style:style style:name="P11" style:family="paragraph" style:parent-style-name="Header">
      <style:paragraph-properties fo:margin-left="0in" fo:margin-right="0in" fo:text-align="start" style:justify-single-word="false" fo:orphans="2" fo:widows="2" fo:text-indent="0in" style:auto-text-indent="false"/>
      <style:text-properties fo:font-variant="normal" fo:text-transform="none" fo:color="#000000" loext:opacity="100%" style:font-name="Calibri" fo:font-size="11pt" fo:letter-spacing="normal" fo:font-style="normal" fo:font-weight="normal" officeooo:paragraph-rsid="0017c912" style:font-size-asian="11pt" style:font-size-complex="11pt"/>
    </style:style>
    <style:style style:name="P12" style:family="paragraph" style:parent-style-name="Header">
      <style:paragraph-properties fo:margin-left="0in" fo:margin-right="0in" fo:margin-top="0.0791in" fo:margin-bottom="0.0791in" style:contextual-spacing="false" fo:text-align="center" style:justify-single-word="false" fo:orphans="2" fo:widows="2" fo:text-indent="0in" style:auto-text-indent="false"/>
      <style:text-properties fo:font-variant="normal" fo:text-transform="none" fo:color="#000000" loext:opacity="100%" style:font-name="Calibri" fo:font-size="11pt" fo:letter-spacing="normal" fo:font-style="normal" fo:font-weight="normal" officeooo:rsid="00043aca" officeooo:paragraph-rsid="0017c912" style:font-size-asian="11pt" style:font-size-complex="11pt"/>
    </style:style>
    <style:style style:name="P13" style:family="paragraph" style:parent-style-name="Header">
      <style:paragraph-properties fo:margin-left="0in" fo:margin-right="0in" fo:text-align="center" style:justify-single-word="false" fo:orphans="2" fo:widows="2" fo:text-indent="0in" style:auto-text-indent="false"/>
      <style:text-properties fo:font-variant="normal" fo:text-transform="none" fo:color="#000000" loext:opacity="100%" style:font-name="Calibri" fo:font-size="11pt" fo:letter-spacing="normal" fo:font-style="normal" fo:font-weight="normal" officeooo:rsid="00043aca" officeooo:paragraph-rsid="0017c912" style:font-size-asian="11pt" style:font-size-complex="11pt"/>
    </style:style>
    <style:style style:name="P14" style:family="paragraph" style:parent-style-name="Header">
      <style:paragraph-properties fo:margin-left="0in" fo:margin-right="0in" fo:margin-top="0.0398in" fo:margin-bottom="0.0398in" style:contextual-spacing="false" fo:text-align="center" style:justify-single-word="false" fo:orphans="2" fo:widows="2" fo:text-indent="0in" style:auto-text-indent="false"/>
      <style:text-properties fo:font-variant="normal" fo:text-transform="none" fo:color="#000000" loext:opacity="100%" style:font-name="Calibri" fo:font-size="11pt" fo:letter-spacing="normal" fo:font-style="normal" fo:font-weight="normal" officeooo:paragraph-rsid="0017c912" style:font-size-asian="11pt" style:font-size-complex="11pt"/>
    </style:style>
    <style:style style:name="P15" style:family="paragraph" style:parent-style-name="Header">
      <style:paragraph-properties fo:margin-left="0in" fo:margin-right="0in" fo:margin-top="0.0791in" fo:margin-bottom="0.0791in" style:contextual-spacing="false" fo:text-align="center" style:justify-single-word="false" fo:orphans="2" fo:widows="2" fo:text-indent="0in" style:auto-text-indent="false"/>
      <style:text-properties fo:font-variant="normal" fo:text-transform="none" fo:color="#000000" loext:opacity="100%" style:font-name="Calibri" fo:font-size="11pt" fo:letter-spacing="normal" fo:font-style="normal" fo:font-weight="normal" officeooo:paragraph-rsid="0017c912" style:font-size-asian="11pt" style:font-size-complex="11pt"/>
    </style:style>
    <style:style style:name="P16" style:family="paragraph" style:parent-style-name="Header_20_left">
      <style:paragraph-properties fo:text-align="start" style:justify-single-word="false"/>
    </style:style>
    <style:style style:name="P17" style:family="paragraph" style:parent-style-name="Heading_20_3">
      <style:paragraph-properties fo:break-before="page"/>
      <style:text-properties style:font-name="Calibri"/>
    </style:style>
    <style:style style:name="P18" style:family="paragraph" style:parent-style-name="Heading_20_3">
      <style:text-properties style:font-name="Calibri"/>
    </style:style>
    <style:style style:name="P19" style:family="paragraph" style:parent-style-name="Heading_20_3">
      <style:paragraph-properties fo:break-before="page"/>
    </style:style>
    <style:style style:name="P20" style:family="paragraph" style:parent-style-name="Heading_20_3">
      <style:text-properties officeooo:paragraph-rsid="0051a53e"/>
    </style:style>
    <style:style style:name="P21" style:family="paragraph" style:parent-style-name="Heading_20_3">
      <style:paragraph-properties fo:break-before="page"/>
      <style:text-properties officeooo:paragraph-rsid="0051a53e"/>
    </style:style>
    <style:style style:name="P22" style:family="paragraph" style:parent-style-name="Heading_20_3">
      <style:text-properties officeooo:paragraph-rsid="005d3af6"/>
    </style:style>
    <style:style style:name="P23" style:family="paragraph" style:parent-style-name="Heading_20_3">
      <style:text-properties officeooo:paragraph-rsid="0074c22b"/>
    </style:style>
    <style:style style:name="P24" style:family="paragraph" style:parent-style-name="Heading_20_4">
      <style:text-properties style:font-name="Calibri"/>
    </style:style>
    <style:style style:name="P25" style:family="paragraph" style:parent-style-name="Heading_20_4">
      <style:text-properties officeooo:paragraph-rsid="0051a53e"/>
    </style:style>
    <style:style style:name="P26" style:family="paragraph" style:parent-style-name="normal">
      <style:text-properties officeooo:paragraph-rsid="004959ab"/>
    </style:style>
    <style:style style:name="P27" style:family="paragraph" style:parent-style-name="normal">
      <style:text-properties officeooo:paragraph-rsid="0051a53e"/>
    </style:style>
    <style:style style:name="P28" style:family="paragraph" style:parent-style-name="normal">
      <style:text-properties style:font-name="Calibri"/>
    </style:style>
    <style:style style:name="P29" style:family="paragraph" style:parent-style-name="normal">
      <style:text-properties style:font-name="Calibri" fo:font-size="11pt" style:font-size-asian="11pt" style:font-size-complex="11pt"/>
    </style:style>
    <style:style style:name="P30" style:family="paragraph" style:parent-style-name="normal">
      <style:text-properties style:font-name="Calibri" fo:font-size="11pt" officeooo:paragraph-rsid="003fee9d" style:font-size-asian="11pt" style:font-size-complex="11pt"/>
    </style:style>
    <style:style style:name="P31" style:family="paragraph" style:parent-style-name="normal">
      <style:text-properties style:font-name="Calibri" fo:font-size="11pt" officeooo:rsid="004fc331" officeooo:paragraph-rsid="0065e755" style:font-size-asian="11pt" style:font-size-complex="11pt"/>
    </style:style>
    <style:style style:name="P32" style:family="paragraph" style:parent-style-name="normal">
      <style:text-properties style:font-name="Calibri" fo:font-size="11pt" officeooo:paragraph-rsid="002a1bdc" style:font-size-asian="11pt" style:font-size-complex="11pt"/>
    </style:style>
    <style:style style:name="P33" style:family="paragraph" style:parent-style-name="normal">
      <style:text-properties style:font-name="Calibri" fo:font-size="11pt" officeooo:paragraph-rsid="0051a53e" style:font-size-asian="11pt" style:font-size-complex="11pt"/>
    </style:style>
    <style:style style:name="P34" style:family="paragraph" style:parent-style-name="normal">
      <style:text-properties style:font-name="Calibri" fo:font-size="11pt" officeooo:paragraph-rsid="003aefcb" style:font-size-asian="11pt" style:font-size-complex="11pt"/>
    </style:style>
    <style:style style:name="P35" style:family="paragraph" style:parent-style-name="normal">
      <style:text-properties style:font-name="Calibri" fo:font-size="11pt" officeooo:paragraph-rsid="0024cdd3" style:font-size-asian="11pt" style:font-size-complex="11pt"/>
    </style:style>
    <style:style style:name="P36" style:family="paragraph" style:parent-style-name="normal">
      <style:text-properties style:font-name="Calibri" fo:font-size="11pt" officeooo:paragraph-rsid="003c330d" style:font-size-asian="11pt" style:font-size-complex="11pt"/>
    </style:style>
    <style:style style:name="P37" style:family="paragraph" style:parent-style-name="normal" style:list-style-name="L2">
      <style:text-properties style:font-name="Calibri" fo:font-size="11pt" officeooo:rsid="002a1bdc" officeooo:paragraph-rsid="002a1bdc" style:font-size-asian="11pt" style:font-size-complex="11pt"/>
    </style:style>
    <style:style style:name="P38" style:family="paragraph" style:parent-style-name="normal" style:list-style-name="L2">
      <style:text-properties style:font-name="Calibri" fo:font-size="11pt" officeooo:rsid="002bf17c" officeooo:paragraph-rsid="002bf17c" style:font-size-asian="11pt" style:font-size-complex="11pt"/>
    </style:style>
    <style:style style:name="P39" style:family="paragraph" style:parent-style-name="normal">
      <style:text-properties style:font-name="Calibri" fo:font-size="11pt" officeooo:rsid="002bf17c" officeooo:paragraph-rsid="002bf17c" style:font-size-asian="11pt" style:font-size-complex="11pt"/>
    </style:style>
    <style:style style:name="P40" style:family="paragraph" style:parent-style-name="normal">
      <style:text-properties style:font-name="Calibri" fo:font-size="11pt" officeooo:rsid="002c5ad4" officeooo:paragraph-rsid="002c5ad4" style:font-size-asian="11pt" style:font-size-complex="11pt"/>
    </style:style>
    <style:style style:name="P41" style:family="paragraph" style:parent-style-name="normal">
      <style:text-properties style:font-name="Calibri" fo:font-size="11pt" officeooo:rsid="0032b69a" officeooo:paragraph-rsid="0032b69a" style:font-size-asian="11pt" style:font-size-complex="11pt"/>
    </style:style>
    <style:style style:name="P42" style:family="paragraph" style:parent-style-name="normal">
      <style:text-properties style:font-name="Calibri" fo:font-size="11pt" officeooo:rsid="00439a7e" officeooo:paragraph-rsid="006e9234" style:font-size-asian="11pt" style:font-size-complex="11pt"/>
    </style:style>
    <style:style style:name="P43" style:family="paragraph" style:parent-style-name="normal">
      <style:text-properties style:font-name="Calibri" fo:font-size="11pt" officeooo:rsid="000279a2" officeooo:paragraph-rsid="0074c22b" style:font-size-asian="11pt" style:font-size-complex="11pt"/>
    </style:style>
    <style:style style:name="P44" style:family="paragraph" style:parent-style-name="normal">
      <style:text-properties style:font-name="Calibri" fo:font-size="11pt" officeooo:paragraph-rsid="0065e755" style:font-size-asian="11pt" style:font-size-complex="11pt"/>
    </style:style>
    <style:style style:name="P45" style:family="paragraph" style:parent-style-name="normal">
      <style:text-properties style:font-name="Calibri" fo:font-size="11pt" officeooo:rsid="0074c22b" officeooo:paragraph-rsid="0074c22b" style:font-size-asian="11pt" style:font-size-complex="11pt"/>
    </style:style>
    <style:style style:name="P46" style:family="paragraph" style:parent-style-name="normal">
      <style:paragraph-properties fo:break-before="page"/>
      <style:text-properties style:font-name="Calibri" fo:font-size="11pt" officeooo:rsid="0074c22b" officeooo:paragraph-rsid="0074c22b" style:font-size-asian="11pt" style:font-size-complex="11pt"/>
    </style:style>
    <style:style style:name="P47" style:family="paragraph" style:parent-style-name="normal">
      <style:text-properties style:font-name="Calibri" fo:font-size="11pt" officeooo:rsid="0079b622" officeooo:paragraph-rsid="0079b622" style:font-size-asian="11pt" style:font-size-complex="11pt"/>
    </style:style>
    <style:style style:name="P48" style:family="paragraph" style:parent-style-name="normal">
      <style:text-properties officeooo:paragraph-rsid="00555480"/>
    </style:style>
    <style:style style:name="P49" style:family="paragraph" style:parent-style-name="normal">
      <style:text-properties officeooo:paragraph-rsid="00583d4f"/>
    </style:style>
    <style:style style:name="P50" style:family="paragraph" style:parent-style-name="normal">
      <style:text-properties officeooo:paragraph-rsid="00594684"/>
    </style:style>
    <style:style style:name="P51" style:family="paragraph" style:parent-style-name="normal">
      <style:text-properties officeooo:paragraph-rsid="005bccb0"/>
    </style:style>
    <style:style style:name="P52" style:family="paragraph" style:parent-style-name="normal">
      <style:text-properties officeooo:paragraph-rsid="007304f1"/>
    </style:style>
    <style:style style:name="T1" style:family="text">
      <style:text-properties fo:font-variant="normal" fo:text-transform="none" fo:color="#000000" loext:opacity="100%" style:font-name="Liberation Serif" fo:font-size="12pt" fo:letter-spacing="normal" fo:font-style="normal" fo:font-weight="normal"/>
    </style:style>
    <style:style style:name="T2" style:family="text">
      <style:text-properties fo:font-variant="normal" fo:text-transform="none" fo:color="#333333" loext:opacity="100%" style:font-name="Calibri" fo:font-size="12pt" fo:letter-spacing="normal" fo:font-style="normal" fo:font-weight="normal"/>
    </style:style>
    <style:style style:name="T3" style:family="text">
      <style:text-properties fo:font-variant="normal" fo:text-transform="none" fo:color="#333333" loext:opacity="100%" style:font-name="Calibri" fo:font-size="12pt" fo:letter-spacing="normal" fo:font-style="normal" fo:font-weight="normal" officeooo:rsid="007d17e3"/>
    </style:style>
    <style:style style:name="T4" style:family="text">
      <style:text-properties fo:font-variant="normal" fo:text-transform="none" fo:color="#333333" loext:opacity="100%" style:font-name="Calibri" fo:font-size="12pt" fo:letter-spacing="normal" fo:font-style="normal" fo:font-weight="normal" officeooo:rsid="007d8856"/>
    </style:style>
    <style:style style:name="T5" style:family="text">
      <style:text-properties fo:font-variant="normal" fo:text-transform="none" fo:color="#212121" loext:opacity="100%" style:font-name="Calibri" fo:font-size="11pt" fo:letter-spacing="normal" fo:font-style="normal" fo:font-weight="normal" officeooo:rsid="005bccb0" style:font-size-asian="11pt" style:font-size-complex="11pt"/>
    </style:style>
    <style:style style:name="T6" style:family="text">
      <style:text-properties officeooo:rsid="000b80da"/>
    </style:style>
    <style:style style:name="T7" style:family="text">
      <style:text-properties officeooo:rsid="00105418"/>
    </style:style>
    <style:style style:name="T8" style:family="text">
      <style:text-properties officeooo:rsid="00145ae3"/>
    </style:style>
    <style:style style:name="T9" style:family="text">
      <style:text-properties style:font-name-complex="Calibri1"/>
    </style:style>
    <style:style style:name="T10" style:family="text">
      <style:text-properties officeooo:rsid="0017c912" style:font-name-complex="Calibri1"/>
    </style:style>
    <style:style style:name="T11" style:family="text">
      <style:text-properties officeooo:rsid="0017c912"/>
    </style:style>
    <style:style style:name="T12" style:family="text">
      <style:text-properties officeooo:rsid="00193cf5"/>
    </style:style>
    <style:style style:name="T13" style:family="text">
      <style:text-properties officeooo:rsid="001ecf83"/>
    </style:style>
    <style:style style:name="T14" style:family="text">
      <style:text-properties officeooo:rsid="0022bbab"/>
    </style:style>
    <style:style style:name="T15" style:family="text">
      <style:text-properties officeooo:rsid="00360357"/>
    </style:style>
    <style:style style:name="T16" style:family="text">
      <style:text-properties officeooo:rsid="0037beea"/>
    </style:style>
    <style:style style:name="T17" style:family="text">
      <style:text-properties officeooo:rsid="00414048"/>
    </style:style>
    <style:style style:name="T18" style:family="text">
      <style:text-properties officeooo:rsid="00426506"/>
    </style:style>
    <style:style style:name="T19" style:family="text">
      <style:text-properties style:text-position="super 58%"/>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024cca0" style:font-style-asian="italic" style:font-style-complex="italic"/>
    </style:style>
    <style:style style:name="T23" style:family="text">
      <style:text-properties officeooo:rsid="00439a7e"/>
    </style:style>
    <style:style style:name="T24" style:family="text">
      <style:text-properties officeooo:rsid="004490e3"/>
    </style:style>
    <style:style style:name="T25" style:family="text">
      <style:text-properties officeooo:rsid="0048fed7"/>
    </style:style>
    <style:style style:name="T26" style:family="text">
      <style:text-properties officeooo:rsid="004959ab"/>
    </style:style>
    <style:style style:name="T27" style:family="text">
      <style:text-properties officeooo:rsid="004aa386"/>
    </style:style>
    <style:style style:name="T28" style:family="text">
      <style:text-properties officeooo:rsid="004b6daf"/>
    </style:style>
    <style:style style:name="T29" style:family="text">
      <style:text-properties officeooo:rsid="004cd5ba"/>
    </style:style>
    <style:style style:name="T30" style:family="text">
      <style:text-properties officeooo:rsid="004d2546"/>
    </style:style>
    <style:style style:name="T31" style:family="text">
      <style:text-properties officeooo:rsid="004d45c6"/>
    </style:style>
    <style:style style:name="T32" style:family="text">
      <style:text-properties officeooo:rsid="004dcd5c"/>
    </style:style>
    <style:style style:name="T33" style:family="text">
      <style:text-properties officeooo:rsid="00510e92"/>
    </style:style>
    <style:style style:name="T34" style:family="text">
      <style:text-properties officeooo:rsid="0051a53e"/>
    </style:style>
    <style:style style:name="T35" style:family="text">
      <style:text-properties officeooo:rsid="0022e20e"/>
    </style:style>
    <style:style style:name="T36" style:family="text">
      <style:text-properties officeooo:rsid="000eba03"/>
    </style:style>
    <style:style style:name="T37" style:family="text">
      <style:text-properties officeooo:rsid="0019af51"/>
    </style:style>
    <style:style style:name="T38" style:family="text">
      <style:text-properties officeooo:rsid="0013a9eb"/>
    </style:style>
    <style:style style:name="T39" style:family="text">
      <style:text-properties officeooo:rsid="002a1bdc"/>
    </style:style>
    <style:style style:name="T40" style:family="text">
      <style:text-properties officeooo:rsid="001077c8"/>
    </style:style>
    <style:style style:name="T41" style:family="text">
      <style:text-properties officeooo:rsid="0011dfd4"/>
    </style:style>
    <style:style style:name="T42" style:family="text">
      <style:text-properties officeooo:rsid="001736e4"/>
    </style:style>
    <style:style style:name="T43" style:family="text">
      <style:text-properties officeooo:rsid="003e2618"/>
    </style:style>
    <style:style style:name="T44" style:family="text">
      <style:text-properties officeooo:rsid="003fee9d"/>
    </style:style>
    <style:style style:name="T45" style:family="text">
      <style:text-properties officeooo:rsid="00239ca4"/>
    </style:style>
    <style:style style:name="T46" style:family="text">
      <style:text-properties officeooo:rsid="0024cca0"/>
    </style:style>
    <style:style style:name="T47" style:family="text">
      <style:text-properties officeooo:rsid="0023cb68"/>
    </style:style>
    <style:style style:name="T48" style:family="text">
      <style:text-properties officeooo:rsid="003958ba"/>
    </style:style>
    <style:style style:name="T49" style:family="text">
      <style:text-properties officeooo:rsid="003aefcb"/>
    </style:style>
    <style:style style:name="T50" style:family="text">
      <style:text-properties fo:font-style="normal" officeooo:rsid="0024cca0" style:font-style-asian="normal" style:font-style-complex="normal"/>
    </style:style>
    <style:style style:name="T51" style:family="text">
      <style:text-properties officeooo:rsid="0024cdd3"/>
    </style:style>
    <style:style style:name="T52" style:family="text">
      <style:text-properties officeooo:rsid="00264999"/>
    </style:style>
    <style:style style:name="T53" style:family="text">
      <style:text-properties officeooo:rsid="00265dd7"/>
    </style:style>
    <style:style style:name="T54" style:family="text">
      <style:text-properties officeooo:rsid="002bf17c"/>
    </style:style>
    <style:style style:name="T55" style:family="text">
      <style:text-properties officeooo:rsid="002c5ad4"/>
    </style:style>
    <style:style style:name="T56" style:family="text">
      <style:text-properties officeooo:rsid="002e04e5"/>
    </style:style>
    <style:style style:name="T57" style:family="text">
      <style:text-properties officeooo:rsid="002dbb7a"/>
    </style:style>
    <style:style style:name="T58" style:family="text">
      <style:text-properties officeooo:rsid="002ff95a"/>
    </style:style>
    <style:style style:name="T59" style:family="text">
      <style:text-properties officeooo:rsid="0033713b"/>
    </style:style>
    <style:style style:name="T60" style:family="text">
      <style:text-properties style:font-name="Calibri" fo:font-size="11pt" style:font-size-asian="11pt" style:font-size-complex="11pt"/>
    </style:style>
    <style:style style:name="T61" style:family="text">
      <style:text-properties style:font-name="Calibri" fo:font-size="11pt" officeooo:rsid="004490e3" style:font-size-asian="11pt" style:font-size-complex="11pt"/>
    </style:style>
    <style:style style:name="T62" style:family="text">
      <style:text-properties style:font-name="Calibri" fo:font-size="11pt" officeooo:rsid="0048fed7" style:font-size-asian="11pt" style:font-size-complex="11pt"/>
    </style:style>
    <style:style style:name="T63" style:family="text">
      <style:text-properties style:font-name="Calibri" fo:font-size="11pt" officeooo:rsid="0051a53e" style:font-size-asian="11pt" style:font-size-complex="11pt"/>
    </style:style>
    <style:style style:name="T64" style:family="text">
      <style:text-properties style:font-name="Calibri" fo:font-size="11pt" officeooo:rsid="00523c3d" style:font-size-asian="11pt" style:font-size-complex="11pt"/>
    </style:style>
    <style:style style:name="T65" style:family="text">
      <style:text-properties style:font-name="Calibri" fo:font-size="11pt" officeooo:rsid="0053f0bc" style:font-size-asian="11pt" style:font-size-complex="11pt"/>
    </style:style>
    <style:style style:name="T66" style:family="text">
      <style:text-properties style:font-name="Calibri" fo:font-size="11pt" officeooo:rsid="00555480" style:font-size-asian="11pt" style:font-size-complex="11pt"/>
    </style:style>
    <style:style style:name="T67" style:family="text">
      <style:text-properties style:font-name="Calibri" fo:font-size="11pt" officeooo:rsid="005714de" style:font-size-asian="11pt" style:font-size-complex="11pt"/>
    </style:style>
    <style:style style:name="T68" style:family="text">
      <style:text-properties style:font-name="Calibri" fo:font-size="11pt" officeooo:rsid="00583d4f" style:font-size-asian="11pt" style:font-size-complex="11pt"/>
    </style:style>
    <style:style style:name="T69" style:family="text">
      <style:text-properties style:font-name="Calibri" fo:font-size="11pt" officeooo:rsid="00439a7e" style:font-size-asian="11pt" style:font-size-complex="11pt"/>
    </style:style>
    <style:style style:name="T70" style:family="text">
      <style:text-properties style:font-name="Calibri" fo:font-size="11pt" officeooo:rsid="00475cbc" style:font-size-asian="11pt" style:font-size-complex="11pt"/>
    </style:style>
    <style:style style:name="T71" style:family="text">
      <style:text-properties style:font-name="Calibri" fo:font-size="11pt" officeooo:rsid="000b80da" style:font-size-asian="11pt" style:font-size-complex="11pt"/>
    </style:style>
    <style:style style:name="T72" style:family="text">
      <style:text-properties style:font-name="Calibri" fo:font-size="11pt" officeooo:rsid="005babf1" style:font-size-asian="11pt" style:font-size-complex="11pt"/>
    </style:style>
    <style:style style:name="T73" style:family="text">
      <style:text-properties style:font-name="Calibri" fo:font-size="11pt" officeooo:rsid="005bccb0" style:font-size-asian="11pt" style:font-size-complex="11pt"/>
    </style:style>
    <style:style style:name="T74" style:family="text">
      <style:text-properties style:font-name="Calibri" fo:font-size="11pt" officeooo:rsid="005d7493" style:font-size-asian="11pt" style:font-size-complex="11pt"/>
    </style:style>
    <style:style style:name="T75" style:family="text">
      <style:text-properties style:font-name="Calibri" fo:font-size="11pt" officeooo:rsid="005e9c38" style:font-size-asian="11pt" style:font-size-complex="11pt"/>
    </style:style>
    <style:style style:name="T76" style:family="text">
      <style:text-properties style:font-name="Calibri" fo:font-size="11pt" officeooo:rsid="006099ca" style:font-size-asian="11pt" style:font-size-complex="11pt"/>
    </style:style>
    <style:style style:name="T77" style:family="text">
      <style:text-properties style:font-name="Calibri" fo:font-size="11pt" officeooo:rsid="00636f9e" style:font-size-asian="11pt" style:font-size-complex="11pt"/>
    </style:style>
    <style:style style:name="T78" style:family="text">
      <style:text-properties style:font-name="Calibri" fo:font-size="11pt" officeooo:rsid="000279a2" style:font-size-asian="11pt" style:font-size-complex="11pt"/>
    </style:style>
    <style:style style:name="T79" style:family="text">
      <style:text-properties style:font-name="Calibri" fo:font-size="11pt" officeooo:rsid="0063b191" style:font-size-asian="11pt" style:font-size-complex="11pt"/>
    </style:style>
    <style:style style:name="T80" style:family="text">
      <style:text-properties style:font-name="Calibri" fo:font-size="11pt" officeooo:rsid="00004f64" style:font-size-asian="11pt" style:font-size-complex="11pt"/>
    </style:style>
    <style:style style:name="T81" style:family="text">
      <style:text-properties style:font-name="Calibri" fo:font-size="11pt" officeooo:rsid="0065e755" style:font-size-asian="11pt" style:font-size-complex="11pt"/>
    </style:style>
    <style:style style:name="T82" style:family="text">
      <style:text-properties style:font-name="Calibri" fo:font-size="11pt" officeooo:rsid="0066f7dd" style:font-size-asian="11pt" style:font-size-complex="11pt"/>
    </style:style>
    <style:style style:name="T83" style:family="text">
      <style:text-properties style:font-name="Calibri" fo:font-size="11pt" officeooo:rsid="0067e737" style:font-size-asian="11pt" style:font-size-complex="11pt"/>
    </style:style>
    <style:style style:name="T84" style:family="text">
      <style:text-properties style:font-name="Calibri" fo:font-size="11pt" officeooo:rsid="006966ed" style:font-size-asian="11pt" style:font-size-complex="11pt"/>
    </style:style>
    <style:style style:name="T85" style:family="text">
      <style:text-properties style:font-name="Calibri" fo:font-size="11pt" officeooo:rsid="006a0aaf" style:font-size-asian="11pt" style:font-size-complex="11pt"/>
    </style:style>
    <style:style style:name="T86" style:family="text">
      <style:text-properties style:font-name="Calibri" fo:font-size="11pt" officeooo:rsid="000579af" style:font-size-asian="11pt" style:font-size-complex="11pt"/>
    </style:style>
    <style:style style:name="T87" style:family="text">
      <style:text-properties style:font-name="Calibri" fo:font-size="11pt" officeooo:rsid="000b0ea8" style:font-size-asian="11pt" style:font-size-complex="11pt"/>
    </style:style>
    <style:style style:name="T88" style:family="text">
      <style:text-properties style:font-name="Calibri" fo:font-size="11pt" officeooo:rsid="00183acb" style:font-size-asian="11pt" style:font-size-complex="11pt"/>
    </style:style>
    <style:style style:name="T89" style:family="text">
      <style:text-properties style:font-name="Calibri" fo:font-size="11pt" officeooo:rsid="00360357" style:font-size-asian="11pt" style:font-size-complex="11pt"/>
    </style:style>
    <style:style style:name="T90" style:family="text">
      <style:text-properties style:font-name="Calibri" fo:font-size="11pt" officeooo:rsid="00193cf5" style:font-size-asian="11pt" style:font-size-complex="11pt"/>
    </style:style>
    <style:style style:name="T91" style:family="text">
      <style:text-properties style:font-name="Calibri" fo:font-size="11pt" officeooo:rsid="006e9234" style:font-size-asian="11pt" style:font-size-complex="11pt"/>
    </style:style>
    <style:style style:name="T92" style:family="text">
      <style:text-properties style:font-name="Calibri" fo:font-size="11pt" officeooo:rsid="006f5bb8" style:font-size-asian="11pt" style:font-size-complex="11pt"/>
    </style:style>
    <style:style style:name="T93" style:family="text">
      <style:text-properties style:font-name="Calibri" fo:font-size="11pt" officeooo:rsid="007140b3" style:font-size-asian="11pt" style:font-size-complex="11pt"/>
    </style:style>
    <style:style style:name="T94" style:family="text">
      <style:text-properties style:font-name="Calibri" fo:font-size="11pt" officeooo:rsid="007304f1" style:font-size-asian="11pt" style:font-size-complex="11pt"/>
    </style:style>
    <style:style style:name="T95" style:family="text">
      <style:text-properties style:font-name="Calibri" fo:font-size="11pt" officeooo:rsid="00768079" style:font-size-asian="11pt" style:font-size-complex="11pt"/>
    </style:style>
    <style:style style:name="T96" style:family="text">
      <style:text-properties style:font-name="Calibri" fo:font-size="11pt" fo:font-style="italic" officeooo:rsid="0051a53e" style:font-size-asian="11pt" style:font-style-asian="italic" style:font-size-complex="11pt" style:font-style-complex="italic"/>
    </style:style>
    <style:style style:name="T97" style:family="text">
      <style:text-properties style:font-name="Calibri" fo:font-size="11pt" fo:font-style="italic" officeooo:rsid="00523c3d" style:font-size-asian="11pt" style:font-style-asian="italic" style:font-size-complex="11pt" style:font-style-complex="italic"/>
    </style:style>
    <style:style style:name="T98" style:family="text">
      <style:text-properties style:font-name="Calibri" fo:font-size="11pt" fo:font-style="italic" officeooo:rsid="0053f0bc" style:font-size-asian="11pt" style:font-style-asian="italic" style:font-size-complex="11pt" style:font-style-complex="italic"/>
    </style:style>
    <style:style style:name="T99" style:family="text">
      <style:text-properties style:font-name="Calibri" fo:font-size="11pt" fo:font-style="italic" officeooo:rsid="00555480" style:font-size-asian="11pt" style:font-style-asian="italic" style:font-size-complex="11pt" style:font-style-complex="italic"/>
    </style:style>
    <style:style style:name="T100" style:family="text">
      <style:text-properties style:font-name="Calibri" fo:font-size="11pt" fo:font-style="italic" officeooo:rsid="005714de" style:font-size-asian="11pt" style:font-style-asian="italic" style:font-size-complex="11pt" style:font-style-complex="italic"/>
    </style:style>
    <style:style style:name="T101" style:family="text">
      <style:text-properties style:font-name="Calibri" officeooo:rsid="00583d4f"/>
    </style:style>
    <style:style style:name="T102" style:family="text">
      <style:text-properties style:font-name="Calibri" officeooo:rsid="0058ce46"/>
    </style:style>
    <style:style style:name="T103" style:family="text">
      <style:text-properties style:font-name="Calibri" fo:font-style="italic" officeooo:rsid="0058ce46" style:font-style-asian="italic" style:font-style-complex="italic"/>
    </style:style>
    <style:style style:name="T104" style:family="text">
      <style:text-properties style:font-name="Calibri" fo:font-style="italic" officeooo:rsid="00594684" style:font-style-asian="italic" style:font-style-complex="italic"/>
    </style:style>
    <style:style style:name="T105" style:family="text">
      <style:text-properties style:font-name="Calibri" officeooo:rsid="00594684"/>
    </style:style>
    <style:style style:name="T106" style:family="text">
      <style:text-properties officeooo:rsid="0053f0bc"/>
    </style:style>
    <style:style style:name="T107" style:family="text">
      <style:text-properties officeooo:rsid="005babf1"/>
    </style:style>
    <style:style style:name="T108" style:family="text">
      <style:text-properties officeooo:rsid="005d3af6"/>
    </style:style>
    <style:style style:name="T109" style:family="text">
      <style:text-properties officeooo:rsid="006a0aaf"/>
    </style:style>
    <style:style style:name="T110" style:family="text">
      <style:text-properties officeooo:rsid="006ca04a"/>
    </style:style>
    <style:style style:name="T111" style:family="text">
      <style:text-properties officeooo:rsid="006e9234"/>
    </style:style>
    <style:style style:name="T112" style:family="text">
      <style:text-properties officeooo:rsid="006f5bb8"/>
    </style:style>
    <style:style style:name="T113" style:family="text">
      <style:text-properties officeooo:rsid="00744d05"/>
    </style:style>
    <style:style style:name="T114" style:family="text">
      <style:text-properties officeooo:rsid="00768079"/>
    </style:style>
    <style:style style:name="T115" style:family="text">
      <style:text-properties officeooo:rsid="0079b622"/>
    </style:style>
    <style:style style:name="T116" style:family="text">
      <style:text-properties officeooo:rsid="007a526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5%." style:num-prefix=" "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ecurity of public Wi-Fi in New Zealand</text:p>
      <text:p text:style-name="P11"/>
      <text:p text:style-name="P11"/>
      <text:p text:style-name="P2"><text:span text:style-name="T13">Literature Review: </text:span>Security of public Wi-Fi in New Zealand</text:p>
      <text:p text:style-name="P12"><text:span text:style-name="T11">Prepared by: </text:span>Anastasiia Tiurina</text:p>
      <text:p text:style-name="P14">School of Innovation, Design and Technology Whitireia</text:p>
      <text:p text:style-name="P15">IT8x16 <text:span text:style-name="T11">Research in IT</text:span></text:p>
      <text:p text:style-name="P13">Supervisor: <text:span text:style-name="T9">Dr. </text:span><text:span text:style-name="T10">Marta Vos</text:span></text:p>
      <text:p text:style-name="P29"/>
      <text:p text:style-name="P19">Introduction</text:p>
      <text:p text:style-name="normal"><text:span text:style-name="T77">The matter of cyber security is </text:span><text:span text:style-name="T95">a </text:span><text:span text:style-name="T77">multifaceted question because it comprises technological, social and ethical aspects. The reason for this is that cyberspace has </text:span><text:span text:style-name="T78">intertwined with other spheres of </text:span><text:span text:style-name="T77">human life, </text:span><text:span text:style-name="T79">and after the global pandemic – even more so </text:span><text:reference-mark-start text:name="ZOTERO_ITEM CSL_CITATION {&quot;citationID&quot;:&quot;NEPoraAr&quot;,&quot;properties&quot;:{&quot;formattedCitation&quot;:&quot;(Veroni et al., 2022b)&quot;,&quot;plainCitation&quot;:&quot;(Veroni et al., 2022b)&quot;,&quot;noteIndex&quot;:0},&quot;citationItems&quot;:[{&quot;id&quot;:&quot;XqXHkWZA/her3Lwdu&quot;,&quot;uris&quot;:[&quot;http://zotero.org/users/14655990/items/UP98GEBK&quot;],&quot;itemData&quot;:{&quot;id&quot;:&quot;XqXHkWZA/her3Lwdu&quot;,&quot;type&quot;:&quot;article-journal&quot;,&quot;abstract&quot;:&quot;Passwords remain the most common method of authentication in computers and networks. Thus, passwords have been the prime targets of attackers, and the number of data breaches in the last few years proves the high value of passwords. A detailed analysis of such data can provide insight on password trends and patterns users follow when they create a password. While there is a wealth of research investigating online password choices, to the best of our knowledge, there are no studies specifically designed to capture user behavior towards Wi-Fi passwords. In this paper, we perform a large-scale analysis of Wi-Fi passwords categorizing them as public Wi-Fi passwords created for Wi-Fi hotspots and private Wi-Fi passwords created for private/home Wi-Fi installations. First, we analyze public Wi-Fi passwords by collecting and analyzing a corpus of more than one million passwords of Wi-Fi hotspots. The aim of the analysis of public Wi-Fi passwords is to reveal password characteristics and compare them against web account passwords, to discover similarities and differences between them. While comparing the collected dataset with a set of popular leaked web password databases, several similarities between them can be identified, despite the fact that these password categories serve different purposes. Secondly, we explore through an online survey, the characteristics of passwords in private/home Wi-Fi installations. The aim is to give greater insight into private Wi-Fi password selection of users and highlight password trends when it comes to context, length, strength and architecture. Results reveal that users follow several poor security practices when selecting their private Wi-Fi passwords and tend to underestimate their importance with regards to their security and privacy. To the best of the authors’ knowledge, this is the first work to examine Wi-Fi passwords characteristics and shed light on how users choose them in terms of structure and composition.&quot;,&quot;container-title&quot;:&quot;Journal of Information Security and Applications&quot;,&quot;DOI&quot;:&quot;10.1016/j.jisa.2022.103190&quot;,&quot;ISSN&quot;:&quot;2214-2126&quot;,&quot;journalAbbreviation&quot;:&quot;Journal of Information Security and Applications&quot;,&quot;page&quot;:&quot;103190&quot;,&quot;source&quot;:&quot;ScienceDirect&quot;,&quot;title&quot;:&quot;A large-scale analysis of Wi-Fi passwords&quot;,&quot;volume&quot;:&quot;67&quot;,&quot;author&quot;:[{&quot;family&quot;:&quot;Veroni&quot;,&quot;given&quot;:&quot;Eleni&quot;},{&quot;family&quot;:&quot;Ntantogian&quot;,&quot;given&quot;:&quot;Christoforos&quot;},{&quot;family&quot;:&quot;Xenakis&quot;,&quot;given&quot;:&quot;Christos&quot;}],&quot;issued&quot;:{&quot;date-parts&quot;:[[&quot;2022&quot;,6,1]]}}}],&quot;schema&quot;:&quot;https://github.com/citation-style-language/schema/raw/master/csl-citation.json&quot;} RNDNO8NtlOCuv"/><text:span text:style-name="T79">(Veroni et al., 2022)</text:span><text:reference-mark-end text:name="ZOTERO_ITEM CSL_CITATION {&quot;citationID&quot;:&quot;NEPoraAr&quot;,&quot;properties&quot;:{&quot;formattedCitation&quot;:&quot;(Veroni et al., 2022b)&quot;,&quot;plainCitation&quot;:&quot;(Veroni et al., 2022b)&quot;,&quot;noteIndex&quot;:0},&quot;citationItems&quot;:[{&quot;id&quot;:&quot;XqXHkWZA/her3Lwdu&quot;,&quot;uris&quot;:[&quot;http://zotero.org/users/14655990/items/UP98GEBK&quot;],&quot;itemData&quot;:{&quot;id&quot;:&quot;XqXHkWZA/her3Lwdu&quot;,&quot;type&quot;:&quot;article-journal&quot;,&quot;abstract&quot;:&quot;Passwords remain the most common method of authentication in computers and networks. Thus, passwords have been the prime targets of attackers, and the number of data breaches in the last few years proves the high value of passwords. A detailed analysis of such data can provide insight on password trends and patterns users follow when they create a password. While there is a wealth of research investigating online password choices, to the best of our knowledge, there are no studies specifically designed to capture user behavior towards Wi-Fi passwords. In this paper, we perform a large-scale analysis of Wi-Fi passwords categorizing them as public Wi-Fi passwords created for Wi-Fi hotspots and private Wi-Fi passwords created for private/home Wi-Fi installations. First, we analyze public Wi-Fi passwords by collecting and analyzing a corpus of more than one million passwords of Wi-Fi hotspots. The aim of the analysis of public Wi-Fi passwords is to reveal password characteristics and compare them against web account passwords, to discover similarities and differences between them. While comparing the collected dataset with a set of popular leaked web password databases, several similarities between them can be identified, despite the fact that these password categories serve different purposes. Secondly, we explore through an online survey, the characteristics of passwords in private/home Wi-Fi installations. The aim is to give greater insight into private Wi-Fi password selection of users and highlight password trends when it comes to context, length, strength and architecture. Results reveal that users follow several poor security practices when selecting their private Wi-Fi passwords and tend to underestimate their importance with regards to their security and privacy. To the best of the authors’ knowledge, this is the first work to examine Wi-Fi passwords characteristics and shed light on how users choose them in terms of structure and composition.&quot;,&quot;container-title&quot;:&quot;Journal of Information Security and Applications&quot;,&quot;DOI&quot;:&quot;10.1016/j.jisa.2022.103190&quot;,&quot;ISSN&quot;:&quot;2214-2126&quot;,&quot;journalAbbreviation&quot;:&quot;Journal of Information Security and Applications&quot;,&quot;page&quot;:&quot;103190&quot;,&quot;source&quot;:&quot;ScienceDirect&quot;,&quot;title&quot;:&quot;A large-scale analysis of Wi-Fi passwords&quot;,&quot;volume&quot;:&quot;67&quot;,&quot;author&quot;:[{&quot;family&quot;:&quot;Veroni&quot;,&quot;given&quot;:&quot;Eleni&quot;},{&quot;family&quot;:&quot;Ntantogian&quot;,&quot;given&quot;:&quot;Christoforos&quot;},{&quot;family&quot;:&quot;Xenakis&quot;,&quot;given&quot;:&quot;Christos&quot;}],&quot;issued&quot;:{&quot;date-parts&quot;:[[&quot;2022&quot;,6,1]]}}}],&quot;schema&quot;:&quot;https://github.com/citation-style-language/schema/raw/master/csl-citation.json&quot;} RNDNO8NtlOCuv"/><text:span text:style-name="T79">. The amount of data that is stored online has grown in recent years as well as its value. Sensitive personal data, credit cards, confidential information of organisations – all of that is like forbidden fruit to cyber criminals. Technologies are developing at a fast pace, and cyber attack methods mirror this development</text:span><text:span text:style-name="T78"> </text:span><text:reference-mark-start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80">(Dutta et al., 2021)</text:span><text:reference-mark-end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80">. </text:span><text:span text:style-name="T79">Hence, that brings up the question: how secure are the services and devices that we use every day? </text:span></text:p>
      <text:p text:style-name="P44"/>
      <text:p text:style-name="normal"><text:span text:style-name="T81">The question of security triggered the creation of many institutions, like the Escal Institute of Advanced Technologies, that provide training and certification in the field of cyber security. One of the directions in cyber security system is Offensive Security (OffSec), the main </text:span><text:span text:style-name="T82">field of expertise of the OffSec is finding vulnerabilities though penetration testing </text:span><text:span text:style-name="T83">or </text:span><text:span text:style-name="T82">vulnerability assessment </text:span><text:span text:style-name="T83">and reporting the finding to the organisations, the owner of the faulty system, so that it can fix the vulnerability before someone could exploit it. But unfortunately the domain of the Internet has grown so vast that many vulnerabilities stay unnoticed and people or organisations fall victims to the perpetrators. Vulnerability can be found on different levels of the global web, </text:span><text:span text:style-name="T84">even when </text:span><text:span text:style-name="T85">people</text:span><text:span text:style-name="T84"> simply access the Internet. </text:span><text:span text:style-name="T85">When user needs Internet connection it will not take a long time for them to find public Wi-Fi (</text:span><text:span text:style-name="T86">wireless network of IEEE 802.1</text:span><text:span text:style-name="T87">1</text:span><text:span text:style-name="T86"> standard</text:span><text:span text:style-name="T85">). Wi-Fi networks a considered as a vital service because it is a key element in business and everyday life and work: employees and digital nomads work remotely or in public libraries and co-workings – and the amount of Wi-Fi hotspots keeps growing </text:span><text:reference-mark-start text:name="ZOTERO_ITEM CSL_CITATION {&quot;citationID&quot;:&quot;sYnnOI7s&quot;,&quot;properties&quot;:{&quot;formattedCitation&quot;:&quot;(Veroni et al., 2022b)&quot;,&quot;plainCitation&quot;:&quot;(Veroni et al., 2022b)&quot;,&quot;noteIndex&quot;:0},&quot;citationItems&quot;:[{&quot;id&quot;:&quot;XqXHkWZA/her3Lwdu&quot;,&quot;uris&quot;:[&quot;http://zotero.org/users/14655990/items/UP98GEBK&quot;],&quot;itemData&quot;:{&quot;id&quot;:&quot;XqXHkWZA/her3Lwdu&quot;,&quot;type&quot;:&quot;article-journal&quot;,&quot;abstract&quot;:&quot;Passwords remain the most common method of authentication in computers and networks. Thus, passwords have been the prime targets of attackers, and the number of data breaches in the last few years proves the high value of passwords. A detailed analysis of such data can provide insight on password trends and patterns users follow when they create a password. While there is a wealth of research investigating online password choices, to the best of our knowledge, there are no studies specifically designed to capture user behavior towards Wi-Fi passwords. In this paper, we perform a large-scale analysis of Wi-Fi passwords categorizing them as public Wi-Fi passwords created for Wi-Fi hotspots and private Wi-Fi passwords created for private/home Wi-Fi installations. First, we analyze public Wi-Fi passwords by collecting and analyzing a corpus of more than one million passwords of Wi-Fi hotspots. The aim of the analysis of public Wi-Fi passwords is to reveal password characteristics and compare them against web account passwords, to discover similarities and differences between them. While comparing the collected dataset with a set of popular leaked web password databases, several similarities between them can be identified, despite the fact that these password categories serve different purposes. Secondly, we explore through an online survey, the characteristics of passwords in private/home Wi-Fi installations. The aim is to give greater insight into private Wi-Fi password selection of users and highlight password trends when it comes to context, length, strength and architecture. Results reveal that users follow several poor security practices when selecting their private Wi-Fi passwords and tend to underestimate their importance with regards to their security and privacy. To the best of the authors’ knowledge, this is the first work to examine Wi-Fi passwords characteristics and shed light on how users choose them in terms of structure and composition.&quot;,&quot;container-title&quot;:&quot;Journal of Information Security and Applications&quot;,&quot;DOI&quot;:&quot;10.1016/j.jisa.2022.103190&quot;,&quot;ISSN&quot;:&quot;2214-2126&quot;,&quot;journalAbbreviation&quot;:&quot;Journal of Information Security and Applications&quot;,&quot;page&quot;:&quot;103190&quot;,&quot;source&quot;:&quot;ScienceDirect&quot;,&quot;title&quot;:&quot;A large-scale analysis of Wi-Fi passwords&quot;,&quot;volume&quot;:&quot;67&quot;,&quot;author&quot;:[{&quot;family&quot;:&quot;Veroni&quot;,&quot;given&quot;:&quot;Eleni&quot;},{&quot;family&quot;:&quot;Ntantogian&quot;,&quot;given&quot;:&quot;Christoforos&quot;},{&quot;family&quot;:&quot;Xenakis&quot;,&quot;given&quot;:&quot;Christos&quot;}],&quot;issued&quot;:{&quot;date-parts&quot;:[[&quot;2022&quot;,6,1]]}}}],&quot;schema&quot;:&quot;https://github.com/citation-style-language/schema/raw/master/csl-citation.json&quot;} RNDCfImvrMgnE"/><text:span text:style-name="T85">(Veroni et al., 2022)</text:span><text:reference-mark-end text:name="ZOTERO_ITEM CSL_CITATION {&quot;citationID&quot;:&quot;sYnnOI7s&quot;,&quot;properties&quot;:{&quot;formattedCitation&quot;:&quot;(Veroni et al., 2022b)&quot;,&quot;plainCitation&quot;:&quot;(Veroni et al., 2022b)&quot;,&quot;noteIndex&quot;:0},&quot;citationItems&quot;:[{&quot;id&quot;:&quot;XqXHkWZA/her3Lwdu&quot;,&quot;uris&quot;:[&quot;http://zotero.org/users/14655990/items/UP98GEBK&quot;],&quot;itemData&quot;:{&quot;id&quot;:&quot;XqXHkWZA/her3Lwdu&quot;,&quot;type&quot;:&quot;article-journal&quot;,&quot;abstract&quot;:&quot;Passwords remain the most common method of authentication in computers and networks. Thus, passwords have been the prime targets of attackers, and the number of data breaches in the last few years proves the high value of passwords. A detailed analysis of such data can provide insight on password trends and patterns users follow when they create a password. While there is a wealth of research investigating online password choices, to the best of our knowledge, there are no studies specifically designed to capture user behavior towards Wi-Fi passwords. In this paper, we perform a large-scale analysis of Wi-Fi passwords categorizing them as public Wi-Fi passwords created for Wi-Fi hotspots and private Wi-Fi passwords created for private/home Wi-Fi installations. First, we analyze public Wi-Fi passwords by collecting and analyzing a corpus of more than one million passwords of Wi-Fi hotspots. The aim of the analysis of public Wi-Fi passwords is to reveal password characteristics and compare them against web account passwords, to discover similarities and differences between them. While comparing the collected dataset with a set of popular leaked web password databases, several similarities between them can be identified, despite the fact that these password categories serve different purposes. Secondly, we explore through an online survey, the characteristics of passwords in private/home Wi-Fi installations. The aim is to give greater insight into private Wi-Fi password selection of users and highlight password trends when it comes to context, length, strength and architecture. Results reveal that users follow several poor security practices when selecting their private Wi-Fi passwords and tend to underestimate their importance with regards to their security and privacy. To the best of the authors’ knowledge, this is the first work to examine Wi-Fi passwords characteristics and shed light on how users choose them in terms of structure and composition.&quot;,&quot;container-title&quot;:&quot;Journal of Information Security and Applications&quot;,&quot;DOI&quot;:&quot;10.1016/j.jisa.2022.103190&quot;,&quot;ISSN&quot;:&quot;2214-2126&quot;,&quot;journalAbbreviation&quot;:&quot;Journal of Information Security and Applications&quot;,&quot;page&quot;:&quot;103190&quot;,&quot;source&quot;:&quot;ScienceDirect&quot;,&quot;title&quot;:&quot;A large-scale analysis of Wi-Fi passwords&quot;,&quot;volume&quot;:&quot;67&quot;,&quot;author&quot;:[{&quot;family&quot;:&quot;Veroni&quot;,&quot;given&quot;:&quot;Eleni&quot;},{&quot;family&quot;:&quot;Ntantogian&quot;,&quot;given&quot;:&quot;Christoforos&quot;},{&quot;family&quot;:&quot;Xenakis&quot;,&quot;given&quot;:&quot;Christos&quot;}],&quot;issued&quot;:{&quot;date-parts&quot;:[[&quot;2022&quot;,6,1]]}}}],&quot;schema&quot;:&quot;https://github.com/citation-style-language/schema/raw/master/csl-citation.json&quot;} RNDCfImvrMgnE"/><text:span text:style-name="T85">. But is public Wi-Fi secure?</text:span></text:p>
      <text:p text:style-name="P31"/>
      <text:p text:style-name="normal"><text:span text:style-name="T80">The underlying idea of</text:span><text:span text:style-name="T88"> </text:span><text:span text:style-name="T80">wireless network is transmission of information going through the air as radio waves which is its key feature but also the main drawback. With the knowledge of what frequencies and channels of the frequency are in use and possession of proper equipment it is possible to peek at the transferring message. </text:span><text:span text:style-name="T71">However,</text:span><text:span text:style-name="T80"> the security </text:span><text:span text:style-name="T71">protocols</text:span><text:span text:style-name="T78"> of Wi-Fi </text:span><text:span text:style-name="T80">ha</text:span><text:span text:style-name="T78">ve </text:span><text:span text:style-name="T80">evolved over the years, </text:span><text:span text:style-name="T71">but so </text:span><text:span text:style-name="T89">have</text:span><text:span text:style-name="T71"> the attack methods. Hence, one of the objectives of this work is to look into research of </text:span><text:span text:style-name="T89">the </text:span><text:span text:style-name="T71">vulnerabilities of modern wireless networks of 802.11 IEEE standards as well as guidelines from agencies, like </text:span><text:span text:style-name="T89">the </text:span><text:span text:style-name="T90">National Institute of Standards and Technology (</text:span><text:span text:style-name="T71">NIST</text:span><text:span text:style-name="T90">)</text:span><text:span text:style-name="T71">, on defense recommendations against perpetrators. </text:span><text:span text:style-name="T85">But not every public facility follows the guidelines and this is why it is worth question to look into and test public Wi-Fi hotspots for vulnerabilities. However, it raises the questions of boundaries of penetration test execution and ethics </text:span><text:reference-mark-start text:name="ZOTERO_ITEM CSL_CITATION {&quot;citationID&quot;:&quot;2UMT1xDp&quot;,&quot;properties&quot;:{&quot;formattedCitation&quot;:&quot;(Happe &amp; Cito, 2023)&quot;,&quot;plainCitation&quot;:&quot;(Happe &amp; Cito, 2023)&quot;,&quot;noteIndex&quot;:0},&quot;citationItems&quot;:[{&quot;id&quot;:83,&quot;uris&quot;:[&quot;http://zotero.org/users/14655990/items/8NMBV9ZS&quot;],&quot;itemData&quot;:{&quot;id&quot;:83,&quot;type&quot;:&quot;paper-conference&quot;,&quot;abstract&quot;:&quot;Offensive security-tests are commonly employed to pro-actively discover potential vulnerabilities. They are performed by specialists, also known as penetration-testers or white-hat hackers. The chronic lack of available white-hat hackers prevents sufficient security test coverage of software. Research into automation tries to alleviate this problem by improving the efficiency of security testing. To achieve this, researchers and tool builders need a solid understanding of how hackers work, their assumptions, and pain points.  \n\nIn this paper, we present a first data-driven exploratory qualitative study of twelve security professionals, their work and problems occurring therein. We perform a thematic analysis to gain insights into the execution of security assignments, hackers' thought processes and encountered challenges. This analysis allows us to conclude with recommendations for researchers and tool builders, to increase the efficiency of their automation and identify novel areas for research.&quot;,&quot;collection-title&quot;:&quot;ESEC/FSE 2023&quot;,&quot;container-title&quot;:&quot;Proceedings of the 31st ACM Joint European Software Engineering Conference and Symposium on the Foundations of Software Engineering&quot;,&quot;DOI&quot;:&quot;10.1145/3611643.3613900&quot;,&quot;event-place&quot;:&quot;New York, NY, USA&quot;,&quot;ISBN&quot;:&quot;9798400703270&quot;,&quot;page&quot;:&quot;1669–1680&quot;,&quot;publisher&quot;:&quot;Association for Computing Machinery&quot;,&quot;publisher-place&quot;:&quot;New York, NY, USA&quot;,&quot;source&quot;:&quot;ACM Digital Library&quot;,&quot;title&quot;:&quot;Understanding Hackers’ Work: An Empirical Study of Offensive Security Practitioners&quot;,&quot;title-short&quot;:&quot;Understanding Hackers’ Work&quot;,&quot;URL&quot;:&quot;https://dl.acm.org/doi/10.1145/3611643.3613900&quot;,&quot;author&quot;:[{&quot;family&quot;:&quot;Happe&quot;,&quot;given&quot;:&quot;Andreas&quot;},{&quot;family&quot;:&quot;Cito&quot;,&quot;given&quot;:&quot;Jürgen&quot;}],&quot;accessed&quot;:{&quot;date-parts&quot;:[[&quot;2024&quot;,8,17]]},&quot;issued&quot;:{&quot;date-parts&quot;:[[&quot;2023&quot;,11,30]]}}}],&quot;schema&quot;:&quot;https://github.com/citation-style-language/schema/raw/master/csl-citation.json&quot;} RNDSIbCXGq2tS"/><text:span text:style-name="T85">(Happe &amp; Cito, 2023)</text:span><text:reference-mark-end text:name="ZOTERO_ITEM CSL_CITATION {&quot;citationID&quot;:&quot;2UMT1xDp&quot;,&quot;properties&quot;:{&quot;formattedCitation&quot;:&quot;(Happe &amp; Cito, 2023)&quot;,&quot;plainCitation&quot;:&quot;(Happe &amp; Cito, 2023)&quot;,&quot;noteIndex&quot;:0},&quot;citationItems&quot;:[{&quot;id&quot;:83,&quot;uris&quot;:[&quot;http://zotero.org/users/14655990/items/8NMBV9ZS&quot;],&quot;itemData&quot;:{&quot;id&quot;:83,&quot;type&quot;:&quot;paper-conference&quot;,&quot;abstract&quot;:&quot;Offensive security-tests are commonly employed to pro-actively discover potential vulnerabilities. They are performed by specialists, also known as penetration-testers or white-hat hackers. The chronic lack of available white-hat hackers prevents sufficient security test coverage of software. Research into automation tries to alleviate this problem by improving the efficiency of security testing. To achieve this, researchers and tool builders need a solid understanding of how hackers work, their assumptions, and pain points.  \n\nIn this paper, we present a first data-driven exploratory qualitative study of twelve security professionals, their work and problems occurring therein. We perform a thematic analysis to gain insights into the execution of security assignments, hackers' thought processes and encountered challenges. This analysis allows us to conclude with recommendations for researchers and tool builders, to increase the efficiency of their automation and identify novel areas for research.&quot;,&quot;collection-title&quot;:&quot;ESEC/FSE 2023&quot;,&quot;container-title&quot;:&quot;Proceedings of the 31st ACM Joint European Software Engineering Conference and Symposium on the Foundations of Software Engineering&quot;,&quot;DOI&quot;:&quot;10.1145/3611643.3613900&quot;,&quot;event-place&quot;:&quot;New York, NY, USA&quot;,&quot;ISBN&quot;:&quot;9798400703270&quot;,&quot;page&quot;:&quot;1669–1680&quot;,&quot;publisher&quot;:&quot;Association for Computing Machinery&quot;,&quot;publisher-place&quot;:&quot;New York, NY, USA&quot;,&quot;source&quot;:&quot;ACM Digital Library&quot;,&quot;title&quot;:&quot;Understanding Hackers’ Work: An Empirical Study of Offensive Security Practitioners&quot;,&quot;title-short&quot;:&quot;Understanding Hackers’ Work&quot;,&quot;URL&quot;:&quot;https://dl.acm.org/doi/10.1145/3611643.3613900&quot;,&quot;author&quot;:[{&quot;family&quot;:&quot;Happe&quot;,&quot;given&quot;:&quot;Andreas&quot;},{&quot;family&quot;:&quot;Cito&quot;,&quot;given&quot;:&quot;Jürgen&quot;}],&quot;accessed&quot;:{&quot;date-parts&quot;:[[&quot;2024&quot;,8,17]]},&quot;issued&quot;:{&quot;date-parts&quot;:[[&quot;2023&quot;,11,30]]}}}],&quot;schema&quot;:&quot;https://github.com/citation-style-language/schema/raw/master/csl-citation.json&quot;} RNDSIbCXGq2tS"/><text:span text:style-name="T85">.</text:span></text:p>
      <text:p text:style-name="P32"/>
      <text:p text:style-name="P32"><text:span text:style-name="T109">P</text:span><text:span text:style-name="T35">ublic Wi-Fi safety is a crucial subject to investigate because it can provide useful intel on potential actions to take in order to localise and decrease the amount of cybercrime cases. Another possible benefit is raising the cyber security awareness of people who use public Wi-Fi. <text:s/>C</text:span><text:span text:style-name="T36">yber security awareness </text:span><text:span text:style-name="T37">is </text:span><text:span text:style-name="T36">often addressed separately in articles and user best-practice guides </text:span><text:span text:style-name="T7">from </text:span><text:span text:style-name="T38">institutions </text:span><text:soft-page-break/><text:span text:style-name="T38">like </text:span><text:span text:style-name="T15">the </text:span><text:span text:style-name="T38">European Cybercrime Centre (EC3) or </text:span><text:span text:style-name="T36">companies like Kaspersky or NordVPN. </text:span><text:span text:style-name="T6">Another point of view </text:span><text:span text:style-name="T7">that is worth exploration </text:span><text:span text:style-name="T6">is the user experience and </text:span><text:span text:style-name="T39">behaviour</text:span><text:span text:style-name="T6"> of people in regards to usage of public Wi-Fi, </text:span><text:span text:style-name="T7">because apart from technologies, </text:span><text:span text:style-name="T12">the </text:span><text:span text:style-name="T7">human factor contributes greatly to overall security. Existence of refined encryption methods does not mean that a manager of </text:span><text:span text:style-name="T12">a </text:span><text:span text:style-name="T7">public facility will choose to buy a modern router over the one that is cheaper but does not support </text:span><text:span text:style-name="T12">the </text:span><text:span text:style-name="T7">latest security protocols. </text:span><text:span text:style-name="T12">Additionally, a</text:span><text:span text:style-name="T7"> </text:span><text:span text:style-name="T40">user of the network might expose their personal data if they are not cautious while connecting to </text:span><text:span text:style-name="T37">an </text:span><text:span text:style-name="T40">unsecure</text:span><text:span text:style-name="T37">d</text:span><text:span text:style-name="T40"> network.</text:span><text:span text:style-name="T36"> </text:span><text:span text:style-name="T15">It may not be the case that</text:span><text:span text:style-name="T40"> people follow the recommendations </text:span><text:span text:style-name="T15">for security which will</text:span><text:span text:style-name="T37"> </text:span><text:span text:style-name="T40">enrich the overall public Wi-Fi security outlook. </text:span><text:span text:style-name="T7">More than that, digital literacy can differ depending on a country </text:span><text:reference-mark-start text:name="ZOTERO_ITEM CSL_CITATION {&quot;citationID&quot;:&quot;B4xFZrqp&quot;,&quot;properties&quot;:{&quot;formattedCitation&quot;:&quot;(Herbert et al., 2023)&quot;,&quot;plainCitation&quot;:&quot;(Herbert et al., 2023)&quot;,&quot;noteIndex&quot;:0},&quot;citationItems&quot;:[{&quot;id&quot;:13,&quot;uris&quot;:[&quot;http://zotero.org/users/14655990/items/PBCIN2X4&quot;],&quot;itemData&quot;:{&quot;id&quot;:13,&quot;type&quot;:&quot;paper-conference&quot;,&quot;abstract&quot;:&quot;Misconceptions about digital security and privacy topics in the general public frequently lead to insecure behavior. However, little is known about the prevalence and extent of such misconceptions in a global context. In this work, we present the results of the first large-scale survey of a global population on misconceptions: We conducted an online survey with n = 12, 351&amp;nbsp;participants in 12&amp;nbsp;countries on four continents. By investigating influencing factors of misconceptions around eight common security and privacy topics (including E2EE, Wi-Fi, VPN, and malware), we find the country of residence to be the strongest estimate for holding misconceptions. We also identify differences between non-Western and Western countries, demonstrating the need for region-specific research on user security knowledge, perceptions, and behavior. While we did not observe many outright misconceptions, we did identify a lack of understanding and uncertainty about several fundamental privacy and security topics.&quot;,&quot;collection-title&quot;:&quot;CHI '23&quot;,&quot;container-title&quot;:&quot;Proceedings of the 2023 CHI Conference on Human Factors in Computing Systems&quot;,&quot;DOI&quot;:&quot;10.1145/3544548.3581410&quot;,&quot;event-place&quot;:&quot;New York, NY, USA&quot;,&quot;ISBN&quot;:&quot;978-1-4503-9421-5&quot;,&quot;page&quot;:&quot;1–23&quot;,&quot;publisher&quot;:&quot;Association for Computing Machinery&quot;,&quot;publisher-place&quot;:&quot;New York, NY, USA&quot;,&quot;source&quot;:&quot;ACM Digital Library&quot;,&quot;title&quot;:&quot;A World Full of Privacy and Security (Mis)conceptions? Findings of a Representative Survey in 12 Countries&quot;,&quot;title-short&quot;:&quot;A World Full of Privacy and Security (Mis)conceptions?&quot;,&quot;URL&quot;:&quot;https://dl.acm.org/doi/10.1145/3544548.3581410&quot;,&quot;author&quot;:[{&quot;family&quot;:&quot;Herbert&quot;,&quot;given&quot;:&quot;Franziska&quot;},{&quot;family&quot;:&quot;Becker&quot;,&quot;given&quot;:&quot;Steffen&quot;},{&quot;family&quot;:&quot;Schaewitz&quot;,&quot;given&quot;:&quot;Leonie&quot;},{&quot;family&quot;:&quot;Hielscher&quot;,&quot;given&quot;:&quot;Jonas&quot;},{&quot;family&quot;:&quot;Kowalewski&quot;,&quot;given&quot;:&quot;Marvin&quot;},{&quot;family&quot;:&quot;Sasse&quot;,&quot;given&quot;:&quot;Angela&quot;},{&quot;family&quot;:&quot;Acar&quot;,&quot;given&quot;:&quot;Yasemin&quot;},{&quot;family&quot;:&quot;Dürmuth&quot;,&quot;given&quot;:&quot;Markus&quot;}],&quot;accessed&quot;:{&quot;date-parts&quot;:[[&quot;2024&quot;,8,3]]},&quot;issued&quot;:{&quot;date-parts&quot;:[[&quot;2023&quot;,4,19]]}}}],&quot;schema&quot;:&quot;https://github.com/citation-style-language/schema/raw/master/csl-citation.json&quot;} RNDL5mZtM513n"/><text:span text:style-name="T7">(Herbert et al., 2023)</text:span><text:reference-mark-end text:name="ZOTERO_ITEM CSL_CITATION {&quot;citationID&quot;:&quot;B4xFZrqp&quot;,&quot;properties&quot;:{&quot;formattedCitation&quot;:&quot;(Herbert et al., 2023)&quot;,&quot;plainCitation&quot;:&quot;(Herbert et al., 2023)&quot;,&quot;noteIndex&quot;:0},&quot;citationItems&quot;:[{&quot;id&quot;:13,&quot;uris&quot;:[&quot;http://zotero.org/users/14655990/items/PBCIN2X4&quot;],&quot;itemData&quot;:{&quot;id&quot;:13,&quot;type&quot;:&quot;paper-conference&quot;,&quot;abstract&quot;:&quot;Misconceptions about digital security and privacy topics in the general public frequently lead to insecure behavior. However, little is known about the prevalence and extent of such misconceptions in a global context. In this work, we present the results of the first large-scale survey of a global population on misconceptions: We conducted an online survey with n = 12, 351&amp;nbsp;participants in 12&amp;nbsp;countries on four continents. By investigating influencing factors of misconceptions around eight common security and privacy topics (including E2EE, Wi-Fi, VPN, and malware), we find the country of residence to be the strongest estimate for holding misconceptions. We also identify differences between non-Western and Western countries, demonstrating the need for region-specific research on user security knowledge, perceptions, and behavior. While we did not observe many outright misconceptions, we did identify a lack of understanding and uncertainty about several fundamental privacy and security topics.&quot;,&quot;collection-title&quot;:&quot;CHI '23&quot;,&quot;container-title&quot;:&quot;Proceedings of the 2023 CHI Conference on Human Factors in Computing Systems&quot;,&quot;DOI&quot;:&quot;10.1145/3544548.3581410&quot;,&quot;event-place&quot;:&quot;New York, NY, USA&quot;,&quot;ISBN&quot;:&quot;978-1-4503-9421-5&quot;,&quot;page&quot;:&quot;1–23&quot;,&quot;publisher&quot;:&quot;Association for Computing Machinery&quot;,&quot;publisher-place&quot;:&quot;New York, NY, USA&quot;,&quot;source&quot;:&quot;ACM Digital Library&quot;,&quot;title&quot;:&quot;A World Full of Privacy and Security (Mis)conceptions? Findings of a Representative Survey in 12 Countries&quot;,&quot;title-short&quot;:&quot;A World Full of Privacy and Security (Mis)conceptions?&quot;,&quot;URL&quot;:&quot;https://dl.acm.org/doi/10.1145/3544548.3581410&quot;,&quot;author&quot;:[{&quot;family&quot;:&quot;Herbert&quot;,&quot;given&quot;:&quot;Franziska&quot;},{&quot;family&quot;:&quot;Becker&quot;,&quot;given&quot;:&quot;Steffen&quot;},{&quot;family&quot;:&quot;Schaewitz&quot;,&quot;given&quot;:&quot;Leonie&quot;},{&quot;family&quot;:&quot;Hielscher&quot;,&quot;given&quot;:&quot;Jonas&quot;},{&quot;family&quot;:&quot;Kowalewski&quot;,&quot;given&quot;:&quot;Marvin&quot;},{&quot;family&quot;:&quot;Sasse&quot;,&quot;given&quot;:&quot;Angela&quot;},{&quot;family&quot;:&quot;Acar&quot;,&quot;given&quot;:&quot;Yasemin&quot;},{&quot;family&quot;:&quot;Dürmuth&quot;,&quot;given&quot;:&quot;Markus&quot;}],&quot;accessed&quot;:{&quot;date-parts&quot;:[[&quot;2024&quot;,8,3]]},&quot;issued&quot;:{&quot;date-parts&quot;:[[&quot;2023&quot;,4,19]]}}}],&quot;schema&quot;:&quot;https://github.com/citation-style-language/schema/raw/master/csl-citation.json&quot;} RNDL5mZtM513n"/><text:span text:style-name="T7"> – some countries are more digiti</text:span><text:span text:style-name="T37">s</text:span><text:span text:style-name="T7">ed than others </text:span><text:span text:style-name="T41">and</text:span><text:span text:style-name="T7"> the </text:span><text:span text:style-name="T41">attitude towards cyber security varies. Thus, for example The Australian Signals Directorate </text:span><text:span text:style-name="T38">developed </text:span><text:span text:style-name="T37">an </text:span><text:span text:style-name="T38">Information Security Manual (ISM), the National Institute of Standards and Technology in the USA created cyber security standards – </text:span><text:span text:style-name="T42">organizations and individuals can reference these documents to establish defense against cyber attacks</text:span><text:span text:style-name="T41">. In presented work the main focus will be </text:span><text:span text:style-name="T37">the </text:span><text:span text:style-name="T41">situation </text:span><text:span text:style-name="T38">in New Zealand. </text:span><text:span text:style-name="T42">New Zealand has undertaken a rapid strategy in digiti</text:span><text:span text:style-name="T37">s</text:span><text:span text:style-name="T42">ation and addressed the problem of cyber security as well.</text:span></text:p>
      <text:p text:style-name="Heading_20_3"/>
      <text:p text:style-name="P19"><text:span text:style-name="T112">1. </text:span>Security testing</text:p>
      <text:p text:style-name="P52"><text:span text:style-name="T93">The research piece, conducted by Happe and Cito </text:span><text:reference-mark-start text:name="ZOTERO_ITEM CSL_CITATION {&quot;citationID&quot;:&quot;B8ITYg7p&quot;,&quot;properties&quot;:{&quot;formattedCitation&quot;:&quot;(2023)&quot;,&quot;plainCitation&quot;:&quot;(2023)&quot;,&quot;noteIndex&quot;:0},&quot;citationItems&quot;:[{&quot;id&quot;:83,&quot;uris&quot;:[&quot;http://zotero.org/users/14655990/items/8NMBV9ZS&quot;],&quot;itemData&quot;:{&quot;id&quot;:83,&quot;type&quot;:&quot;paper-conference&quot;,&quot;abstract&quot;:&quot;Offensive security-tests are commonly employed to pro-actively discover potential vulnerabilities. They are performed by specialists, also known as penetration-testers or white-hat hackers. The chronic lack of available white-hat hackers prevents sufficient security test coverage of software. Research into automation tries to alleviate this problem by improving the efficiency of security testing. To achieve this, researchers and tool builders need a solid understanding of how hackers work, their assumptions, and pain points.  \n\nIn this paper, we present a first data-driven exploratory qualitative study of twelve security professionals, their work and problems occurring therein. We perform a thematic analysis to gain insights into the execution of security assignments, hackers' thought processes and encountered challenges. This analysis allows us to conclude with recommendations for researchers and tool builders, to increase the efficiency of their automation and identify novel areas for research.&quot;,&quot;collection-title&quot;:&quot;ESEC/FSE 2023&quot;,&quot;container-title&quot;:&quot;Proceedings of the 31st ACM Joint European Software Engineering Conference and Symposium on the Foundations of Software Engineering&quot;,&quot;DOI&quot;:&quot;10.1145/3611643.3613900&quot;,&quot;event-place&quot;:&quot;New York, NY, USA&quot;,&quot;ISBN&quot;:&quot;9798400703270&quot;,&quot;page&quot;:&quot;1669–1680&quot;,&quot;publisher&quot;:&quot;Association for Computing Machinery&quot;,&quot;publisher-place&quot;:&quot;New York, NY, USA&quot;,&quot;source&quot;:&quot;ACM Digital Library&quot;,&quot;title&quot;:&quot;Understanding Hackers’ Work: An Empirical Study of Offensive Security Practitioners&quot;,&quot;title-short&quot;:&quot;Understanding Hackers’ Work&quot;,&quot;URL&quot;:&quot;https://dl.acm.org/doi/10.1145/3611643.3613900&quot;,&quot;author&quot;:[{&quot;family&quot;:&quot;Happe&quot;,&quot;given&quot;:&quot;Andreas&quot;},{&quot;family&quot;:&quot;Cito&quot;,&quot;given&quot;:&quot;Jürgen&quot;}],&quot;accessed&quot;:{&quot;date-parts&quot;:[[&quot;2024&quot;,8,17]]},&quot;issued&quot;:{&quot;date-parts&quot;:[[&quot;2023&quot;,11,30]]}},&quot;label&quot;:&quot;page&quot;,&quot;suppress-author&quot;:true}],&quot;schema&quot;:&quot;https://github.com/citation-style-language/schema/raw/master/csl-citation.json&quot;} RNDjLXAJirjbj"/><text:span text:style-name="T93">(2023)</text:span><text:reference-mark-end text:name="ZOTERO_ITEM CSL_CITATION {&quot;citationID&quot;:&quot;B8ITYg7p&quot;,&quot;properties&quot;:{&quot;formattedCitation&quot;:&quot;(2023)&quot;,&quot;plainCitation&quot;:&quot;(2023)&quot;,&quot;noteIndex&quot;:0},&quot;citationItems&quot;:[{&quot;id&quot;:83,&quot;uris&quot;:[&quot;http://zotero.org/users/14655990/items/8NMBV9ZS&quot;],&quot;itemData&quot;:{&quot;id&quot;:83,&quot;type&quot;:&quot;paper-conference&quot;,&quot;abstract&quot;:&quot;Offensive security-tests are commonly employed to pro-actively discover potential vulnerabilities. They are performed by specialists, also known as penetration-testers or white-hat hackers. The chronic lack of available white-hat hackers prevents sufficient security test coverage of software. Research into automation tries to alleviate this problem by improving the efficiency of security testing. To achieve this, researchers and tool builders need a solid understanding of how hackers work, their assumptions, and pain points.  \n\nIn this paper, we present a first data-driven exploratory qualitative study of twelve security professionals, their work and problems occurring therein. We perform a thematic analysis to gain insights into the execution of security assignments, hackers' thought processes and encountered challenges. This analysis allows us to conclude with recommendations for researchers and tool builders, to increase the efficiency of their automation and identify novel areas for research.&quot;,&quot;collection-title&quot;:&quot;ESEC/FSE 2023&quot;,&quot;container-title&quot;:&quot;Proceedings of the 31st ACM Joint European Software Engineering Conference and Symposium on the Foundations of Software Engineering&quot;,&quot;DOI&quot;:&quot;10.1145/3611643.3613900&quot;,&quot;event-place&quot;:&quot;New York, NY, USA&quot;,&quot;ISBN&quot;:&quot;9798400703270&quot;,&quot;page&quot;:&quot;1669–1680&quot;,&quot;publisher&quot;:&quot;Association for Computing Machinery&quot;,&quot;publisher-place&quot;:&quot;New York, NY, USA&quot;,&quot;source&quot;:&quot;ACM Digital Library&quot;,&quot;title&quot;:&quot;Understanding Hackers’ Work: An Empirical Study of Offensive Security Practitioners&quot;,&quot;title-short&quot;:&quot;Understanding Hackers’ Work&quot;,&quot;URL&quot;:&quot;https://dl.acm.org/doi/10.1145/3611643.3613900&quot;,&quot;author&quot;:[{&quot;family&quot;:&quot;Happe&quot;,&quot;given&quot;:&quot;Andreas&quot;},{&quot;family&quot;:&quot;Cito&quot;,&quot;given&quot;:&quot;Jürgen&quot;}],&quot;accessed&quot;:{&quot;date-parts&quot;:[[&quot;2024&quot;,8,17]]},&quot;issued&quot;:{&quot;date-parts&quot;:[[&quot;2023&quot;,11,30]]}},&quot;label&quot;:&quot;page&quot;,&quot;suppress-author&quot;:true}],&quot;schema&quot;:&quot;https://github.com/citation-style-language/schema/raw/master/csl-citation.json&quot;} RNDjLXAJirjbj"/><text:span text:style-name="T93"> explores the subtleties of security testing. In regards to current work the most valuable information is about </text:span><text:span text:style-name="T94">P</text:span><text:span text:style-name="T93">enetration </text:span><text:span text:style-name="T94">T</text:span><text:span text:style-name="T93">esting and </text:span><text:span text:style-name="T94">V</text:span><text:span text:style-name="T93">ulnerability </text:span><text:span text:style-name="T94">A</text:span><text:span text:style-name="T93">ssessment. </text:span><text:span text:style-name="T94">The main objective of Vulnerability Assessment</text:span><text:span text:style-name="T93"> </text:span><text:span text:style-name="T94">is overall evaluation and providing summary of vulnerabilities. On the other hand, Penetration Testing delves deeper into the target system. Vulnerability Assessment usually precedes Penetration Testing. The main authors’ <text:s/>goal of the uncover the specifics of ethical hacking through qualitative research.</text:span></text:p>
      <text:p text:style-name="Heading_20_3"><text:span text:style-name="T112">2. </text:span>Question of ethics</text:p>
      <text:p text:style-name="normal"><text:span text:style-name="T91">In their research Formosa et al. </text:span><text:reference-mark-start text:name="ZOTERO_ITEM CSL_CITATION {&quot;citationID&quot;:&quot;CTUu47fL&quot;,&quot;properties&quot;:{&quot;formattedCitation&quot;:&quot;(2021)&quot;,&quot;plainCitation&quot;:&quot;(2021)&quot;,&quot;noteIndex&quot;:0},&quot;citationItems&quot;:[{&quot;id&quot;:85,&quot;uris&quot;:[&quot;http://zotero.org/users/14655990/items/EJW5QBEI&quot;],&quot;itemData&quot;:{&quot;id&quot;:85,&quot;type&quot;:&quot;article-journal&quot;,&quot;abstract&quot;:&quot;The ethical issues raised by cybersecurity practices and technologies are of critical importance. However, there is disagreement about what is the best ethical framework for understanding those issues. In this paper we seek to address this shortcoming through the introduction of a principlist ethical framework for cybersecurity that builds on existing work in adjacent fields of applied ethics, bioethics, and AI ethics. By redeploying the AI4People framework, we develop a domain-relevant specification of five ethical principles in cybersecurity: beneficence, non-maleficence, autonomy, justice, and explicability. We then illustrate the advantages of this principlist framework by examining the ethical issues raised by four common cybersecurity contexts: penetration testing, distributed denial of service attacks (DDoS), ransomware, and system administration. These case analyses demonstrate the utility of this principlist framework as a basis for understanding cybersecurity ethics and for cultivating the ethical expertise and ethical sensitivity of cybersecurity professionals and other stakeholders.&quot;,&quot;container-title&quot;:&quot;Computers &amp; Security&quot;,&quot;DOI&quot;:&quot;10.1016/j.cose.2021.102382&quot;,&quot;ISSN&quot;:&quot;0167-4048&quot;,&quot;journalAbbreviation&quot;:&quot;Computers &amp; Security&quot;,&quot;page&quot;:&quot;102382&quot;,&quot;source&quot;:&quot;ScienceDirect&quot;,&quot;title&quot;:&quot;A principlist framework for cybersecurity ethics&quot;,&quot;volume&quot;:&quot;109&quot;,&quot;author&quot;:[{&quot;family&quot;:&quot;Formosa&quot;,&quot;given&quot;:&quot;Paul&quot;},{&quot;family&quot;:&quot;Wilson&quot;,&quot;given&quot;:&quot;Michael&quot;},{&quot;family&quot;:&quot;Richards&quot;,&quot;given&quot;:&quot;Deborah&quot;}],&quot;issued&quot;:{&quot;date-parts&quot;:[[&quot;2021&quot;,10,1]]}},&quot;label&quot;:&quot;page&quot;,&quot;suppress-author&quot;:true}],&quot;schema&quot;:&quot;https://github.com/citation-style-language/schema/raw/master/csl-citation.json&quot;} RNDsq0zJoINA1"/><text:span text:style-name="T91">(2021)</text:span><text:reference-mark-end text:name="ZOTERO_ITEM CSL_CITATION {&quot;citationID&quot;:&quot;CTUu47fL&quot;,&quot;properties&quot;:{&quot;formattedCitation&quot;:&quot;(2021)&quot;,&quot;plainCitation&quot;:&quot;(2021)&quot;,&quot;noteIndex&quot;:0},&quot;citationItems&quot;:[{&quot;id&quot;:85,&quot;uris&quot;:[&quot;http://zotero.org/users/14655990/items/EJW5QBEI&quot;],&quot;itemData&quot;:{&quot;id&quot;:85,&quot;type&quot;:&quot;article-journal&quot;,&quot;abstract&quot;:&quot;The ethical issues raised by cybersecurity practices and technologies are of critical importance. However, there is disagreement about what is the best ethical framework for understanding those issues. In this paper we seek to address this shortcoming through the introduction of a principlist ethical framework for cybersecurity that builds on existing work in adjacent fields of applied ethics, bioethics, and AI ethics. By redeploying the AI4People framework, we develop a domain-relevant specification of five ethical principles in cybersecurity: beneficence, non-maleficence, autonomy, justice, and explicability. We then illustrate the advantages of this principlist framework by examining the ethical issues raised by four common cybersecurity contexts: penetration testing, distributed denial of service attacks (DDoS), ransomware, and system administration. These case analyses demonstrate the utility of this principlist framework as a basis for understanding cybersecurity ethics and for cultivating the ethical expertise and ethical sensitivity of cybersecurity professionals and other stakeholders.&quot;,&quot;container-title&quot;:&quot;Computers &amp; Security&quot;,&quot;DOI&quot;:&quot;10.1016/j.cose.2021.102382&quot;,&quot;ISSN&quot;:&quot;0167-4048&quot;,&quot;journalAbbreviation&quot;:&quot;Computers &amp; Security&quot;,&quot;page&quot;:&quot;102382&quot;,&quot;source&quot;:&quot;ScienceDirect&quot;,&quot;title&quot;:&quot;A principlist framework for cybersecurity ethics&quot;,&quot;volume&quot;:&quot;109&quot;,&quot;author&quot;:[{&quot;family&quot;:&quot;Formosa&quot;,&quot;given&quot;:&quot;Paul&quot;},{&quot;family&quot;:&quot;Wilson&quot;,&quot;given&quot;:&quot;Michael&quot;},{&quot;family&quot;:&quot;Richards&quot;,&quot;given&quot;:&quot;Deborah&quot;}],&quot;issued&quot;:{&quot;date-parts&quot;:[[&quot;2021&quot;,10,1]]}},&quot;label&quot;:&quot;page&quot;,&quot;suppress-author&quot;:true}],&quot;schema&quot;:&quot;https://github.com/citation-style-language/schema/raw/master/csl-citation.json&quot;} RNDsq0zJoINA1"/><text:span text:style-name="T91"> cover the theme of ethics in security testing. The point out that the question of ethics often gets left out of the scope of standards. Therefore, they have analysed major security testing standards and compiled their own framework based on five principles: beneficence, non-maleficence, autonomy, justice, and explicability in a cyber security context. Each principle maps to one or more guidelines in existing standards. Their framework is adjusted to penetration testing domain, although there is still a gap in regards to the case when company or organisation fails to fix the reported vulnerability. The actions of the tester depend on the context </text:span><text:reference-mark-start text:name="ZOTERO_ITEM CSL_CITATION {&quot;citationID&quot;:&quot;hzWPRYGC&quot;,&quot;properties&quot;:{&quot;formattedCitation&quot;:&quot;(Formosa et al., 2021)&quot;,&quot;plainCitation&quot;:&quot;(Formosa et al., 2021)&quot;,&quot;noteIndex&quot;:0},&quot;citationItems&quot;:[{&quot;id&quot;:85,&quot;uris&quot;:[&quot;http://zotero.org/users/14655990/items/EJW5QBEI&quot;],&quot;itemData&quot;:{&quot;id&quot;:85,&quot;type&quot;:&quot;article-journal&quot;,&quot;abstract&quot;:&quot;The ethical issues raised by cybersecurity practices and technologies are of critical importance. However, there is disagreement about what is the best ethical framework for understanding those issues. In this paper we seek to address this shortcoming through the introduction of a principlist ethical framework for cybersecurity that builds on existing work in adjacent fields of applied ethics, bioethics, and AI ethics. By redeploying the AI4People framework, we develop a domain-relevant specification of five ethical principles in cybersecurity: beneficence, non-maleficence, autonomy, justice, and explicability. We then illustrate the advantages of this principlist framework by examining the ethical issues raised by four common cybersecurity contexts: penetration testing, distributed denial of service attacks (DDoS), ransomware, and system administration. These case analyses demonstrate the utility of this principlist framework as a basis for understanding cybersecurity ethics and for cultivating the ethical expertise and ethical sensitivity of cybersecurity professionals and other stakeholders.&quot;,&quot;container-title&quot;:&quot;Computers &amp; Security&quot;,&quot;DOI&quot;:&quot;10.1016/j.cose.2021.102382&quot;,&quot;ISSN&quot;:&quot;0167-4048&quot;,&quot;journalAbbreviation&quot;:&quot;Computers &amp; Security&quot;,&quot;page&quot;:&quot;102382&quot;,&quot;source&quot;:&quot;ScienceDirect&quot;,&quot;title&quot;:&quot;A principlist framework for cybersecurity ethics&quot;,&quot;volume&quot;:&quot;109&quot;,&quot;author&quot;:[{&quot;family&quot;:&quot;Formosa&quot;,&quot;given&quot;:&quot;Paul&quot;},{&quot;family&quot;:&quot;Wilson&quot;,&quot;given&quot;:&quot;Michael&quot;},{&quot;family&quot;:&quot;Richards&quot;,&quot;given&quot;:&quot;Deborah&quot;}],&quot;issued&quot;:{&quot;date-parts&quot;:[[&quot;2021&quot;,10,1]]}}}],&quot;schema&quot;:&quot;https://github.com/citation-style-language/schema/raw/master/csl-citation.json&quot;} RNDWeVrflksPG"/><text:span text:style-name="T91">(Formosa et al., 2021)</text:span><text:reference-mark-end text:name="ZOTERO_ITEM CSL_CITATION {&quot;citationID&quot;:&quot;hzWPRYGC&quot;,&quot;properties&quot;:{&quot;formattedCitation&quot;:&quot;(Formosa et al., 2021)&quot;,&quot;plainCitation&quot;:&quot;(Formosa et al., 2021)&quot;,&quot;noteIndex&quot;:0},&quot;citationItems&quot;:[{&quot;id&quot;:85,&quot;uris&quot;:[&quot;http://zotero.org/users/14655990/items/EJW5QBEI&quot;],&quot;itemData&quot;:{&quot;id&quot;:85,&quot;type&quot;:&quot;article-journal&quot;,&quot;abstract&quot;:&quot;The ethical issues raised by cybersecurity practices and technologies are of critical importance. However, there is disagreement about what is the best ethical framework for understanding those issues. In this paper we seek to address this shortcoming through the introduction of a principlist ethical framework for cybersecurity that builds on existing work in adjacent fields of applied ethics, bioethics, and AI ethics. By redeploying the AI4People framework, we develop a domain-relevant specification of five ethical principles in cybersecurity: beneficence, non-maleficence, autonomy, justice, and explicability. We then illustrate the advantages of this principlist framework by examining the ethical issues raised by four common cybersecurity contexts: penetration testing, distributed denial of service attacks (DDoS), ransomware, and system administration. These case analyses demonstrate the utility of this principlist framework as a basis for understanding cybersecurity ethics and for cultivating the ethical expertise and ethical sensitivity of cybersecurity professionals and other stakeholders.&quot;,&quot;container-title&quot;:&quot;Computers &amp; Security&quot;,&quot;DOI&quot;:&quot;10.1016/j.cose.2021.102382&quot;,&quot;ISSN&quot;:&quot;0167-4048&quot;,&quot;journalAbbreviation&quot;:&quot;Computers &amp; Security&quot;,&quot;page&quot;:&quot;102382&quot;,&quot;source&quot;:&quot;ScienceDirect&quot;,&quot;title&quot;:&quot;A principlist framework for cybersecurity ethics&quot;,&quot;volume&quot;:&quot;109&quot;,&quot;author&quot;:[{&quot;family&quot;:&quot;Formosa&quot;,&quot;given&quot;:&quot;Paul&quot;},{&quot;family&quot;:&quot;Wilson&quot;,&quot;given&quot;:&quot;Michael&quot;},{&quot;family&quot;:&quot;Richards&quot;,&quot;given&quot;:&quot;Deborah&quot;}],&quot;issued&quot;:{&quot;date-parts&quot;:[[&quot;2021&quot;,10,1]]}}}],&quot;schema&quot;:&quot;https://github.com/citation-style-language/schema/raw/master/csl-citation.json&quot;} RNDWeVrflksPG"/><text:span text:style-name="T91">.</text:span></text:p>
      <text:p text:style-name="P20"/>
      <text:p text:style-name="P21"><text:span text:style-name="T112">3</text:span><text:span text:style-name="T34">. P</text:span><text:span text:style-name="T8">ublic </text:span><text:span text:style-name="T33">Wi-Fi </text:span><text:span text:style-name="T34">and v</text:span><text:span text:style-name="T8">ulnerabilities</text:span></text:p>
      <text:p text:style-name="P30"><text:span text:style-name="T33">The evaluation of security level in contemporary Wi-Fi networks first requires the understanding of vulnerabilities. </text:span><text:span text:style-name="T43">Wireless Local Area Networks (WLANs) are considered less protected because transmissions can be intercepted or altered with relative ease. In order to monitor the traffic on wired network the attacker needs to physically access the system. On the other hand, for WLAN it is sufficient to be within the range of transmission signal.</text:span></text:p>
      <text:p text:style-name="P33"><text:span text:style-name="T18">As</text:span><text:span text:style-name="T43"> Patra and Mukherjee </text:span><text:reference-mark-start text:name="ZOTERO_ITEM CSL_CITATION {&quot;citationID&quot;:&quot;oKkaaS84&quot;,&quot;properties&quot;:{&quot;formattedCitation&quot;:&quot;(2021)&quot;,&quot;plainCitation&quot;:&quot;(2021)&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label&quot;:&quot;page&quot;,&quot;suppress-author&quot;:true}],&quot;schema&quot;:&quot;https://github.com/citation-style-language/schema/raw/master/csl-citation.json&quot;} RNDKwuIwOI0pC"/><text:span text:style-name="T43">(2021)</text:span><text:reference-mark-end text:name="ZOTERO_ITEM CSL_CITATION {&quot;citationID&quot;:&quot;oKkaaS84&quot;,&quot;properties&quot;:{&quot;formattedCitation&quot;:&quot;(2021)&quot;,&quot;plainCitation&quot;:&quot;(2021)&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label&quot;:&quot;page&quot;,&quot;suppress-author&quot;:true}],&quot;schema&quot;:&quot;https://github.com/citation-style-language/schema/raw/master/csl-citation.json&quot;} RNDKwuIwOI0pC"/><text:span text:style-name="T14"> </text:span><text:span text:style-name="T18">state in their work, </text:span><text:span text:style-name="T44">the main vulnerabilities that Wi-Fi suffers </text:span><text:span text:style-name="T17">from are: weak or non-existent authentication, default configurations and non-existent </text:span><text:span text:style-name="T18">or</text:span><text:span text:style-name="T17"> old encryption </text:span><text:span text:style-name="T106">methods</text:span><text:span text:style-name="T17">, such as </text:span><text:span text:style-name="T23">Wired Equivalent Privacy (WEP)</text:span><text:span text:style-name="T17">. </text:span><text:span text:style-name="T18">A perpetrator can exploit these vulnerabilities and perform and attack where they gain access to data they are not supposed to. These attacks can be passive and active. The researchers claim, that passive attacks are more difficult to detect. During passive attack the content of messages sent over the network is not altered </text:span><text:span text:style-name="T114">and attacker monitors the network traffic</text:span><text:span text:style-name="T18">. Active attacks include gaining unauthori</text:span><text:span text:style-name="T30">s</text:span><text:span text:style-name="T18">ed access, Man in the Middle attack (MITM), Session Hijacking, Replay attack and others. These attacks, on the other hand, involve changing the information that gets transmitted or sabotaging user’s connection.</text:span></text:p>
      <text:p text:style-name="Heading_20_4"><text:span text:style-name="T112">3</text:span><text:span text:style-name="T34">.1 </text:span>Passwords</text:p>
      <text:p text:style-name="P26"><text:span text:style-name="T69">Moving on to the question </text:span><text:span text:style-name="T63">of</text:span><text:span text:style-name="T69"> passwords – Veroni et al. </text:span><text:reference-mark-start text:name="ZOTERO_ITEM CSL_CITATION {&quot;citationID&quot;:&quot;HkVds5FO&quot;,&quot;properties&quot;:{&quot;formattedCitation&quot;:&quot;(2022a)&quot;,&quot;plainCitation&quot;:&quot;(2022a)&quot;,&quot;noteIndex&quot;:0},&quot;citationItems&quot;:[{&quot;id&quot;:&quot;XqXHkWZA/her3Lwdu&quot;,&quot;uris&quot;:[&quot;http://zotero.org/users/14655990/items/UP98GEBK&quot;],&quot;itemData&quot;:{&quot;id&quot;:65,&quot;type&quot;:&quot;article-journal&quot;,&quot;abstract&quot;:&quot;Passwords remain the most common method of authentication in computers and networks. Thus, passwords have been the prime targets of attackers, and the number of data breaches in the last few years proves the high value of passwords. A detailed analysis of such data can provide insight on password trends and patterns users follow when they create a password. While there is a wealth of research investigating online password choices, to the best of our knowledge, there are no studies specifically designed to capture user behavior towards Wi-Fi passwords. In this paper, we perform a large-scale analysis of Wi-Fi passwords categorizing them as public Wi-Fi passwords created for Wi-Fi hotspots and private Wi-Fi passwords created for private/home Wi-Fi installations. First, we analyze public Wi-Fi passwords by collecting and analyzing a corpus of more than one million passwords of Wi-Fi hotspots. The aim of the analysis of public Wi-Fi passwords is to reveal password characteristics and compare them against web account passwords, to discover similarities and differences between them. While comparing the collected dataset with a set of popular leaked web password databases, several similarities between them can be identified, despite the fact that these password categories serve different purposes. Secondly, we explore through an online survey, the characteristics of passwords in private/home Wi-Fi installations. The aim is to give greater insight into private Wi-Fi password selection of users and highlight password trends when it comes to context, length, strength and architecture. Results reveal that users follow several poor security practices when selecting their private Wi-Fi passwords and tend to underestimate their importance with regards to their security and privacy. To the best of the authors’ knowledge, this is the first work to examine Wi-Fi passwords characteristics and shed light on how users choose them in terms of structure and composition.&quot;,&quot;container-title&quot;:&quot;Journal of Information Security and Applications&quot;,&quot;DOI&quot;:&quot;10.1016/j.jisa.2022.103190&quot;,&quot;ISSN&quot;:&quot;2214-2126&quot;,&quot;journalAbbreviation&quot;:&quot;Journal of Information Security and Applications&quot;,&quot;page&quot;:&quot;103190&quot;,&quot;source&quot;:&quot;ScienceDirect&quot;,&quot;title&quot;:&quot;A large-scale analysis of Wi-Fi passwords&quot;,&quot;volume&quot;:&quot;67&quot;,&quot;author&quot;:[{&quot;family&quot;:&quot;Veroni&quot;,&quot;given&quot;:&quot;Eleni&quot;},{&quot;family&quot;:&quot;Ntantogian&quot;,&quot;given&quot;:&quot;Christoforos&quot;},{&quot;family&quot;:&quot;Xenakis&quot;,&quot;given&quot;:&quot;Christos&quot;}],&quot;issued&quot;:{&quot;date-parts&quot;:[[&quot;2022&quot;,6,1]]}},&quot;label&quot;:&quot;page&quot;,&quot;suppress-author&quot;:true}],&quot;schema&quot;:&quot;https://github.com/citation-style-language/schema/raw/master/csl-citation.json&quot;} RNDO34RaUnfxS"/><text:span text:style-name="T69">(2022)</text:span><text:reference-mark-end text:name="ZOTERO_ITEM CSL_CITATION {&quot;citationID&quot;:&quot;HkVds5FO&quot;,&quot;properties&quot;:{&quot;formattedCitation&quot;:&quot;(2022a)&quot;,&quot;plainCitation&quot;:&quot;(2022a)&quot;,&quot;noteIndex&quot;:0},&quot;citationItems&quot;:[{&quot;id&quot;:&quot;XqXHkWZA/her3Lwdu&quot;,&quot;uris&quot;:[&quot;http://zotero.org/users/14655990/items/UP98GEBK&quot;],&quot;itemData&quot;:{&quot;id&quot;:65,&quot;type&quot;:&quot;article-journal&quot;,&quot;abstract&quot;:&quot;Passwords remain the most common method of authentication in computers and networks. Thus, passwords have been the prime targets of attackers, and the number of data breaches in the last few years proves the high value of passwords. A detailed analysis of such data can provide insight on password trends and patterns users follow when they create a password. While there is a wealth of research investigating online password choices, to the best of our knowledge, there are no studies specifically designed to capture user behavior towards Wi-Fi passwords. In this paper, we perform a large-scale analysis of Wi-Fi passwords categorizing them as public Wi-Fi passwords created for Wi-Fi hotspots and private Wi-Fi passwords created for private/home Wi-Fi installations. First, we analyze public Wi-Fi passwords by collecting and analyzing a corpus of more than one million passwords of Wi-Fi hotspots. The aim of the analysis of public Wi-Fi passwords is to reveal password characteristics and compare them against web account passwords, to discover similarities and differences between them. While comparing the collected dataset with a set of popular leaked web password databases, several similarities between them can be identified, despite the fact that these password categories serve different purposes. Secondly, we explore through an online survey, the characteristics of passwords in private/home Wi-Fi installations. The aim is to give greater insight into private Wi-Fi password selection of users and highlight password trends when it comes to context, length, strength and architecture. Results reveal that users follow several poor security practices when selecting their private Wi-Fi passwords and tend to underestimate their importance with regards to their security and privacy. To the best of the authors’ knowledge, this is the first work to examine Wi-Fi passwords characteristics and shed light on how users choose them in terms of structure and composition.&quot;,&quot;container-title&quot;:&quot;Journal of Information Security and Applications&quot;,&quot;DOI&quot;:&quot;10.1016/j.jisa.2022.103190&quot;,&quot;ISSN&quot;:&quot;2214-2126&quot;,&quot;journalAbbreviation&quot;:&quot;Journal of Information Security and Applications&quot;,&quot;page&quot;:&quot;103190&quot;,&quot;source&quot;:&quot;ScienceDirect&quot;,&quot;title&quot;:&quot;A large-scale analysis of Wi-Fi passwords&quot;,&quot;volume&quot;:&quot;67&quot;,&quot;author&quot;:[{&quot;family&quot;:&quot;Veroni&quot;,&quot;given&quot;:&quot;Eleni&quot;},{&quot;family&quot;:&quot;Ntantogian&quot;,&quot;given&quot;:&quot;Christoforos&quot;},{&quot;family&quot;:&quot;Xenakis&quot;,&quot;given&quot;:&quot;Christos&quot;}],&quot;issued&quot;:{&quot;date-parts&quot;:[[&quot;2022&quot;,6,1]]}},&quot;label&quot;:&quot;page&quot;,&quot;suppress-author&quot;:true}],&quot;schema&quot;:&quot;https://github.com/citation-style-language/schema/raw/master/csl-citation.json&quot;} RNDO34RaUnfxS"/><text:span text:style-name="T69"> defined the features of public Wi-Fi passwords </text:span><text:span text:style-name="T61">and whether the leaked dataset of public Wi-Fi passwords can be used to seed a password dictionary to crack the password of web accounts</text:span><text:span text:style-name="T69">. Unlike private Wi-Fi passwords, the public Wi-Fi password is meant to be shared, </text:span><text:span text:style-name="T61">so people use those pass-phrases that are easy to pronounce</text:span><text:span text:style-name="T69">. The authors examined the collection of passwords from mapping applications (Wi-Fi finders) data leaks </text:span><text:span text:style-name="T61">and f</text:span><text:span text:style-name="T69">rom the data they discovered that most used password phrases are sequence</text:span><text:span text:style-name="T61">s</text:span><text:span text:style-name="T69"> of ascending, descending or repetitive numbers or strings.</text:span></text:p>
      <text:p text:style-name="P27"><text:span text:style-name="T69">Veroni et al. </text:span><text:span text:style-name="T61">came up to the conclusion that dataset of public Wi-Fi passwords </text:span><text:span text:style-name="T70">overlaps with web accounts passwords dataset and, as a result, can be leveraged in the Dictionary Attack, which means that the </text:span><text:span text:style-name="T62">domain</text:span><text:span text:style-name="T70"> of public Wi-Fi security expands to web security </text:span><text:reference-mark-start text:name="ZOTERO_ITEM CSL_CITATION {&quot;citationID&quot;:&quot;yCciYaIU&quot;,&quot;properties&quot;:{&quot;formattedCitation&quot;:&quot;(Veroni et al., 2022a)&quot;,&quot;plainCitation&quot;:&quot;(Veroni et al., 2022a)&quot;,&quot;noteIndex&quot;:0},&quot;citationItems&quot;:[{&quot;id&quot;:&quot;XqXHkWZA/her3Lwdu&quot;,&quot;uris&quot;:[&quot;http://zotero.org/users/14655990/items/UP98GEBK&quot;],&quot;itemData&quot;:{&quot;id&quot;:65,&quot;type&quot;:&quot;article-journal&quot;,&quot;abstract&quot;:&quot;Passwords remain the most common method of authentication in computers and networks. Thus, passwords have been the prime targets of attackers, and the number of data breaches in the last few years proves the high value of passwords. A detailed analysis of such data can provide insight on password trends and patterns users follow when they create a password. While there is a wealth of research investigating online password choices, to the best of our knowledge, there are no studies specifically designed to capture user behavior towards Wi-Fi passwords. In this paper, we perform a large-scale analysis of Wi-Fi passwords categorizing them as public Wi-Fi passwords created for Wi-Fi hotspots and private Wi-Fi passwords created for private/home Wi-Fi installations. First, we analyze public Wi-Fi passwords by collecting and analyzing a corpus of more than one million passwords of Wi-Fi hotspots. The aim of the analysis of public Wi-Fi passwords is to reveal password characteristics and compare them against web account passwords, to discover similarities and differences between them. While comparing the collected dataset with a set of popular leaked web password databases, several similarities between them can be identified, despite the fact that these password categories serve different purposes. Secondly, we explore through an online survey, the characteristics of passwords in private/home Wi-Fi installations. The aim is to give greater insight into private Wi-Fi password selection of users and highlight password trends when it comes to context, length, strength and architecture. Results reveal that users follow several poor security practices when selecting their private Wi-Fi passwords and tend to underestimate their importance with regards to their security and privacy. To the best of the authors’ knowledge, this is the first work to examine Wi-Fi passwords characteristics and shed light on how users choose them in terms of structure and composition.&quot;,&quot;container-title&quot;:&quot;Journal of Information Security and Applications&quot;,&quot;DOI&quot;:&quot;10.1016/j.jisa.2022.103190&quot;,&quot;ISSN&quot;:&quot;2214-2126&quot;,&quot;journalAbbreviation&quot;:&quot;Journal of Information Security and Applications&quot;,&quot;page&quot;:&quot;103190&quot;,&quot;source&quot;:&quot;ScienceDirect&quot;,&quot;title&quot;:&quot;A large-scale analysis of Wi-Fi passwords&quot;,&quot;volume&quot;:&quot;67&quot;,&quot;author&quot;:[{&quot;family&quot;:&quot;Veroni&quot;,&quot;given&quot;:&quot;Eleni&quot;},{&quot;family&quot;:&quot;Ntantogian&quot;,&quot;given&quot;:&quot;Christoforos&quot;},{&quot;family&quot;:&quot;Xenakis&quot;,&quot;given&quot;:&quot;Christos&quot;}],&quot;issued&quot;:{&quot;date-parts&quot;:[[&quot;2022&quot;,6,1]]}}}],&quot;schema&quot;:&quot;https://github.com/citation-style-language/schema/raw/master/csl-citation.json&quot;} RNDhO80fnsiFf"/><text:span text:style-name="T70">(Veroni et al., 2022)</text:span><text:reference-mark-end text:name="ZOTERO_ITEM CSL_CITATION {&quot;citationID&quot;:&quot;yCciYaIU&quot;,&quot;properties&quot;:{&quot;formattedCitation&quot;:&quot;(Veroni et al., 2022a)&quot;,&quot;plainCitation&quot;:&quot;(Veroni et al., 2022a)&quot;,&quot;noteIndex&quot;:0},&quot;citationItems&quot;:[{&quot;id&quot;:&quot;XqXHkWZA/her3Lwdu&quot;,&quot;uris&quot;:[&quot;http://zotero.org/users/14655990/items/UP98GEBK&quot;],&quot;itemData&quot;:{&quot;id&quot;:65,&quot;type&quot;:&quot;article-journal&quot;,&quot;abstract&quot;:&quot;Passwords remain the most common method of authentication in computers and networks. Thus, passwords have been the prime targets of attackers, and the number of data breaches in the last few years proves the high value of passwords. A detailed analysis of such data can provide insight on password trends and patterns users follow when they create a password. While there is a wealth of research investigating online password choices, to the best of our knowledge, there are no studies specifically designed to capture user behavior towards Wi-Fi passwords. In this paper, we perform a large-scale analysis of Wi-Fi passwords categorizing them as public Wi-Fi passwords created for Wi-Fi hotspots and private Wi-Fi passwords created for private/home Wi-Fi installations. First, we analyze public Wi-Fi passwords by collecting and analyzing a corpus of more than one million passwords of Wi-Fi hotspots. The aim of the analysis of public Wi-Fi passwords is to reveal password characteristics and compare them against web account passwords, to discover similarities and differences between them. While comparing the collected dataset with a set of popular leaked web password databases, several similarities between them can be identified, despite the fact that these password categories serve different purposes. Secondly, we explore through an online survey, the characteristics of passwords in private/home Wi-Fi installations. The aim is to give greater insight into private Wi-Fi password selection of users and highlight password trends when it comes to context, length, strength and architecture. Results reveal that users follow several poor security practices when selecting their private Wi-Fi passwords and tend to underestimate their importance with regards to their security and privacy. To the best of the authors’ knowledge, this is the first work to examine Wi-Fi passwords characteristics and shed light on how users choose them in terms of structure and composition.&quot;,&quot;container-title&quot;:&quot;Journal of Information Security and Applications&quot;,&quot;DOI&quot;:&quot;10.1016/j.jisa.2022.103190&quot;,&quot;ISSN&quot;:&quot;2214-2126&quot;,&quot;journalAbbreviation&quot;:&quot;Journal of Information Security and Applications&quot;,&quot;page&quot;:&quot;103190&quot;,&quot;source&quot;:&quot;ScienceDirect&quot;,&quot;title&quot;:&quot;A large-scale analysis of Wi-Fi passwords&quot;,&quot;volume&quot;:&quot;67&quot;,&quot;author&quot;:[{&quot;family&quot;:&quot;Veroni&quot;,&quot;given&quot;:&quot;Eleni&quot;},{&quot;family&quot;:&quot;Ntantogian&quot;,&quot;given&quot;:&quot;Christoforos&quot;},{&quot;family&quot;:&quot;Xenakis&quot;,&quot;given&quot;:&quot;Christos&quot;}],&quot;issued&quot;:{&quot;date-parts&quot;:[[&quot;2022&quot;,6,1]]}}}],&quot;schema&quot;:&quot;https://github.com/citation-style-language/schema/raw/master/csl-citation.json&quot;} RNDhO80fnsiFf"/><text:span text:style-name="T70">. </text:span><text:span text:style-name="T69">They also suggest that the high popularity of a password means that it has been reused. Additionally, some percent of these pass-phrases have a length of less than 8, which implies that Wi-Fi setup uses </text:span><text:span text:style-name="T63">WEP</text:span><text:span text:style-name="T69"> </text:span><text:span text:style-name="T65">encryption</text:span><text:span text:style-name="T69">. WEP was broken in 2001 and its disadvantages are described in “Weaknesses in the Key Scheduling Algorithm of RC”. Veroni et al. rightfully added that it is obsolete, however, it appears that it </text:span><text:span text:style-name="T61">still</text:span><text:span text:style-name="T69"> remains widely in use.</text:span></text:p>
      <text:p text:style-name="P25"><text:span text:style-name="T112">3</text:span><text:span text:style-name="T34">.2 </text:span>Encryption</text:p>
      <text:p text:style-name="P48"><text:span text:style-name="T63">Wireless encryption </text:span><text:span text:style-name="T65">methods</text:span><text:span text:style-name="T63"> ensure the confidentiality of the information that goes through the network. </text:span></text:p>
      <text:p text:style-name="Heading_20_5"><text:soft-page-break/><text:span text:style-name="T112">3</text:span>.2.1 WEP and WPA</text:p>
      <text:p text:style-name="normal"><text:span text:style-name="T63">As mentioned earlier, </text:span><text:span text:style-name="T96">WEP</text:span><text:span text:style-name="T63"> is an old </text:span><text:span text:style-name="T65">encryption method</text:span><text:span text:style-name="T63"> and among wireless encryption protocols it is the weakest one. It </text:span><text:span text:style-name="T68">uses the Rivest Cipher 4 (RC4) and </text:span><text:span text:style-name="T63">provides two levels of encryption using 64-bit or 128-bit key, however, the first 24 bits of the key-stream are initialisation vector (IV) and </text:span><text:span text:style-name="T64">it is</text:span><text:span text:style-name="T63"> always the same. Therefore, with enough packets collected and the computational power of a modern devices it is easy to decipher the key and get access everything going back and forth over the Wi-Fi </text:span><text:reference-mark-start text:name="ZOTERO_ITEM CSL_CITATION {&quot;citationID&quot;:&quot;xyo1umAC&quot;,&quot;properties&quot;:{&quot;formattedCitation&quot;:&quot;(Alvarez et al., 2022)&quot;,&quot;plainCitation&quot;:&quot;(Alvarez et al., 2022)&quot;,&quot;noteIndex&quot;:0},&quot;citationItems&quot;:[{&quot;id&quot;:79,&quot;uris&quot;:[&quot;http://zotero.org/users/14655990/items/WUCM5LSX&quot;],&quot;itemData&quot;:{&quot;id&quot;:79,&quot;type&quot;:&quot;paper-conference&quot;,&quot;abstract&quot;:&quot;Most of the people nowadays use internet connection in their home, especially nowadays that most of the companies are forced to adapt to a Work from Home Basis due to the pandemic (Covid 19) to continue their business activities. This study assesses how vulnerable the default setting of SOHO Routers that the public/private telecommunication companies provide to their consumer. Furthermore, the study assesses how limited/outdated the protection of the router that is provided. This study uses a Kali Linux, a Debian-Based Linux used for Digital Forensics and Penetration Testing to test the vulnerability of the routers to network attacks. Network Attacks such as Deauthentication, Dictionary and Bruteforcing Attack, ARP Poisoning, etc. are performed to help identify threats that could compromise the network of the user and provide secure practices and solutions to help mitigate those kinds of attack.&quot;,&quot;collection-title&quot;:&quot;ICMECG '21&quot;,&quot;container-title&quot;:&quot;Proceedings of the 8th International Conference on Management of e-Commerce and e-Government&quot;,&quot;DOI&quot;:&quot;10.1145/3483816.3483834&quot;,&quot;event-place&quot;:&quot;New York, NY, USA&quot;,&quot;ISBN&quot;:&quot;978-1-4503-9054-5&quot;,&quot;page&quot;:&quot;100–104&quot;,&quot;publisher&quot;:&quot;Association for Computing Machinery&quot;,&quot;publisher-place&quot;:&quot;New York, NY, USA&quot;,&quot;source&quot;:&quot;ACM Digital Library&quot;,&quot;title&quot;:&quot;Penetration Test on Home Network Environments: A Cybersecurity Case Study&quot;,&quot;title-short&quot;:&quot;Penetration Test on Home Network Environments&quot;,&quot;URL&quot;:&quot;https://dl.acm.org/doi/10.1145/3483816.3483834&quot;,&quot;author&quot;:[{&quot;family&quot;:&quot;Alvarez&quot;,&quot;given&quot;:&quot;Luis Antonio&quot;},{&quot;family&quot;:&quot;B. Blancaflor&quot;,&quot;given&quot;:&quot;Eric&quot;},{&quot;family&quot;:&quot;Dionisio&quot;,&quot;given&quot;:&quot;Nicolo Mikael&quot;},{&quot;family&quot;:&quot;Acuna&quot;,&quot;given&quot;:&quot;Gabriel Edrick&quot;},{&quot;family&quot;:&quot;Funilas&quot;,&quot;given&quot;:&quot;John Ramil&quot;},{&quot;family&quot;:&quot;Odicta&quot;,&quot;given&quot;:&quot;Joshua Millard&quot;}],&quot;accessed&quot;:{&quot;date-parts&quot;:[[&quot;2024&quot;,8,17]]},&quot;issued&quot;:{&quot;date-parts&quot;:[[&quot;2022&quot;,1,14]]}}}],&quot;schema&quot;:&quot;https://github.com/citation-style-language/schema/raw/master/csl-citation.json&quot;} RNDeb7wWvl3CY"/><text:span text:style-name="T63">(Alvarez et al., 2022)</text:span><text:reference-mark-end text:name="ZOTERO_ITEM CSL_CITATION {&quot;citationID&quot;:&quot;xyo1umAC&quot;,&quot;properties&quot;:{&quot;formattedCitation&quot;:&quot;(Alvarez et al., 2022)&quot;,&quot;plainCitation&quot;:&quot;(Alvarez et al., 2022)&quot;,&quot;noteIndex&quot;:0},&quot;citationItems&quot;:[{&quot;id&quot;:79,&quot;uris&quot;:[&quot;http://zotero.org/users/14655990/items/WUCM5LSX&quot;],&quot;itemData&quot;:{&quot;id&quot;:79,&quot;type&quot;:&quot;paper-conference&quot;,&quot;abstract&quot;:&quot;Most of the people nowadays use internet connection in their home, especially nowadays that most of the companies are forced to adapt to a Work from Home Basis due to the pandemic (Covid 19) to continue their business activities. This study assesses how vulnerable the default setting of SOHO Routers that the public/private telecommunication companies provide to their consumer. Furthermore, the study assesses how limited/outdated the protection of the router that is provided. This study uses a Kali Linux, a Debian-Based Linux used for Digital Forensics and Penetration Testing to test the vulnerability of the routers to network attacks. Network Attacks such as Deauthentication, Dictionary and Bruteforcing Attack, ARP Poisoning, etc. are performed to help identify threats that could compromise the network of the user and provide secure practices and solutions to help mitigate those kinds of attack.&quot;,&quot;collection-title&quot;:&quot;ICMECG '21&quot;,&quot;container-title&quot;:&quot;Proceedings of the 8th International Conference on Management of e-Commerce and e-Government&quot;,&quot;DOI&quot;:&quot;10.1145/3483816.3483834&quot;,&quot;event-place&quot;:&quot;New York, NY, USA&quot;,&quot;ISBN&quot;:&quot;978-1-4503-9054-5&quot;,&quot;page&quot;:&quot;100–104&quot;,&quot;publisher&quot;:&quot;Association for Computing Machinery&quot;,&quot;publisher-place&quot;:&quot;New York, NY, USA&quot;,&quot;source&quot;:&quot;ACM Digital Library&quot;,&quot;title&quot;:&quot;Penetration Test on Home Network Environments: A Cybersecurity Case Study&quot;,&quot;title-short&quot;:&quot;Penetration Test on Home Network Environments&quot;,&quot;URL&quot;:&quot;https://dl.acm.org/doi/10.1145/3483816.3483834&quot;,&quot;author&quot;:[{&quot;family&quot;:&quot;Alvarez&quot;,&quot;given&quot;:&quot;Luis Antonio&quot;},{&quot;family&quot;:&quot;B. Blancaflor&quot;,&quot;given&quot;:&quot;Eric&quot;},{&quot;family&quot;:&quot;Dionisio&quot;,&quot;given&quot;:&quot;Nicolo Mikael&quot;},{&quot;family&quot;:&quot;Acuna&quot;,&quot;given&quot;:&quot;Gabriel Edrick&quot;},{&quot;family&quot;:&quot;Funilas&quot;,&quot;given&quot;:&quot;John Ramil&quot;},{&quot;family&quot;:&quot;Odicta&quot;,&quot;given&quot;:&quot;Joshua Millard&quot;}],&quot;accessed&quot;:{&quot;date-parts&quot;:[[&quot;2024&quot;,8,17]]},&quot;issued&quot;:{&quot;date-parts&quot;:[[&quot;2022&quot;,1,14]]}}}],&quot;schema&quot;:&quot;https://github.com/citation-style-language/schema/raw/master/csl-citation.json&quot;} RNDeb7wWvl3CY"/><text:span text:style-name="T63">.</text:span></text:p>
      <text:p text:style-name="Heading_20_5"><text:span text:style-name="T92">3</text:span><text:span text:style-name="T65">.</text:span><text:span text:style-name="T60">2.2 WPA</text:span></text:p>
      <text:p text:style-name="P49"><text:span text:style-name="T67">According to Al</text:span><text:span text:style-name="T68">v</text:span><text:span text:style-name="T67">arez et al. </text:span><text:reference-mark-start text:name="ZOTERO_ITEM CSL_CITATION {&quot;citationID&quot;:&quot;inwEV0Z4&quot;,&quot;properties&quot;:{&quot;formattedCitation&quot;:&quot;(2022)&quot;,&quot;plainCitation&quot;:&quot;(2022)&quot;,&quot;noteIndex&quot;:0},&quot;citationItems&quot;:[{&quot;id&quot;:79,&quot;uris&quot;:[&quot;http://zotero.org/users/14655990/items/WUCM5LSX&quot;],&quot;itemData&quot;:{&quot;id&quot;:79,&quot;type&quot;:&quot;paper-conference&quot;,&quot;abstract&quot;:&quot;Most of the people nowadays use internet connection in their home, especially nowadays that most of the companies are forced to adapt to a Work from Home Basis due to the pandemic (Covid 19) to continue their business activities. This study assesses how vulnerable the default setting of SOHO Routers that the public/private telecommunication companies provide to their consumer. Furthermore, the study assesses how limited/outdated the protection of the router that is provided. This study uses a Kali Linux, a Debian-Based Linux used for Digital Forensics and Penetration Testing to test the vulnerability of the routers to network attacks. Network Attacks such as Deauthentication, Dictionary and Bruteforcing Attack, ARP Poisoning, etc. are performed to help identify threats that could compromise the network of the user and provide secure practices and solutions to help mitigate those kinds of attack.&quot;,&quot;collection-title&quot;:&quot;ICMECG '21&quot;,&quot;container-title&quot;:&quot;Proceedings of the 8th International Conference on Management of e-Commerce and e-Government&quot;,&quot;DOI&quot;:&quot;10.1145/3483816.3483834&quot;,&quot;event-place&quot;:&quot;New York, NY, USA&quot;,&quot;ISBN&quot;:&quot;978-1-4503-9054-5&quot;,&quot;page&quot;:&quot;100–104&quot;,&quot;publisher&quot;:&quot;Association for Computing Machinery&quot;,&quot;publisher-place&quot;:&quot;New York, NY, USA&quot;,&quot;source&quot;:&quot;ACM Digital Library&quot;,&quot;title&quot;:&quot;Penetration Test on Home Network Environments: A Cybersecurity Case Study&quot;,&quot;title-short&quot;:&quot;Penetration Test on Home Network Environments&quot;,&quot;URL&quot;:&quot;https://dl.acm.org/doi/10.1145/3483816.3483834&quot;,&quot;author&quot;:[{&quot;family&quot;:&quot;Alvarez&quot;,&quot;given&quot;:&quot;Luis Antonio&quot;},{&quot;family&quot;:&quot;B. Blancaflor&quot;,&quot;given&quot;:&quot;Eric&quot;},{&quot;family&quot;:&quot;Dionisio&quot;,&quot;given&quot;:&quot;Nicolo Mikael&quot;},{&quot;family&quot;:&quot;Acuna&quot;,&quot;given&quot;:&quot;Gabriel Edrick&quot;},{&quot;family&quot;:&quot;Funilas&quot;,&quot;given&quot;:&quot;John Ramil&quot;},{&quot;family&quot;:&quot;Odicta&quot;,&quot;given&quot;:&quot;Joshua Millard&quot;}],&quot;accessed&quot;:{&quot;date-parts&quot;:[[&quot;2024&quot;,8,17]]},&quot;issued&quot;:{&quot;date-parts&quot;:[[&quot;2022&quot;,1,14]]}},&quot;label&quot;:&quot;page&quot;,&quot;suppress-author&quot;:true}],&quot;schema&quot;:&quot;https://github.com/citation-style-language/schema/raw/master/csl-citation.json&quot;} RNDUiMiD9QsZK"/><text:span text:style-name="T67">(2022)</text:span><text:reference-mark-end text:name="ZOTERO_ITEM CSL_CITATION {&quot;citationID&quot;:&quot;inwEV0Z4&quot;,&quot;properties&quot;:{&quot;formattedCitation&quot;:&quot;(2022)&quot;,&quot;plainCitation&quot;:&quot;(2022)&quot;,&quot;noteIndex&quot;:0},&quot;citationItems&quot;:[{&quot;id&quot;:79,&quot;uris&quot;:[&quot;http://zotero.org/users/14655990/items/WUCM5LSX&quot;],&quot;itemData&quot;:{&quot;id&quot;:79,&quot;type&quot;:&quot;paper-conference&quot;,&quot;abstract&quot;:&quot;Most of the people nowadays use internet connection in their home, especially nowadays that most of the companies are forced to adapt to a Work from Home Basis due to the pandemic (Covid 19) to continue their business activities. This study assesses how vulnerable the default setting of SOHO Routers that the public/private telecommunication companies provide to their consumer. Furthermore, the study assesses how limited/outdated the protection of the router that is provided. This study uses a Kali Linux, a Debian-Based Linux used for Digital Forensics and Penetration Testing to test the vulnerability of the routers to network attacks. Network Attacks such as Deauthentication, Dictionary and Bruteforcing Attack, ARP Poisoning, etc. are performed to help identify threats that could compromise the network of the user and provide secure practices and solutions to help mitigate those kinds of attack.&quot;,&quot;collection-title&quot;:&quot;ICMECG '21&quot;,&quot;container-title&quot;:&quot;Proceedings of the 8th International Conference on Management of e-Commerce and e-Government&quot;,&quot;DOI&quot;:&quot;10.1145/3483816.3483834&quot;,&quot;event-place&quot;:&quot;New York, NY, USA&quot;,&quot;ISBN&quot;:&quot;978-1-4503-9054-5&quot;,&quot;page&quot;:&quot;100–104&quot;,&quot;publisher&quot;:&quot;Association for Computing Machinery&quot;,&quot;publisher-place&quot;:&quot;New York, NY, USA&quot;,&quot;source&quot;:&quot;ACM Digital Library&quot;,&quot;title&quot;:&quot;Penetration Test on Home Network Environments: A Cybersecurity Case Study&quot;,&quot;title-short&quot;:&quot;Penetration Test on Home Network Environments&quot;,&quot;URL&quot;:&quot;https://dl.acm.org/doi/10.1145/3483816.3483834&quot;,&quot;author&quot;:[{&quot;family&quot;:&quot;Alvarez&quot;,&quot;given&quot;:&quot;Luis Antonio&quot;},{&quot;family&quot;:&quot;B. Blancaflor&quot;,&quot;given&quot;:&quot;Eric&quot;},{&quot;family&quot;:&quot;Dionisio&quot;,&quot;given&quot;:&quot;Nicolo Mikael&quot;},{&quot;family&quot;:&quot;Acuna&quot;,&quot;given&quot;:&quot;Gabriel Edrick&quot;},{&quot;family&quot;:&quot;Funilas&quot;,&quot;given&quot;:&quot;John Ramil&quot;},{&quot;family&quot;:&quot;Odicta&quot;,&quot;given&quot;:&quot;Joshua Millard&quot;}],&quot;accessed&quot;:{&quot;date-parts&quot;:[[&quot;2024&quot;,8,17]]},&quot;issued&quot;:{&quot;date-parts&quot;:[[&quot;2022&quot;,1,14]]}},&quot;label&quot;:&quot;page&quot;,&quot;suppress-author&quot;:true}],&quot;schema&quot;:&quot;https://github.com/citation-style-language/schema/raw/master/csl-citation.json&quot;} RNDUiMiD9QsZK"/><text:span text:style-name="T67">,t</text:span><text:span text:style-name="T64">o solve </text:span><text:span text:style-name="T67">the</text:span><text:span text:style-name="T64"> problem </text:span><text:span text:style-name="T67">with WEP </text:span><text:span text:style-name="T64">the </text:span><text:span text:style-name="T97">Wi-Fi Protected Access</text:span><text:span text:style-name="T64"> (</text:span><text:span text:style-name="T97">WPA</text:span><text:span text:style-name="T64">) protocol was created. The main advantage over </text:span><text:span text:style-name="T97">WEP</text:span><text:span text:style-name="T64"> was </text:span><text:span text:style-name="T65">adding </text:span><text:span text:style-name="T98">Temporal Key Integrity Protocol</text:span><text:span text:style-name="T65"> (</text:span><text:span text:style-name="T98">TKIP</text:span><text:span text:style-name="T65">) – </text:span><text:span text:style-name="T66">hash IV that is longer than in </text:span><text:span text:style-name="T99">WEP </text:span><text:span text:style-name="T66">and it</text:span><text:span text:style-name="T65"> gets generated for each packet. </text:span><text:span text:style-name="T67">However, as Carballal et al. </text:span><text:reference-mark-start text:name="ZOTERO_ITEM CSL_CITATION {&quot;citationID&quot;:&quot;lPwZ6YWW&quot;,&quot;properties&quot;:{&quot;formattedCitation&quot;:&quot;(2022)&quot;,&quot;plainCitation&quot;:&quot;(2022)&quot;,&quot;noteIndex&quot;:0},&quot;citationItems&quot;:[{&quot;id&quot;:90,&quot;uris&quot;:[&quot;http://zotero.org/users/14655990/items/QX6B6I3D&quot;],&quot;itemData&quot;:{&quot;id&quot;:90,&quot;type&quot;:&quot;article-journal&quot;,&quot;abstract&quot;:&quot;This article seeks to provide a snapshot of the security of Wi-Fi access points in the metropolitan area of A Coruña. First, we discuss the options for obtaining a tool that allows the collection and storage of auditable information from Wi-Fi networks, from location to signal strength, security protocol or the list of connected clients. Subsequently, an analysis is carried out aimed at identifying password patterns in Wi-Fi networks with WEP, WPA and WPA2 security protocols. For this purpose, a password recovery tool called Hashcat was used to execute dictionary or brute force attacks, among others, with various word collections. The coverage of the access points in which passwords were decrypted is displayed on a heat map that represents various levels of signal quality depending on the signal strength. From the handshakes obtained, and by means of brute force, we will try to crack as many passwords as possible in order to create a targeted and contextualized dictionary both by geographical location and by the nature of the owner of the access point. Finally, we will propose a contextualized grammar that minimizes the size of the dictionary with respect to the most used ones and unifies the decryption capacity of the combination of all of them.&quot;,&quot;container-title&quot;:&quot;PeerJ Computer Science&quot;,&quot;DOI&quot;:&quot;10.7717/peerj-cs.1185&quot;,&quot;language&quot;:&quot;English&quot;,&quot;license&quot;:&quot;© 2022 Carballal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Wi-Fi Handshake: analysis of password patterns in Wi-Fi networks&quot;,&quot;title-short&quot;:&quot;Wi-Fi Handshake&quot;,&quot;URL&quot;:&quot;https://www.proquest.com/docview/2755005139/abstract/3CC8C78377464316PQ/1&quot;,&quot;author&quot;:[{&quot;family&quot;:&quot;Carballal&quot;,&quot;given&quot;:&quot;Adrian&quot;},{&quot;family&quot;:&quot;Galego-Carro&quot;,&quot;given&quot;:&quot;J. Pablo&quot;},{&quot;family&quot;:&quot;Rodriguez-Fernandez&quot;,&quot;given&quot;:&quot;Nereida&quot;},{&quot;family&quot;:&quot;Fernandez-Lozano&quot;,&quot;given&quot;:&quot;Carlos&quot;}],&quot;accessed&quot;:{&quot;date-parts&quot;:[[&quot;2024&quot;,8,18]]},&quot;issued&quot;:{&quot;date-parts&quot;:[[&quot;2022&quot;,12,16]]}},&quot;label&quot;:&quot;page&quot;,&quot;suppress-author&quot;:true}],&quot;schema&quot;:&quot;https://github.com/citation-style-language/schema/raw/master/csl-citation.json&quot;} RNDEprYkGmfma"/><text:span text:style-name="T67">(2022)</text:span><text:reference-mark-end text:name="ZOTERO_ITEM CSL_CITATION {&quot;citationID&quot;:&quot;lPwZ6YWW&quot;,&quot;properties&quot;:{&quot;formattedCitation&quot;:&quot;(2022)&quot;,&quot;plainCitation&quot;:&quot;(2022)&quot;,&quot;noteIndex&quot;:0},&quot;citationItems&quot;:[{&quot;id&quot;:90,&quot;uris&quot;:[&quot;http://zotero.org/users/14655990/items/QX6B6I3D&quot;],&quot;itemData&quot;:{&quot;id&quot;:90,&quot;type&quot;:&quot;article-journal&quot;,&quot;abstract&quot;:&quot;This article seeks to provide a snapshot of the security of Wi-Fi access points in the metropolitan area of A Coruña. First, we discuss the options for obtaining a tool that allows the collection and storage of auditable information from Wi-Fi networks, from location to signal strength, security protocol or the list of connected clients. Subsequently, an analysis is carried out aimed at identifying password patterns in Wi-Fi networks with WEP, WPA and WPA2 security protocols. For this purpose, a password recovery tool called Hashcat was used to execute dictionary or brute force attacks, among others, with various word collections. The coverage of the access points in which passwords were decrypted is displayed on a heat map that represents various levels of signal quality depending on the signal strength. From the handshakes obtained, and by means of brute force, we will try to crack as many passwords as possible in order to create a targeted and contextualized dictionary both by geographical location and by the nature of the owner of the access point. Finally, we will propose a contextualized grammar that minimizes the size of the dictionary with respect to the most used ones and unifies the decryption capacity of the combination of all of them.&quot;,&quot;container-title&quot;:&quot;PeerJ Computer Science&quot;,&quot;DOI&quot;:&quot;10.7717/peerj-cs.1185&quot;,&quot;language&quot;:&quot;English&quot;,&quot;license&quot;:&quot;© 2022 Carballal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Wi-Fi Handshake: analysis of password patterns in Wi-Fi networks&quot;,&quot;title-short&quot;:&quot;Wi-Fi Handshake&quot;,&quot;URL&quot;:&quot;https://www.proquest.com/docview/2755005139/abstract/3CC8C78377464316PQ/1&quot;,&quot;author&quot;:[{&quot;family&quot;:&quot;Carballal&quot;,&quot;given&quot;:&quot;Adrian&quot;},{&quot;family&quot;:&quot;Galego-Carro&quot;,&quot;given&quot;:&quot;J. Pablo&quot;},{&quot;family&quot;:&quot;Rodriguez-Fernandez&quot;,&quot;given&quot;:&quot;Nereida&quot;},{&quot;family&quot;:&quot;Fernandez-Lozano&quot;,&quot;given&quot;:&quot;Carlos&quot;}],&quot;accessed&quot;:{&quot;date-parts&quot;:[[&quot;2024&quot;,8,18]]},&quot;issued&quot;:{&quot;date-parts&quot;:[[&quot;2022&quot;,12,16]]}},&quot;label&quot;:&quot;page&quot;,&quot;suppress-author&quot;:true}],&quot;schema&quot;:&quot;https://github.com/citation-style-language/schema/raw/master/csl-citation.json&quot;} RNDEprYkGmfma"/><text:span text:style-name="T67"> mention, </text:span><text:span text:style-name="T100">WPA</text:span><text:span text:style-name="T67"> encryption</text:span><text:span text:style-name="T68"> </text:span><text:span text:style-name="T67">method </text:span><text:span text:style-name="T68">still uses the same cipher (RC4) and it </text:span><text:span text:style-name="T67">suffer</text:span><text:span text:style-name="T68">s from </text:span><text:span text:style-name="T67">same problems as </text:span><text:span text:style-name="T100">WEP</text:span><text:span text:style-name="T67">.</text:span></text:p>
      <text:p text:style-name="Heading_20_5"><text:span text:style-name="T92">3</text:span><text:span text:style-name="T60">.2.3 </text:span><text:span text:style-name="T67">W</text:span><text:span text:style-name="T60">PA2</text:span></text:p>
      <text:p text:style-name="P50"><text:span text:style-name="T68">In their work </text:span><text:span text:style-name="T67">Al</text:span><text:span text:style-name="T68">v</text:span><text:span text:style-name="T67">arez et al. </text:span><text:reference-mark-start text:name="ZOTERO_ITEM CSL_CITATION {&quot;citationID&quot;:&quot;YZMp7F9e&quot;,&quot;properties&quot;:{&quot;formattedCitation&quot;:&quot;(2022)&quot;,&quot;plainCitation&quot;:&quot;(2022)&quot;,&quot;noteIndex&quot;:0},&quot;citationItems&quot;:[{&quot;id&quot;:79,&quot;uris&quot;:[&quot;http://zotero.org/users/14655990/items/WUCM5LSX&quot;],&quot;itemData&quot;:{&quot;id&quot;:79,&quot;type&quot;:&quot;paper-conference&quot;,&quot;abstract&quot;:&quot;Most of the people nowadays use internet connection in their home, especially nowadays that most of the companies are forced to adapt to a Work from Home Basis due to the pandemic (Covid 19) to continue their business activities. This study assesses how vulnerable the default setting of SOHO Routers that the public/private telecommunication companies provide to their consumer. Furthermore, the study assesses how limited/outdated the protection of the router that is provided. This study uses a Kali Linux, a Debian-Based Linux used for Digital Forensics and Penetration Testing to test the vulnerability of the routers to network attacks. Network Attacks such as Deauthentication, Dictionary and Bruteforcing Attack, ARP Poisoning, etc. are performed to help identify threats that could compromise the network of the user and provide secure practices and solutions to help mitigate those kinds of attack.&quot;,&quot;collection-title&quot;:&quot;ICMECG '21&quot;,&quot;container-title&quot;:&quot;Proceedings of the 8th International Conference on Management of e-Commerce and e-Government&quot;,&quot;DOI&quot;:&quot;10.1145/3483816.3483834&quot;,&quot;event-place&quot;:&quot;New York, NY, USA&quot;,&quot;ISBN&quot;:&quot;978-1-4503-9054-5&quot;,&quot;page&quot;:&quot;100–104&quot;,&quot;publisher&quot;:&quot;Association for Computing Machinery&quot;,&quot;publisher-place&quot;:&quot;New York, NY, USA&quot;,&quot;source&quot;:&quot;ACM Digital Library&quot;,&quot;title&quot;:&quot;Penetration Test on Home Network Environments: A Cybersecurity Case Study&quot;,&quot;title-short&quot;:&quot;Penetration Test on Home Network Environments&quot;,&quot;URL&quot;:&quot;https://dl.acm.org/doi/10.1145/3483816.3483834&quot;,&quot;author&quot;:[{&quot;family&quot;:&quot;Alvarez&quot;,&quot;given&quot;:&quot;Luis Antonio&quot;},{&quot;family&quot;:&quot;B. Blancaflor&quot;,&quot;given&quot;:&quot;Eric&quot;},{&quot;family&quot;:&quot;Dionisio&quot;,&quot;given&quot;:&quot;Nicolo Mikael&quot;},{&quot;family&quot;:&quot;Acuna&quot;,&quot;given&quot;:&quot;Gabriel Edrick&quot;},{&quot;family&quot;:&quot;Funilas&quot;,&quot;given&quot;:&quot;John Ramil&quot;},{&quot;family&quot;:&quot;Odicta&quot;,&quot;given&quot;:&quot;Joshua Millard&quot;}],&quot;accessed&quot;:{&quot;date-parts&quot;:[[&quot;2024&quot;,8,17]]},&quot;issued&quot;:{&quot;date-parts&quot;:[[&quot;2022&quot;,1,14]]}},&quot;label&quot;:&quot;page&quot;,&quot;suppress-author&quot;:true}],&quot;schema&quot;:&quot;https://github.com/citation-style-language/schema/raw/master/csl-citation.json&quot;} RNDcCPb8HWncS"/><text:span text:style-name="T67">(2022)</text:span><text:reference-mark-end text:name="ZOTERO_ITEM CSL_CITATION {&quot;citationID&quot;:&quot;YZMp7F9e&quot;,&quot;properties&quot;:{&quot;formattedCitation&quot;:&quot;(2022)&quot;,&quot;plainCitation&quot;:&quot;(2022)&quot;,&quot;noteIndex&quot;:0},&quot;citationItems&quot;:[{&quot;id&quot;:79,&quot;uris&quot;:[&quot;http://zotero.org/users/14655990/items/WUCM5LSX&quot;],&quot;itemData&quot;:{&quot;id&quot;:79,&quot;type&quot;:&quot;paper-conference&quot;,&quot;abstract&quot;:&quot;Most of the people nowadays use internet connection in their home, especially nowadays that most of the companies are forced to adapt to a Work from Home Basis due to the pandemic (Covid 19) to continue their business activities. This study assesses how vulnerable the default setting of SOHO Routers that the public/private telecommunication companies provide to their consumer. Furthermore, the study assesses how limited/outdated the protection of the router that is provided. This study uses a Kali Linux, a Debian-Based Linux used for Digital Forensics and Penetration Testing to test the vulnerability of the routers to network attacks. Network Attacks such as Deauthentication, Dictionary and Bruteforcing Attack, ARP Poisoning, etc. are performed to help identify threats that could compromise the network of the user and provide secure practices and solutions to help mitigate those kinds of attack.&quot;,&quot;collection-title&quot;:&quot;ICMECG '21&quot;,&quot;container-title&quot;:&quot;Proceedings of the 8th International Conference on Management of e-Commerce and e-Government&quot;,&quot;DOI&quot;:&quot;10.1145/3483816.3483834&quot;,&quot;event-place&quot;:&quot;New York, NY, USA&quot;,&quot;ISBN&quot;:&quot;978-1-4503-9054-5&quot;,&quot;page&quot;:&quot;100–104&quot;,&quot;publisher&quot;:&quot;Association for Computing Machinery&quot;,&quot;publisher-place&quot;:&quot;New York, NY, USA&quot;,&quot;source&quot;:&quot;ACM Digital Library&quot;,&quot;title&quot;:&quot;Penetration Test on Home Network Environments: A Cybersecurity Case Study&quot;,&quot;title-short&quot;:&quot;Penetration Test on Home Network Environments&quot;,&quot;URL&quot;:&quot;https://dl.acm.org/doi/10.1145/3483816.3483834&quot;,&quot;author&quot;:[{&quot;family&quot;:&quot;Alvarez&quot;,&quot;given&quot;:&quot;Luis Antonio&quot;},{&quot;family&quot;:&quot;B. Blancaflor&quot;,&quot;given&quot;:&quot;Eric&quot;},{&quot;family&quot;:&quot;Dionisio&quot;,&quot;given&quot;:&quot;Nicolo Mikael&quot;},{&quot;family&quot;:&quot;Acuna&quot;,&quot;given&quot;:&quot;Gabriel Edrick&quot;},{&quot;family&quot;:&quot;Funilas&quot;,&quot;given&quot;:&quot;John Ramil&quot;},{&quot;family&quot;:&quot;Odicta&quot;,&quot;given&quot;:&quot;Joshua Millard&quot;}],&quot;accessed&quot;:{&quot;date-parts&quot;:[[&quot;2024&quot;,8,17]]},&quot;issued&quot;:{&quot;date-parts&quot;:[[&quot;2022&quot;,1,14]]}},&quot;label&quot;:&quot;page&quot;,&quot;suppress-author&quot;:true}],&quot;schema&quot;:&quot;https://github.com/citation-style-language/schema/raw/master/csl-citation.json&quot;} RNDcCPb8HWncS"/><text:span text:style-name="T101"> say that in WPA2 the RC4 cipher was replaced by Advanced Encryption Standard (AES) and TKIP gave way to Counter Mode with Cipher Block Chaining (CCMP). </text:span><text:span text:style-name="T67">Carballal et al. </text:span><text:reference-mark-start text:name="ZOTERO_ITEM CSL_CITATION {&quot;citationID&quot;:&quot;kjMIR7jV&quot;,&quot;properties&quot;:{&quot;formattedCitation&quot;:&quot;(2022)&quot;,&quot;plainCitation&quot;:&quot;(2022)&quot;,&quot;noteIndex&quot;:0},&quot;citationItems&quot;:[{&quot;id&quot;:90,&quot;uris&quot;:[&quot;http://zotero.org/users/14655990/items/QX6B6I3D&quot;],&quot;itemData&quot;:{&quot;id&quot;:90,&quot;type&quot;:&quot;article-journal&quot;,&quot;abstract&quot;:&quot;This article seeks to provide a snapshot of the security of Wi-Fi access points in the metropolitan area of A Coruña. First, we discuss the options for obtaining a tool that allows the collection and storage of auditable information from Wi-Fi networks, from location to signal strength, security protocol or the list of connected clients. Subsequently, an analysis is carried out aimed at identifying password patterns in Wi-Fi networks with WEP, WPA and WPA2 security protocols. For this purpose, a password recovery tool called Hashcat was used to execute dictionary or brute force attacks, among others, with various word collections. The coverage of the access points in which passwords were decrypted is displayed on a heat map that represents various levels of signal quality depending on the signal strength. From the handshakes obtained, and by means of brute force, we will try to crack as many passwords as possible in order to create a targeted and contextualized dictionary both by geographical location and by the nature of the owner of the access point. Finally, we will propose a contextualized grammar that minimizes the size of the dictionary with respect to the most used ones and unifies the decryption capacity of the combination of all of them.&quot;,&quot;container-title&quot;:&quot;PeerJ Computer Science&quot;,&quot;DOI&quot;:&quot;10.7717/peerj-cs.1185&quot;,&quot;language&quot;:&quot;English&quot;,&quot;license&quot;:&quot;© 2022 Carballal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Wi-Fi Handshake: analysis of password patterns in Wi-Fi networks&quot;,&quot;title-short&quot;:&quot;Wi-Fi Handshake&quot;,&quot;URL&quot;:&quot;https://www.proquest.com/docview/2755005139/abstract/3CC8C78377464316PQ/1&quot;,&quot;author&quot;:[{&quot;family&quot;:&quot;Carballal&quot;,&quot;given&quot;:&quot;Adrian&quot;},{&quot;family&quot;:&quot;Galego-Carro&quot;,&quot;given&quot;:&quot;J. Pablo&quot;},{&quot;family&quot;:&quot;Rodriguez-Fernandez&quot;,&quot;given&quot;:&quot;Nereida&quot;},{&quot;family&quot;:&quot;Fernandez-Lozano&quot;,&quot;given&quot;:&quot;Carlos&quot;}],&quot;accessed&quot;:{&quot;date-parts&quot;:[[&quot;2024&quot;,8,18]]},&quot;issued&quot;:{&quot;date-parts&quot;:[[&quot;2022&quot;,12,16]]}},&quot;label&quot;:&quot;page&quot;,&quot;suppress-author&quot;:true}],&quot;schema&quot;:&quot;https://github.com/citation-style-language/schema/raw/master/csl-citation.json&quot;} RNDs0pt28RJz2"/><text:span text:style-name="T67">(2022)</text:span><text:reference-mark-end text:name="ZOTERO_ITEM CSL_CITATION {&quot;citationID&quot;:&quot;kjMIR7jV&quot;,&quot;properties&quot;:{&quot;formattedCitation&quot;:&quot;(2022)&quot;,&quot;plainCitation&quot;:&quot;(2022)&quot;,&quot;noteIndex&quot;:0},&quot;citationItems&quot;:[{&quot;id&quot;:90,&quot;uris&quot;:[&quot;http://zotero.org/users/14655990/items/QX6B6I3D&quot;],&quot;itemData&quot;:{&quot;id&quot;:90,&quot;type&quot;:&quot;article-journal&quot;,&quot;abstract&quot;:&quot;This article seeks to provide a snapshot of the security of Wi-Fi access points in the metropolitan area of A Coruña. First, we discuss the options for obtaining a tool that allows the collection and storage of auditable information from Wi-Fi networks, from location to signal strength, security protocol or the list of connected clients. Subsequently, an analysis is carried out aimed at identifying password patterns in Wi-Fi networks with WEP, WPA and WPA2 security protocols. For this purpose, a password recovery tool called Hashcat was used to execute dictionary or brute force attacks, among others, with various word collections. The coverage of the access points in which passwords were decrypted is displayed on a heat map that represents various levels of signal quality depending on the signal strength. From the handshakes obtained, and by means of brute force, we will try to crack as many passwords as possible in order to create a targeted and contextualized dictionary both by geographical location and by the nature of the owner of the access point. Finally, we will propose a contextualized grammar that minimizes the size of the dictionary with respect to the most used ones and unifies the decryption capacity of the combination of all of them.&quot;,&quot;container-title&quot;:&quot;PeerJ Computer Science&quot;,&quot;DOI&quot;:&quot;10.7717/peerj-cs.1185&quot;,&quot;language&quot;:&quot;English&quot;,&quot;license&quot;:&quot;© 2022 Carballal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Wi-Fi Handshake: analysis of password patterns in Wi-Fi networks&quot;,&quot;title-short&quot;:&quot;Wi-Fi Handshake&quot;,&quot;URL&quot;:&quot;https://www.proquest.com/docview/2755005139/abstract/3CC8C78377464316PQ/1&quot;,&quot;author&quot;:[{&quot;family&quot;:&quot;Carballal&quot;,&quot;given&quot;:&quot;Adrian&quot;},{&quot;family&quot;:&quot;Galego-Carro&quot;,&quot;given&quot;:&quot;J. Pablo&quot;},{&quot;family&quot;:&quot;Rodriguez-Fernandez&quot;,&quot;given&quot;:&quot;Nereida&quot;},{&quot;family&quot;:&quot;Fernandez-Lozano&quot;,&quot;given&quot;:&quot;Carlos&quot;}],&quot;accessed&quot;:{&quot;date-parts&quot;:[[&quot;2024&quot;,8,18]]},&quot;issued&quot;:{&quot;date-parts&quot;:[[&quot;2022&quot;,12,16]]}},&quot;label&quot;:&quot;page&quot;,&quot;suppress-author&quot;:true}],&quot;schema&quot;:&quot;https://github.com/citation-style-language/schema/raw/master/csl-citation.json&quot;} RNDs0pt28RJz2"/><text:span text:style-name="T102"> add that there was another important novelty in WPA2 – before a user allowed to connect to the network they have to go through four-way </text:span><text:span text:style-name="T103">handshake</text:span><text:span text:style-name="T102">. </text:span><text:span text:style-name="T105">In their research work </text:span><text:span text:style-name="T67">Carballal et al.</text:span><text:span text:style-name="T105"> made an attempt to brute force passwords from </text:span><text:span text:style-name="T104">handshakes</text:span><text:span text:style-name="T105"> gathered from hotspots in a small area of Coruña city in Spain. They used the available password dictionaries, like RockYou and China Software Developer Network (CSDN) datasets for Brute Force attack. What they discovered was that many establishments in the area used unsafe passwords and concluded that password restrictions are necessary when setting up the Wi-Fi network.</text:span></text:p>
      <text:p text:style-name="P24"><text:span text:style-name="T112">3</text:span>.3 Default configurations</text:p>
      <text:p text:style-name="P28"><text:span text:style-name="T24">As a part of the research </text:span><text:span text:style-name="T23">Veroni et al. </text:span><text:reference-mark-start text:name="ZOTERO_ITEM CSL_CITATION {&quot;citationID&quot;:&quot;GIfKRqoP&quot;,&quot;properties&quot;:{&quot;formattedCitation&quot;:&quot;(2022b)&quot;,&quot;plainCitation&quot;:&quot;(2022b)&quot;,&quot;noteIndex&quot;:0},&quot;citationItems&quot;:[{&quot;id&quot;:&quot;XqXHkWZA/her3Lwdu&quot;,&quot;uris&quot;:[&quot;http://zotero.org/users/14655990/items/UP98GEBK&quot;],&quot;itemData&quot;:{&quot;id&quot;:&quot;XqXHkWZA/her3Lwdu&quot;,&quot;type&quot;:&quot;article-journal&quot;,&quot;abstract&quot;:&quot;Passwords remain the most common method of authentication in computers and networks. Thus, passwords have been the prime targets of attackers, and the number of data breaches in the last few years proves the high value of passwords. A detailed analysis of such data can provide insight on password trends and patterns users follow when they create a password. While there is a wealth of research investigating online password choices, to the best of our knowledge, there are no studies specifically designed to capture user behavior towards Wi-Fi passwords. In this paper, we perform a large-scale analysis of Wi-Fi passwords categorizing them as public Wi-Fi passwords created for Wi-Fi hotspots and private Wi-Fi passwords created for private/home Wi-Fi installations. First, we analyze public Wi-Fi passwords by collecting and analyzing a corpus of more than one million passwords of Wi-Fi hotspots. The aim of the analysis of public Wi-Fi passwords is to reveal password characteristics and compare them against web account passwords, to discover similarities and differences between them. While comparing the collected dataset with a set of popular leaked web password databases, several similarities between them can be identified, despite the fact that these password categories serve different purposes. Secondly, we explore through an online survey, the characteristics of passwords in private/home Wi-Fi installations. The aim is to give greater insight into private Wi-Fi password selection of users and highlight password trends when it comes to context, length, strength and architecture. Results reveal that users follow several poor security practices when selecting their private Wi-Fi passwords and tend to underestimate their importance with regards to their security and privacy. To the best of the authors’ knowledge, this is the first work to examine Wi-Fi passwords characteristics and shed light on how users choose them in terms of structure and composition.&quot;,&quot;container-title&quot;:&quot;Journal of Information Security and Applications&quot;,&quot;DOI&quot;:&quot;10.1016/j.jisa.2022.103190&quot;,&quot;ISSN&quot;:&quot;2214-2126&quot;,&quot;journalAbbreviation&quot;:&quot;Journal of Information Security and Applications&quot;,&quot;page&quot;:&quot;103190&quot;,&quot;source&quot;:&quot;ScienceDirect&quot;,&quot;title&quot;:&quot;A large-scale analysis of Wi-Fi passwords&quot;,&quot;volume&quot;:&quot;67&quot;,&quot;author&quot;:[{&quot;family&quot;:&quot;Veroni&quot;,&quot;given&quot;:&quot;Eleni&quot;},{&quot;family&quot;:&quot;Ntantogian&quot;,&quot;given&quot;:&quot;Christoforos&quot;},{&quot;family&quot;:&quot;Xenakis&quot;,&quot;given&quot;:&quot;Christos&quot;}],&quot;issued&quot;:{&quot;date-parts&quot;:[[&quot;2022&quot;,6,1]]}},&quot;label&quot;:&quot;page&quot;,&quot;suppress-author&quot;:true}],&quot;schema&quot;:&quot;https://github.com/citation-style-language/schema/raw/master/csl-citation.json&quot;} RNDO2os15q6n9"/><text:span text:style-name="T23">(2022)</text:span><text:reference-mark-end text:name="ZOTERO_ITEM CSL_CITATION {&quot;citationID&quot;:&quot;GIfKRqoP&quot;,&quot;properties&quot;:{&quot;formattedCitation&quot;:&quot;(2022b)&quot;,&quot;plainCitation&quot;:&quot;(2022b)&quot;,&quot;noteIndex&quot;:0},&quot;citationItems&quot;:[{&quot;id&quot;:&quot;XqXHkWZA/her3Lwdu&quot;,&quot;uris&quot;:[&quot;http://zotero.org/users/14655990/items/UP98GEBK&quot;],&quot;itemData&quot;:{&quot;id&quot;:&quot;XqXHkWZA/her3Lwdu&quot;,&quot;type&quot;:&quot;article-journal&quot;,&quot;abstract&quot;:&quot;Passwords remain the most common method of authentication in computers and networks. Thus, passwords have been the prime targets of attackers, and the number of data breaches in the last few years proves the high value of passwords. A detailed analysis of such data can provide insight on password trends and patterns users follow when they create a password. While there is a wealth of research investigating online password choices, to the best of our knowledge, there are no studies specifically designed to capture user behavior towards Wi-Fi passwords. In this paper, we perform a large-scale analysis of Wi-Fi passwords categorizing them as public Wi-Fi passwords created for Wi-Fi hotspots and private Wi-Fi passwords created for private/home Wi-Fi installations. First, we analyze public Wi-Fi passwords by collecting and analyzing a corpus of more than one million passwords of Wi-Fi hotspots. The aim of the analysis of public Wi-Fi passwords is to reveal password characteristics and compare them against web account passwords, to discover similarities and differences between them. While comparing the collected dataset with a set of popular leaked web password databases, several similarities between them can be identified, despite the fact that these password categories serve different purposes. Secondly, we explore through an online survey, the characteristics of passwords in private/home Wi-Fi installations. The aim is to give greater insight into private Wi-Fi password selection of users and highlight password trends when it comes to context, length, strength and architecture. Results reveal that users follow several poor security practices when selecting their private Wi-Fi passwords and tend to underestimate their importance with regards to their security and privacy. To the best of the authors’ knowledge, this is the first work to examine Wi-Fi passwords characteristics and shed light on how users choose them in terms of structure and composition.&quot;,&quot;container-title&quot;:&quot;Journal of Information Security and Applications&quot;,&quot;DOI&quot;:&quot;10.1016/j.jisa.2022.103190&quot;,&quot;ISSN&quot;:&quot;2214-2126&quot;,&quot;journalAbbreviation&quot;:&quot;Journal of Information Security and Applications&quot;,&quot;page&quot;:&quot;103190&quot;,&quot;source&quot;:&quot;ScienceDirect&quot;,&quot;title&quot;:&quot;A large-scale analysis of Wi-Fi passwords&quot;,&quot;volume&quot;:&quot;67&quot;,&quot;author&quot;:[{&quot;family&quot;:&quot;Veroni&quot;,&quot;given&quot;:&quot;Eleni&quot;},{&quot;family&quot;:&quot;Ntantogian&quot;,&quot;given&quot;:&quot;Christoforos&quot;},{&quot;family&quot;:&quot;Xenakis&quot;,&quot;given&quot;:&quot;Christos&quot;}],&quot;issued&quot;:{&quot;date-parts&quot;:[[&quot;2022&quot;,6,1]]}},&quot;label&quot;:&quot;page&quot;,&quot;suppress-author&quot;:true}],&quot;schema&quot;:&quot;https://github.com/citation-style-language/schema/raw/master/csl-citation.json&quot;} RNDO2os15q6n9"/><text:span text:style-name="T23"> </text:span><text:span text:style-name="T24">conducted a survey revealing that 30% of respondents do not change default configuration at all. </text:span><text:span text:style-name="T29">The Dodson et al. </text:span><text:reference-mark-start text:name="ZOTERO_ITEM CSL_CITATION {&quot;citationID&quot;:&quot;TfiunpPi&quot;,&quot;properties&quot;:{&quot;formattedCitation&quot;:&quot;(2021)&quot;,&quot;plainCitation&quot;:&quot;(2021)&quot;,&quot;noteIndex&quot;:0},&quot;citationItems&quot;:[{&quot;id&quot;:63,&quot;uris&quot;:[&quot;http://zotero.org/users/14655990/items/6UYQ2MQE&quot;],&quot;itemData&quot;:{&quot;id&quot;:63,&quot;type&quot;:&quot;report&quot;,&quot;abstract&quot;:&quot;The goal of the Internet Engineering Task Force's Manufacturer Usage Description (MUD) specification is for Internet of Things (IoT) devices to behave as intended by the manufacturers of the devices. MUD provides a standard way for manufacturers to indicate the network communications that a device requires to perform its intended function. When MUD is used, the network will automatically permit the IoT device to send and receive only the traffic it requires to perform as intended, and the network will prohibit all other communication with the device, thereby increasing the device's resilience to network based attacks. In this project, the NCCoE demonstrated the ability to ensure that when an IoT device connects to a home or small-business network, MUD can automatically permit the device to send and receive only the traffic it requires to perform its intended function. This NIST Cybersecurity Practice Guide explains how MUD protocols and tools can reduce the vulnerability of IoT devices to botnets and other network-based threats as well as reduce the potential for harm from exploited IoT devices. It also shows IoT device developers and manufacturers, network equipment developers and manufacturers, and service providers who employ MUD-capable components how to integrate and use MUD to satisfy IoT users' security requirements.&quot;,&quot;event-place&quot;:&quot;Gaithersburg, MD&quot;,&quot;note&quot;:&quot;DOI: 10.6028/NIST.SP.1800-15&quot;,&quot;number&quot;:&quot;NIST SP 1800-15&quot;,&quot;page&quot;:&quot;NIST SP 1800-15&quot;,&quot;publisher&quot;:&quot;National Institute of Standards and Technology (U.S.)&quot;,&quot;publisher-place&quot;:&quot;Gaithersburg, MD&quot;,&quot;source&quot;:&quot;DOI.org (Crossref)&quot;,&quot;title&quot;:&quot;Securing small-business and home internet of things (IoT) devices : mitigating network-based attacks using manufacturer usage description (MUD)&quot;,&quot;title-short&quot;:&quot;Securing small-business and home internet of things (IoT) devices&quot;,&quot;URL&quot;:&quot;https://nvlpubs.nist.gov/nistpubs/SpecialPublications/NIST.SP.1800-15.pdf&quot;,&quot;author&quot;:[{&quot;family&quot;:&quot;Dodson&quot;,&quot;given&quot;:&quot;Donna&quot;},{&quot;family&quot;:&quot;Montgomery&quot;,&quot;given&quot;:&quot;Douglas&quot;},{&quot;family&quot;:&quot;Polk&quot;,&quot;given&quot;:&quot;Tim&quot;},{&quot;family&quot;:&quot;Ranganathan&quot;,&quot;given&quot;:&quot;Mudumbai&quot;},{&quot;family&quot;:&quot;Souppaya&quot;,&quot;given&quot;:&quot;Murugiah&quot;},{&quot;family&quot;:&quot;Johnson&quot;,&quot;given&quot;:&quot;Steve&quot;},{&quot;family&quot;:&quot;Kadam&quot;,&quot;given&quot;:&quot;Ashwini&quot;},{&quot;family&quot;:&quot;Pratt&quot;,&quot;given&quot;:&quot;Craig&quot;},{&quot;family&quot;:&quot;Thakore&quot;,&quot;given&quot;:&quot;Darshak&quot;},{&quot;family&quot;:&quot;Walker&quot;,&quot;given&quot;:&quot;Mark&quot;},{&quot;family&quot;:&quot;Lear&quot;,&quot;given&quot;:&quot;Eliot&quot;},{&quot;family&quot;:&quot;Weis&quot;,&quot;given&quot;:&quot;Brian&quot;},{&quot;family&quot;:&quot;Barker&quot;,&quot;given&quot;:&quot;William C&quot;},{&quot;family&quot;:&quot;Coclin&quot;,&quot;given&quot;:&quot;Dean&quot;},{&quot;family&quot;:&quot;Hojjati&quot;,&quot;given&quot;:&quot;Avesta&quot;},{&quot;family&quot;:&quot;Wilson&quot;,&quot;given&quot;:&quot;Clint&quot;},{&quot;family&quot;:&quot;Jones&quot;,&quot;given&quot;:&quot;Tim&quot;},{&quot;family&quot;:&quot;Baykal&quot;,&quot;given&quot;:&quot;Adnan&quot;},{&quot;family&quot;:&quot;Cohen&quot;,&quot;given&quot;:&quot;Drew&quot;},{&quot;family&quot;:&quot;Yeich&quot;,&quot;given&quot;:&quot;Kevin&quot;},{&quot;family&quot;:&quot;Fashina&quot;,&quot;given&quot;:&quot;Yemi&quot;},{&quot;family&quot;:&quot;Grayeli&quot;,&quot;given&quot;:&quot;Parisa&quot;},{&quot;family&quot;:&quot;Harrington&quot;,&quot;given&quot;:&quot;Joshua&quot;},{&quot;family&quot;:&quot;Klosterman&quot;,&quot;given&quot;:&quot;Joshua&quot;},{&quot;family&quot;:&quot;Mulugeta&quot;,&quot;given&quot;:&quot;Blaine&quot;},{&quot;family&quot;:&quot;Symington&quot;,&quot;given&quot;:&quot;Susan&quot;},{&quot;family&quot;:&quot;Singh&quot;,&quot;given&quot;:&quot;Jaideep&quot;}],&quot;accessed&quot;:{&quot;date-parts&quot;:[[&quot;2024&quot;,8,14]]},&quot;issued&quot;:{&quot;date-parts&quot;:[[&quot;2021&quot;,5,26]]}},&quot;label&quot;:&quot;page&quot;,&quot;suppress-author&quot;:true}],&quot;schema&quot;:&quot;https://github.com/citation-style-language/schema/raw/master/csl-citation.json&quot;} RNDzb7P5yvJzi"/><text:span text:style-name="T29">(2021)</text:span><text:reference-mark-end text:name="ZOTERO_ITEM CSL_CITATION {&quot;citationID&quot;:&quot;TfiunpPi&quot;,&quot;properties&quot;:{&quot;formattedCitation&quot;:&quot;(2021)&quot;,&quot;plainCitation&quot;:&quot;(2021)&quot;,&quot;noteIndex&quot;:0},&quot;citationItems&quot;:[{&quot;id&quot;:63,&quot;uris&quot;:[&quot;http://zotero.org/users/14655990/items/6UYQ2MQE&quot;],&quot;itemData&quot;:{&quot;id&quot;:63,&quot;type&quot;:&quot;report&quot;,&quot;abstract&quot;:&quot;The goal of the Internet Engineering Task Force's Manufacturer Usage Description (MUD) specification is for Internet of Things (IoT) devices to behave as intended by the manufacturers of the devices. MUD provides a standard way for manufacturers to indicate the network communications that a device requires to perform its intended function. When MUD is used, the network will automatically permit the IoT device to send and receive only the traffic it requires to perform as intended, and the network will prohibit all other communication with the device, thereby increasing the device's resilience to network based attacks. In this project, the NCCoE demonstrated the ability to ensure that when an IoT device connects to a home or small-business network, MUD can automatically permit the device to send and receive only the traffic it requires to perform its intended function. This NIST Cybersecurity Practice Guide explains how MUD protocols and tools can reduce the vulnerability of IoT devices to botnets and other network-based threats as well as reduce the potential for harm from exploited IoT devices. It also shows IoT device developers and manufacturers, network equipment developers and manufacturers, and service providers who employ MUD-capable components how to integrate and use MUD to satisfy IoT users' security requirements.&quot;,&quot;event-place&quot;:&quot;Gaithersburg, MD&quot;,&quot;note&quot;:&quot;DOI: 10.6028/NIST.SP.1800-15&quot;,&quot;number&quot;:&quot;NIST SP 1800-15&quot;,&quot;page&quot;:&quot;NIST SP 1800-15&quot;,&quot;publisher&quot;:&quot;National Institute of Standards and Technology (U.S.)&quot;,&quot;publisher-place&quot;:&quot;Gaithersburg, MD&quot;,&quot;source&quot;:&quot;DOI.org (Crossref)&quot;,&quot;title&quot;:&quot;Securing small-business and home internet of things (IoT) devices : mitigating network-based attacks using manufacturer usage description (MUD)&quot;,&quot;title-short&quot;:&quot;Securing small-business and home internet of things (IoT) devices&quot;,&quot;URL&quot;:&quot;https://nvlpubs.nist.gov/nistpubs/SpecialPublications/NIST.SP.1800-15.pdf&quot;,&quot;author&quot;:[{&quot;family&quot;:&quot;Dodson&quot;,&quot;given&quot;:&quot;Donna&quot;},{&quot;family&quot;:&quot;Montgomery&quot;,&quot;given&quot;:&quot;Douglas&quot;},{&quot;family&quot;:&quot;Polk&quot;,&quot;given&quot;:&quot;Tim&quot;},{&quot;family&quot;:&quot;Ranganathan&quot;,&quot;given&quot;:&quot;Mudumbai&quot;},{&quot;family&quot;:&quot;Souppaya&quot;,&quot;given&quot;:&quot;Murugiah&quot;},{&quot;family&quot;:&quot;Johnson&quot;,&quot;given&quot;:&quot;Steve&quot;},{&quot;family&quot;:&quot;Kadam&quot;,&quot;given&quot;:&quot;Ashwini&quot;},{&quot;family&quot;:&quot;Pratt&quot;,&quot;given&quot;:&quot;Craig&quot;},{&quot;family&quot;:&quot;Thakore&quot;,&quot;given&quot;:&quot;Darshak&quot;},{&quot;family&quot;:&quot;Walker&quot;,&quot;given&quot;:&quot;Mark&quot;},{&quot;family&quot;:&quot;Lear&quot;,&quot;given&quot;:&quot;Eliot&quot;},{&quot;family&quot;:&quot;Weis&quot;,&quot;given&quot;:&quot;Brian&quot;},{&quot;family&quot;:&quot;Barker&quot;,&quot;given&quot;:&quot;William C&quot;},{&quot;family&quot;:&quot;Coclin&quot;,&quot;given&quot;:&quot;Dean&quot;},{&quot;family&quot;:&quot;Hojjati&quot;,&quot;given&quot;:&quot;Avesta&quot;},{&quot;family&quot;:&quot;Wilson&quot;,&quot;given&quot;:&quot;Clint&quot;},{&quot;family&quot;:&quot;Jones&quot;,&quot;given&quot;:&quot;Tim&quot;},{&quot;family&quot;:&quot;Baykal&quot;,&quot;given&quot;:&quot;Adnan&quot;},{&quot;family&quot;:&quot;Cohen&quot;,&quot;given&quot;:&quot;Drew&quot;},{&quot;family&quot;:&quot;Yeich&quot;,&quot;given&quot;:&quot;Kevin&quot;},{&quot;family&quot;:&quot;Fashina&quot;,&quot;given&quot;:&quot;Yemi&quot;},{&quot;family&quot;:&quot;Grayeli&quot;,&quot;given&quot;:&quot;Parisa&quot;},{&quot;family&quot;:&quot;Harrington&quot;,&quot;given&quot;:&quot;Joshua&quot;},{&quot;family&quot;:&quot;Klosterman&quot;,&quot;given&quot;:&quot;Joshua&quot;},{&quot;family&quot;:&quot;Mulugeta&quot;,&quot;given&quot;:&quot;Blaine&quot;},{&quot;family&quot;:&quot;Symington&quot;,&quot;given&quot;:&quot;Susan&quot;},{&quot;family&quot;:&quot;Singh&quot;,&quot;given&quot;:&quot;Jaideep&quot;}],&quot;accessed&quot;:{&quot;date-parts&quot;:[[&quot;2024&quot;,8,14]]},&quot;issued&quot;:{&quot;date-parts&quot;:[[&quot;2021&quot;,5,26]]}},&quot;label&quot;:&quot;page&quot;,&quot;suppress-author&quot;:true}],&quot;schema&quot;:&quot;https://github.com/citation-style-language/schema/raw/master/csl-citation.json&quot;} RNDzb7P5yvJzi"/><text:span text:style-name="T29"> highlight it as poorly configured network.</text:span><text:span text:style-name="T24"> The default configurations are not safe to use because it is provided in the installation manual with the router, therefore, easily accessed by the attacker </text:span><text:reference-mark-start text:name="ZOTERO_ITEM CSL_CITATION {&quot;citationID&quot;:&quot;JAGyQLAw&quot;,&quot;properties&quot;:{&quot;formattedCitation&quot;:&quot;(Patra &amp; Mukherjee, 2021)&quot;,&quot;plainCitation&quot;:&quot;(Patra &amp; Mukherjee, 2021)&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schema&quot;:&quot;https://github.com/citation-style-language/schema/raw/master/csl-citation.json&quot;} RND9cxLTF5ju1"/><text:span text:style-name="T24">(Patra &amp; Mukherjee, 2021)</text:span><text:reference-mark-end text:name="ZOTERO_ITEM CSL_CITATION {&quot;citationID&quot;:&quot;JAGyQLAw&quot;,&quot;properties&quot;:{&quot;formattedCitation&quot;:&quot;(Patra &amp; Mukherjee, 2021)&quot;,&quot;plainCitation&quot;:&quot;(Patra &amp; Mukherjee, 2021)&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schema&quot;:&quot;https://github.com/citation-style-language/schema/raw/master/csl-citation.json&quot;} RND9cxLTF5ju1"/><text:span text:style-name="T24">. </text:span><text:span text:style-name="T25">This intel </text:span><text:span text:style-name="T29">is reinforced by</text:span><text:span text:style-name="T25"> the point Choi et al. </text:span><text:reference-mark-start text:name="ZOTERO_ITEM CSL_CITATION {&quot;citationID&quot;:&quot;CYNMPpwQ&quot;,&quot;properties&quot;:{&quot;formattedCitation&quot;:&quot;(2022)&quot;,&quot;plainCitation&quot;:&quot;(2022)&quot;,&quot;noteIndex&quot;:0},&quot;citationItems&quot;:[{&quot;id&quot;:3,&quot;uris&quot;:[&quot;http://zotero.org/users/14655990/items/AJY8RC3M&quot;],&quot;itemData&quot;:{&quot;id&quot;:3,&quot;type&quot;:&quot;article-journal&quot;,&quot;abstract&quot;:&quot;Dramatic increases in public Wi-Fi™ (hereafter referred to as Wi-Fi) availability have occurred over the last decade. Although Wi-Fi provides convenient network connectivity, it has significant security vulnerabilities. Despite widespread knowledge of potential vulnerabilities of public Wi-Fi, most people simply connect to it in public places. We investigated the individual calculus behind risk-taking behavior based on the theoretical foundations of risk taking behavior, technology threat avoidance theory, prospect theory, and self-determination theory. Using survey data collected from 1313 respondents in the United States, this study found that avoidance motivation, risk averting propensity, and intrinsic and extrinsic motivations affect intention to use public Wi-Fi. In addition, our results indicate that avoidance motivation is related to safeguard effectiveness, safeguard cost, and perceived threat, while risk averting propensity is associated with positive outcome history, age, gender, and education attainment.&quot;,&quot;container-title&quot;:&quot;Information Systems Frontiers&quot;,&quot;DOI&quot;:&quot;10.1007/s10796-021-10119-7&quot;,&quot;ISSN&quot;:&quot;13873326&quot;,&quot;issue&quot;:&quot;3&quot;,&quot;language&quot;:&quot;English&quot;,&quot;license&quot;:&quot;© The Author(s), under exclusive licence to Springer Science+Business Media, LLC part of Springer Nature 2021.&quot;,&quot;note&quot;:&quot;number-of-pages: 965-982\npublisher-place: New York, Netherlands\npublisher: Springer Nature B.V.&quot;,&quot;page&quot;:&quot;965-982&quot;,&quot;source&quot;:&quot;ProQuest&quot;,&quot;title&quot;:&quot;Risk Taking Behaviors Using Public Wi-Fi™&quot;,&quot;volume&quot;:&quot;24&quot;,&quot;author&quot;:[{&quot;family&quot;:&quot;Choi&quot;,&quot;given&quot;:&quot;Hoon S.&quot;},{&quot;family&quot;:&quot;Carpenter&quot;,&quot;given&quot;:&quot;Darrell&quot;},{&quot;family&quot;:&quot;Ko&quot;,&quot;given&quot;:&quot;Myung S.&quot;}],&quot;issued&quot;:{&quot;date-parts&quot;:[[&quot;2022&quot;,6]]}},&quot;label&quot;:&quot;page&quot;,&quot;suppress-author&quot;:true}],&quot;schema&quot;:&quot;https://github.com/citation-style-language/schema/raw/master/csl-citation.json&quot;} RNDoeSm8z6chv"/><text:span text:style-name="T25">(2022)</text:span><text:reference-mark-end text:name="ZOTERO_ITEM CSL_CITATION {&quot;citationID&quot;:&quot;CYNMPpwQ&quot;,&quot;properties&quot;:{&quot;formattedCitation&quot;:&quot;(2022)&quot;,&quot;plainCitation&quot;:&quot;(2022)&quot;,&quot;noteIndex&quot;:0},&quot;citationItems&quot;:[{&quot;id&quot;:3,&quot;uris&quot;:[&quot;http://zotero.org/users/14655990/items/AJY8RC3M&quot;],&quot;itemData&quot;:{&quot;id&quot;:3,&quot;type&quot;:&quot;article-journal&quot;,&quot;abstract&quot;:&quot;Dramatic increases in public Wi-Fi™ (hereafter referred to as Wi-Fi) availability have occurred over the last decade. Although Wi-Fi provides convenient network connectivity, it has significant security vulnerabilities. Despite widespread knowledge of potential vulnerabilities of public Wi-Fi, most people simply connect to it in public places. We investigated the individual calculus behind risk-taking behavior based on the theoretical foundations of risk taking behavior, technology threat avoidance theory, prospect theory, and self-determination theory. Using survey data collected from 1313 respondents in the United States, this study found that avoidance motivation, risk averting propensity, and intrinsic and extrinsic motivations affect intention to use public Wi-Fi. In addition, our results indicate that avoidance motivation is related to safeguard effectiveness, safeguard cost, and perceived threat, while risk averting propensity is associated with positive outcome history, age, gender, and education attainment.&quot;,&quot;container-title&quot;:&quot;Information Systems Frontiers&quot;,&quot;DOI&quot;:&quot;10.1007/s10796-021-10119-7&quot;,&quot;ISSN&quot;:&quot;13873326&quot;,&quot;issue&quot;:&quot;3&quot;,&quot;language&quot;:&quot;English&quot;,&quot;license&quot;:&quot;© The Author(s), under exclusive licence to Springer Science+Business Media, LLC part of Springer Nature 2021.&quot;,&quot;note&quot;:&quot;number-of-pages: 965-982\npublisher-place: New York, Netherlands\npublisher: Springer Nature B.V.&quot;,&quot;page&quot;:&quot;965-982&quot;,&quot;source&quot;:&quot;ProQuest&quot;,&quot;title&quot;:&quot;Risk Taking Behaviors Using Public Wi-Fi™&quot;,&quot;volume&quot;:&quot;24&quot;,&quot;author&quot;:[{&quot;family&quot;:&quot;Choi&quot;,&quot;given&quot;:&quot;Hoon S.&quot;},{&quot;family&quot;:&quot;Carpenter&quot;,&quot;given&quot;:&quot;Darrell&quot;},{&quot;family&quot;:&quot;Ko&quot;,&quot;given&quot;:&quot;Myung S.&quot;}],&quot;issued&quot;:{&quot;date-parts&quot;:[[&quot;2022&quot;,6]]}},&quot;label&quot;:&quot;page&quot;,&quot;suppress-author&quot;:true}],&quot;schema&quot;:&quot;https://github.com/citation-style-language/schema/raw/master/csl-citation.json&quot;} RNDoeSm8z6chv"/><text:span text:style-name="T25"> made in their work about “Evil Twin” attack. </text:span><text:span text:style-name="T26">S</text:span><text:span text:style-name="T25">ince users’ devices might have a setting of automatic connection to the known network, there is a chance that they unknowingly connect to a rouge Wi-Fi access point which has the same Service Set Identifier (SSID), </text:span><text:span text:style-name="T26">which </text:span><text:span text:style-name="T25">leads to </text:span><text:span text:style-name="T26">personal data exposure. Hence, this makes the suggestion from Patra and Mukherfee </text:span><text:reference-mark-start text:name="ZOTERO_ITEM CSL_CITATION {&quot;citationID&quot;:&quot;TtpQV74Y&quot;,&quot;properties&quot;:{&quot;formattedCitation&quot;:&quot;(2021)&quot;,&quot;plainCitation&quot;:&quot;(2021)&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label&quot;:&quot;page&quot;,&quot;suppress-author&quot;:true}],&quot;schema&quot;:&quot;https://github.com/citation-style-language/schema/raw/master/csl-citation.json&quot;} RND6JU5ZNJ6GP"/><text:span text:style-name="T26">(2021)</text:span><text:reference-mark-end text:name="ZOTERO_ITEM CSL_CITATION {&quot;citationID&quot;:&quot;TtpQV74Y&quot;,&quot;properties&quot;:{&quot;formattedCitation&quot;:&quot;(2021)&quot;,&quot;plainCitation&quot;:&quot;(2021)&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label&quot;:&quot;page&quot;,&quot;suppress-author&quot;:true}],&quot;schema&quot;:&quot;https://github.com/citation-style-language/schema/raw/master/csl-citation.json&quot;} RND6JU5ZNJ6GP"/><text:span text:style-name="T26"> to change the SSID, turning off SSID broadcasting </text:span><text:span text:style-name="T28">and changing preset password </text:span><text:span text:style-name="T26">as countermeasures </text:span><text:span text:style-name="T27">and a method of hardening the network</text:span><text:span text:style-name="T26"> totally justified.</text:span></text:p>
      <text:p text:style-name="P29"><text:span text:style-name="T31">T</text:span><text:span text:style-name="T28">he best way to harden the Wi-Fi network is to use strong encryption protocols, which are provided in latest 802.11 IEEE standards </text:span><text:reference-mark-start text:name="ZOTERO_ITEM CSL_CITATION {&quot;citationID&quot;:&quot;sW7d3CK6&quot;,&quot;properties&quot;:{&quot;formattedCitation&quot;:&quot;(Patra &amp; Mukherjee, 2021)&quot;,&quot;plainCitation&quot;:&quot;(Patra &amp; Mukherjee, 2021)&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schema&quot;:&quot;https://github.com/citation-style-language/schema/raw/master/csl-citation.json&quot;} RNDLppKra8oIk"/><text:span text:style-name="T28">(Patra &amp; Mukherjee, 2021)</text:span><text:reference-mark-end text:name="ZOTERO_ITEM CSL_CITATION {&quot;citationID&quot;:&quot;sW7d3CK6&quot;,&quot;properties&quot;:{&quot;formattedCitation&quot;:&quot;(Patra &amp; Mukherjee, 2021)&quot;,&quot;plainCitation&quot;:&quot;(Patra &amp; Mukherjee, 2021)&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schema&quot;:&quot;https://github.com/citation-style-language/schema/raw/master/csl-citation.json&quot;} RNDLppKra8oIk"/><text:span text:style-name="T28">.</text:span></text:p>
      <text:p text:style-name="P29"><text:soft-page-break/><text:span text:style-name="T32">However, it is worth pointing out, that among all the precaution measures </text:span><text:span text:style-name="T26">Patra and Mukherfee </text:span><text:reference-mark-start text:name="ZOTERO_ITEM CSL_CITATION {&quot;citationID&quot;:&quot;3JPeOkcb&quot;,&quot;properties&quot;:{&quot;formattedCitation&quot;:&quot;(2021, p. 4153)&quot;,&quot;plainCitation&quot;:&quot;(2021, p. 4153)&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locator&quot;:&quot;4153&quot;,&quot;label&quot;:&quot;page&quot;,&quot;suppress-author&quot;:true}],&quot;schema&quot;:&quot;https://github.com/citation-style-language/schema/raw/master/csl-citation.json&quot;} RNDooYqyd1LfF"/><text:span text:style-name="T26">(2021, p. 4153)</text:span><text:reference-mark-end text:name="ZOTERO_ITEM CSL_CITATION {&quot;citationID&quot;:&quot;3JPeOkcb&quot;,&quot;properties&quot;:{&quot;formattedCitation&quot;:&quot;(2021, p. 4153)&quot;,&quot;plainCitation&quot;:&quot;(2021, p. 4153)&quot;,&quot;noteIndex&quot;:0},&quot;citationItems&quot;:[{&quot;id&quot;:50,&quot;uris&quot;:[&quot;http://zotero.org/users/14655990/items/FPNU8KFA&quot;],&quot;itemData&quot;:{&quot;id&quot;:50,&quot;type&quot;:&quot;article-journal&quot;,&quot;abstract&quot;:&quot;Wireless Networking technology is now one of the most popular technologies but still, some drawbacks are closely associated with Wireless Networks. In wireless network communication, the data is transferred from one point to another point through radio waves which makes wireless networks weak for attacks. To eliminate threats, understanding said attacks always provides a good ability to defend the wireless network. This research paper will describe the overview of the wireless technology with its drawbacks, Present security and privacy issues, Potential wireless network Security threats (unauthorized access, Active eavesdropping, Man in the Middle Attack, Denial of Service, etc), tools that hackers often use to exploit vulnerabilities in wireless networking (NetStumbler, Kismet, Airsnort, Airsnarf, Airjack, etc) and will propose the best ways to secure Wireless Network.&quot;,&quot;container-title&quot;:&quot;Turkish Journal of Computer and Mathematics Education&quot;,&quot;issue&quot;:&quot;12&quot;,&quot;language&quot;:&quot;English&quot;,&quot;license&quot;:&quot;© 2021. This work is published under https://creativecommons.org/licenses/by/4.0 (the “License”). Notwithstanding the ProQuest Terms and Conditions, you may use this content in accordance with the terms of the License.&quot;,&quot;note&quot;:&quot;number-of-pages: 4147-4155\npublisher-place: Trabzon, Turkey\npublisher: Karadeniz Technical University Distance Education Research and Application Center\nsection: Research Article&quot;,&quot;page&quot;:&quot;4147-4155&quot;,&quot;source&quot;:&quot;ProQuest&quot;,&quot;title&quot;:&quot;Wireless Network Security Threats and Best Method to Warn&quot;,&quot;volume&quot;:&quot;12&quot;,&quot;author&quot;:[{&quot;family&quot;:&quot;Patra&quot;,&quot;given&quot;:&quot;J. P.&quot;},{&quot;family&quot;:&quot;Mukherjee&quot;,&quot;given&quot;:&quot;Santanu&quot;}],&quot;issued&quot;:{&quot;date-parts&quot;:[[&quot;2021&quot;]]}},&quot;locator&quot;:&quot;4153&quot;,&quot;label&quot;:&quot;page&quot;,&quot;suppress-author&quot;:true}],&quot;schema&quot;:&quot;https://github.com/citation-style-language/schema/raw/master/csl-citation.json&quot;} RNDooYqyd1LfF"/><text:span text:style-name="T26"> </text:span><text:span text:style-name="T32">highlighted education and training of users as “the first step in wireless network security”. <text:s/></text:span><text:span text:style-name="T33">This implies that public Wi-Fi security comprises the user’s side. In other words, the confidentiality of user’s data depends on their behavioural patterns while connected to public Wi-Fi.</text:span></text:p>
      <text:p text:style-name="P18"/>
      <text:p text:style-name="P17"><text:span text:style-name="T112">4</text:span><text:span text:style-name="T108">. </text:span>User’s behaviour</text:p>
      <text:p text:style-name="P34"><text:span text:style-name="T16">A u</text:span><text:span text:style-name="T45">ser’s perspective is thoroughly analysed in the research conducted </text:span><text:span text:style-name="T46">in the USA </text:span><text:span text:style-name="T45">by </text:span><text:span text:style-name="T47">Choi et al.</text:span><text:span text:style-name="T45"> </text:span><text:reference-mark-start text:name="ZOTERO_ITEM CSL_CITATION {&quot;citationID&quot;:&quot;dVoqe0IL&quot;,&quot;properties&quot;:{&quot;formattedCitation&quot;:&quot;(2022)&quot;,&quot;plainCitation&quot;:&quot;(2022)&quot;,&quot;noteIndex&quot;:0},&quot;citationItems&quot;:[{&quot;id&quot;:3,&quot;uris&quot;:[&quot;http://zotero.org/users/14655990/items/AJY8RC3M&quot;],&quot;itemData&quot;:{&quot;id&quot;:3,&quot;type&quot;:&quot;article-journal&quot;,&quot;abstract&quot;:&quot;Dramatic increases in public Wi-Fi™ (hereafter referred to as Wi-Fi) availability have occurred over the last decade. Although Wi-Fi provides convenient network connectivity, it has significant security vulnerabilities. Despite widespread knowledge of potential vulnerabilities of public Wi-Fi, most people simply connect to it in public places. We investigated the individual calculus behind risk-taking behavior based on the theoretical foundations of risk taking behavior, technology threat avoidance theory, prospect theory, and self-determination theory. Using survey data collected from 1313 respondents in the United States, this study found that avoidance motivation, risk averting propensity, and intrinsic and extrinsic motivations affect intention to use public Wi-Fi. In addition, our results indicate that avoidance motivation is related to safeguard effectiveness, safeguard cost, and perceived threat, while risk averting propensity is associated with positive outcome history, age, gender, and education attainment.&quot;,&quot;container-title&quot;:&quot;Information Systems Frontiers&quot;,&quot;DOI&quot;:&quot;10.1007/s10796-021-10119-7&quot;,&quot;ISSN&quot;:&quot;13873326&quot;,&quot;issue&quot;:&quot;3&quot;,&quot;language&quot;:&quot;English&quot;,&quot;license&quot;:&quot;© The Author(s), under exclusive licence to Springer Science+Business Media, LLC part of Springer Nature 2021.&quot;,&quot;note&quot;:&quot;number-of-pages: 965-982\npublisher-place: New York, Netherlands\npublisher: Springer Nature B.V.&quot;,&quot;page&quot;:&quot;965-982&quot;,&quot;source&quot;:&quot;ProQuest&quot;,&quot;title&quot;:&quot;Risk Taking Behaviors Using Public Wi-Fi™&quot;,&quot;volume&quot;:&quot;24&quot;,&quot;author&quot;:[{&quot;family&quot;:&quot;Choi&quot;,&quot;given&quot;:&quot;Hoon S.&quot;},{&quot;family&quot;:&quot;Carpenter&quot;,&quot;given&quot;:&quot;Darrell&quot;},{&quot;family&quot;:&quot;Ko&quot;,&quot;given&quot;:&quot;Myung S.&quot;}],&quot;issued&quot;:{&quot;date-parts&quot;:[[&quot;2022&quot;,6]]}},&quot;label&quot;:&quot;page&quot;,&quot;suppress-author&quot;:true}],&quot;schema&quot;:&quot;https://github.com/citation-style-language/schema/raw/master/csl-citation.json&quot;} RNDHRHGiGOnHY"/><text:span text:style-name="T45">(2022)</text:span><text:reference-mark-end text:name="ZOTERO_ITEM CSL_CITATION {&quot;citationID&quot;:&quot;dVoqe0IL&quot;,&quot;properties&quot;:{&quot;formattedCitation&quot;:&quot;(2022)&quot;,&quot;plainCitation&quot;:&quot;(2022)&quot;,&quot;noteIndex&quot;:0},&quot;citationItems&quot;:[{&quot;id&quot;:3,&quot;uris&quot;:[&quot;http://zotero.org/users/14655990/items/AJY8RC3M&quot;],&quot;itemData&quot;:{&quot;id&quot;:3,&quot;type&quot;:&quot;article-journal&quot;,&quot;abstract&quot;:&quot;Dramatic increases in public Wi-Fi™ (hereafter referred to as Wi-Fi) availability have occurred over the last decade. Although Wi-Fi provides convenient network connectivity, it has significant security vulnerabilities. Despite widespread knowledge of potential vulnerabilities of public Wi-Fi, most people simply connect to it in public places. We investigated the individual calculus behind risk-taking behavior based on the theoretical foundations of risk taking behavior, technology threat avoidance theory, prospect theory, and self-determination theory. Using survey data collected from 1313 respondents in the United States, this study found that avoidance motivation, risk averting propensity, and intrinsic and extrinsic motivations affect intention to use public Wi-Fi. In addition, our results indicate that avoidance motivation is related to safeguard effectiveness, safeguard cost, and perceived threat, while risk averting propensity is associated with positive outcome history, age, gender, and education attainment.&quot;,&quot;container-title&quot;:&quot;Information Systems Frontiers&quot;,&quot;DOI&quot;:&quot;10.1007/s10796-021-10119-7&quot;,&quot;ISSN&quot;:&quot;13873326&quot;,&quot;issue&quot;:&quot;3&quot;,&quot;language&quot;:&quot;English&quot;,&quot;license&quot;:&quot;© The Author(s), under exclusive licence to Springer Science+Business Media, LLC part of Springer Nature 2021.&quot;,&quot;note&quot;:&quot;number-of-pages: 965-982\npublisher-place: New York, Netherlands\npublisher: Springer Nature B.V.&quot;,&quot;page&quot;:&quot;965-982&quot;,&quot;source&quot;:&quot;ProQuest&quot;,&quot;title&quot;:&quot;Risk Taking Behaviors Using Public Wi-Fi™&quot;,&quot;volume&quot;:&quot;24&quot;,&quot;author&quot;:[{&quot;family&quot;:&quot;Choi&quot;,&quot;given&quot;:&quot;Hoon S.&quot;},{&quot;family&quot;:&quot;Carpenter&quot;,&quot;given&quot;:&quot;Darrell&quot;},{&quot;family&quot;:&quot;Ko&quot;,&quot;given&quot;:&quot;Myung S.&quot;}],&quot;issued&quot;:{&quot;date-parts&quot;:[[&quot;2022&quot;,6]]}},&quot;label&quot;:&quot;page&quot;,&quot;suppress-author&quot;:true}],&quot;schema&quot;:&quot;https://github.com/citation-style-language/schema/raw/master/csl-citation.json&quot;} RNDHRHGiGOnHY"/><text:span text:style-name="T47">, </text:span><text:span text:style-name="T46">and according to it, people are prone to risky </text:span><text:span text:style-name="T39">behaviour</text:span><text:span text:style-name="T46"> — such as checking their bank account and email — while connected to public access points. Generally, the question of convenience comes before security and the study gives the details about the reasons people do that while taking into account internal and external components of this decision. The study is based on four major theories: technology threat avoidance, prospect theory, risk taking </text:span><text:span text:style-name="T39">behaviour</text:span><text:span text:style-name="T46"> and self-determination theory (SDT). The authors address the question of why people would still engage in careless actions on public wireless networks even when they are aware that it is dangerous. As an empirical side of </text:span><text:span text:style-name="T48">the </text:span><text:span text:style-name="T46">research 1313 participants were given a survey, which provided useful data to test </text:span><text:span text:style-name="T48">Choi et al.s’</text:span><text:span text:style-name="T46"> hypotheses. First, they found </text:span><text:span text:style-name="T49">out that</text:span><text:span text:style-name="T46"> </text:span><text:span text:style-name="T22">avoidance motivation</text:span><text:span text:style-name="T48"> </text:span><text:span text:style-name="T46">has </text:span><text:span text:style-name="T48">a </text:span><text:span text:style-name="T46">negative correlation with </text:span><text:span text:style-name="T50">intent to use public Wi-Fi</text:span><text:span text:style-name="T46"> and safeguard effectiveness. Safeguard effectiveness here is perceived efficiency of safeguard measures in preventing IT threats. </text:span><text:span text:style-name="T48">Secondly,</text:span><text:span text:style-name="T46"> safeguard costs has </text:span><text:span text:style-name="T48">a </text:span><text:span text:style-name="T46">positive correlation with </text:span><text:span text:style-name="T22">avoidance motivation</text:span><text:span text:style-name="T46">, however, self-efficacy does not strongly affect it. Following that, risk averting tendency diminishes if the experience of use of public AP is positive and they most likely </text:span><text:span text:style-name="T48">would</text:span><text:span text:style-name="T46"> use it in future. Demographics did not have strong affect on the findings, but education increases the </text:span><text:span text:style-name="T22">risk averting propensity</text:span><text:span text:style-name="T46">. </text:span><text:span text:style-name="T51">Researchers also found similarities in impulsive decision-making patterns between smoking or alcohol consumption and the actions users take while connected to public wireless networks. Empirical data gave an insight on internal and external motivations. For instance, a user might connect to public Wi-Fi to fulfill the</text:span><text:span text:style-name="T48">ir</text:span><text:span text:style-name="T51"> entertainment needs (gaming, media content etc.) which is internal motivation, and external inducements could include completing urgent and practical tasks, like emailing or </text:span><text:span text:style-name="T48">the </text:span><text:span text:style-name="T51">use of online services (taxi, automated bureaucracy tools etc.). The researchers concluded that public facilities ought to warn users of possible threats which might decrease the tendency for risky </text:span><text:span text:style-name="T39">behaviour</text:span><text:span text:style-name="T51">.</text:span></text:p>
      <text:p text:style-name="P35"/>
      <text:p text:style-name="P36"><text:span text:style-name="T51">A</text:span><text:span text:style-name="T52">nother </text:span><text:span text:style-name="T48">piece of </text:span><text:span text:style-name="T52">research </text:span><text:span text:style-name="T39">from the USA </text:span><text:span text:style-name="T52">regarding public Wi-Fi usage patterns was carried out by Maimon et al. </text:span><text:reference-mark-start text:name="ZOTERO_ITEM CSL_CITATION {&quot;citationID&quot;:&quot;nilvDQjX&quot;,&quot;properties&quot;:{&quot;formattedCitation&quot;:&quot;(2022)&quot;,&quot;plainCitation&quot;:&quot;(2022)&quot;,&quot;noteIndex&quot;:0},&quot;citationItems&quot;:[{&quot;id&quot;:7,&quot;uris&quot;:[&quot;http://zotero.org/users/14655990/items/JB35GYB5&quot;],&quot;itemData&quot;:{&quot;id&quot;:7,&quot;type&quot;:&quot;article-journal&quot;,&quot;abstract&quot;:&quot;Accessing public Wi-Fi networks can be as dangerous as it is convenient. People who access a public Wi-Fi network should engage in self-protective behaviors to keep their data safe from malicious actors on the same network as well as persons looking over their shoulder, literally and proverbially. Using two independent research designs, we examined under what circumstances were people more likely to access an unsecured Wi-Fi network and engage in risky behavior on these networks. Findings from the first study, based on survey data, reveal that people who are more situationally aware are less likely to access personal accounts on public Wi-Fi and more likely to cover their screen to prevent others from viewing personal information. Additionally, findings show that people with higher computer proficiencies are less likely to engage with public Wi-Fi. For the second study, our research team designed and deployed honeypot Wi-Fi networks. We found that people are more likely to access these unsecured, rogue networks in establishments with fewer on-duty employees and that do not offer legitimate public Wi-Fi. Additionally, the number of on-duty employees is associated with an increase in physical security behaviors, such as concealing a screen. We conclude by discussing how these findings can aid in reducing susceptibility to online victimization.&quot;,&quot;container-title&quot;:&quot;Security Journal&quot;,&quot;DOI&quot;:&quot;10.1057/s41284-020-00270-2&quot;,&quot;ISSN&quot;:&quot;09551662&quot;,&quot;issue&quot;:&quot;1&quot;,&quot;language&quot;:&quot;English&quot;,&quot;license&quot;:&quot;© Springer Nature Limited 2020.&quot;,&quot;note&quot;:&quot;number-of-pages: 154-174\npublisher-place: London, United Kingdom\npublisher: Palgrave Macmillan&quot;,&quot;page&quot;:&quot;154-174&quot;,&quot;source&quot;:&quot;ProQuest&quot;,&quot;title&quot;:&quot;Situational awareness and public Wi-Fi users’ self-protective behaviors&quot;,&quot;volume&quot;:&quot;35&quot;,&quot;author&quot;:[{&quot;family&quot;:&quot;Maimon&quot;,&quot;given&quot;:&quot;David&quot;},{&quot;family&quot;:&quot;Jordan&quot;,&quot;given&quot;:&quot;Howell C.&quot;},{&quot;family&quot;:&quot;Scott&quot;,&quot;given&quot;:&quot;Jacques&quot;},{&quot;family&quot;:&quot;Perkins&quot;,&quot;given&quot;:&quot;Robert C.&quot;}],&quot;issued&quot;:{&quot;date-parts&quot;:[[&quot;2022&quot;,3]]}},&quot;label&quot;:&quot;page&quot;,&quot;suppress-author&quot;:true}],&quot;schema&quot;:&quot;https://github.com/citation-style-language/schema/raw/master/csl-citation.json&quot;} RNDMQn83VWShB"/><text:span text:style-name="T52">(2022)</text:span><text:reference-mark-end text:name="ZOTERO_ITEM CSL_CITATION {&quot;citationID&quot;:&quot;nilvDQjX&quot;,&quot;properties&quot;:{&quot;formattedCitation&quot;:&quot;(2022)&quot;,&quot;plainCitation&quot;:&quot;(2022)&quot;,&quot;noteIndex&quot;:0},&quot;citationItems&quot;:[{&quot;id&quot;:7,&quot;uris&quot;:[&quot;http://zotero.org/users/14655990/items/JB35GYB5&quot;],&quot;itemData&quot;:{&quot;id&quot;:7,&quot;type&quot;:&quot;article-journal&quot;,&quot;abstract&quot;:&quot;Accessing public Wi-Fi networks can be as dangerous as it is convenient. People who access a public Wi-Fi network should engage in self-protective behaviors to keep their data safe from malicious actors on the same network as well as persons looking over their shoulder, literally and proverbially. Using two independent research designs, we examined under what circumstances were people more likely to access an unsecured Wi-Fi network and engage in risky behavior on these networks. Findings from the first study, based on survey data, reveal that people who are more situationally aware are less likely to access personal accounts on public Wi-Fi and more likely to cover their screen to prevent others from viewing personal information. Additionally, findings show that people with higher computer proficiencies are less likely to engage with public Wi-Fi. For the second study, our research team designed and deployed honeypot Wi-Fi networks. We found that people are more likely to access these unsecured, rogue networks in establishments with fewer on-duty employees and that do not offer legitimate public Wi-Fi. Additionally, the number of on-duty employees is associated with an increase in physical security behaviors, such as concealing a screen. We conclude by discussing how these findings can aid in reducing susceptibility to online victimization.&quot;,&quot;container-title&quot;:&quot;Security Journal&quot;,&quot;DOI&quot;:&quot;10.1057/s41284-020-00270-2&quot;,&quot;ISSN&quot;:&quot;09551662&quot;,&quot;issue&quot;:&quot;1&quot;,&quot;language&quot;:&quot;English&quot;,&quot;license&quot;:&quot;© Springer Nature Limited 2020.&quot;,&quot;note&quot;:&quot;number-of-pages: 154-174\npublisher-place: London, United Kingdom\npublisher: Palgrave Macmillan&quot;,&quot;page&quot;:&quot;154-174&quot;,&quot;source&quot;:&quot;ProQuest&quot;,&quot;title&quot;:&quot;Situational awareness and public Wi-Fi users’ self-protective behaviors&quot;,&quot;volume&quot;:&quot;35&quot;,&quot;author&quot;:[{&quot;family&quot;:&quot;Maimon&quot;,&quot;given&quot;:&quot;David&quot;},{&quot;family&quot;:&quot;Jordan&quot;,&quot;given&quot;:&quot;Howell C.&quot;},{&quot;family&quot;:&quot;Scott&quot;,&quot;given&quot;:&quot;Jacques&quot;},{&quot;family&quot;:&quot;Perkins&quot;,&quot;given&quot;:&quot;Robert C.&quot;}],&quot;issued&quot;:{&quot;date-parts&quot;:[[&quot;2022&quot;,3]]}},&quot;label&quot;:&quot;page&quot;,&quot;suppress-author&quot;:true}],&quot;schema&quot;:&quot;https://github.com/citation-style-language/schema/raw/master/csl-citation.json&quot;} RNDMQn83VWShB"/><text:span text:style-name="T52">, </text:span><text:span text:style-name="T48">which </text:span><text:span text:style-name="T52">raised the question of Situational Awareness (SA). They refer to SA as mindfulness of setting or context and capability to recognise potential threats. The researche</text:span><text:span text:style-name="T48">r</text:span><text:span text:style-name="T52">s state that SA is a factor that defines the </text:span><text:span text:style-name="T53">user’</text:span><text:span text:style-name="T52">s</text:span><text:span text:style-name="T53"> </text:span><text:span text:style-name="T52">actions </text:span><text:span text:style-name="T53">performed on the Internet and each individual has </text:span><text:span text:style-name="T48">a </text:span><text:span text:style-name="T53">different level of SA. </text:span><text:span text:style-name="T39">They had three main hypotheses:</text:span></text:p>
      <text:list text:style-name="L2">
        <text:list-item>
          <text:p text:style-name="P37">The higher SA a person possess<text:span text:style-name="T48">es</text:span> has <text:span text:style-name="T48">a </text:span>positive correlation with a possibility of using public Wi-Fi.</text:p>
        </text:list-item>
        <text:list-item>
          <text:p text:style-name="P37">The level of SA has <text:span text:style-name="T48">a </text:span>positive correlation with the chance that they use self-protective behaviour <text:span text:style-name="T54">while using public Wi-Fi.</text:span></text:p>
        </text:list-item>
        <text:list-item>
          <text:p text:style-name="P38">Having more place managers encourages people into using self-protective <text:span text:style-name="T39">behaviour </text:span>while connected to public Wi-Fi.</text:p>
        </text:list-item>
      </text:list>
      <text:p text:style-name="P39"><text:span text:style-name="T55">For the first two points t</text:span>he authors conducted a 12-month survey on the university campus and they ended up with 749 participants. <text:span text:style-name="T55">The survey confirmed that situationally aware individuals tend to </text:span><text:soft-page-break/><text:span text:style-name="T55">use self-protective behaviour. The study showed that among 749 respondents, 23% <text:s/>replied that they use public Wi-Fi and half of them check their personal accounts.</text:span></text:p>
      <text:p text:style-name="P40">The researchers also conducted a field study by installing their own <text:span text:style-name="T56">private</text:span> wireless network without authentication at 109 public places for 16 months. <text:span text:style-name="T57">The goal of the field research was to test the third hypothesis. As a result, </text:span><text:span text:style-name="T56">the experiment showed that </text:span><text:span text:style-name="T58">in crowded places or in </text:span><text:span text:style-name="T56">the presence of </text:span><text:span text:style-name="T48">an </text:span><text:span text:style-name="T56">employee </text:span><text:span text:style-name="T58">or a </text:span><text:span text:style-name="T56">manager</text:span><text:span text:style-name="T58"> </text:span><text:span text:style-name="T56">people are more inclined to use safeguard methods like hiding the screen of the</text:span><text:span text:style-name="T48">ir</text:span><text:span text:style-name="T56"> device. </text:span><text:span text:style-name="T57">The researche</text:span><text:span text:style-name="T48">r</text:span><text:span text:style-name="T57">s concluded that </text:span><text:span text:style-name="T56">raising SA is crucial to increase the </text:span><text:span text:style-name="T58">percent of people who cautiously approach the use of public Wi-Fi.</text:span></text:p>
      <text:p text:style-name="P40"/>
      <text:p text:style-name="P41"><text:span text:style-name="T58">T</text:span>hese research works approach the problem of behavioural study from different perspectives and confirms that, apart from technologically poor network setup (such as using routers that support old encryption protocol), <text:span text:style-name="T59">careless behaviour can make it easier for </text:span><text:span text:style-name="T48">an </text:span><text:span text:style-name="T59">attacker to get sensitive data.</text:span></text:p>
      <text:p text:style-name="Heading_20_3"/>
      <text:p text:style-name="P19"><text:span text:style-name="T112">5. </text:span><text:span text:style-name="T107">Cybersecurity in </text:span>New Zealand</text:p>
      <text:p text:style-name="P51"><text:span text:style-name="T72">New Zealand government provides a range of online resources when it comes to online services. One of them is Digital.govt.nz and it contains standards and guidance about Digital Service Design, which built upon certain principles that online services are recommended to follow. One of the principles is integration of security and privacy proportionate to risk from the outset and endorses to consider security matter when designing the service </text:span><text:reference-mark-start text:name="ZOTERO_ITEM CSL_CITATION {&quot;citationID&quot;:&quot;sQfTdkdO&quot;,&quot;properties&quot;:{&quot;formattedCitation&quot;:&quot;(Digital.govt.nz, 2019)&quot;,&quot;plainCitation&quot;:&quot;(Digital.govt.nz, 2019)&quot;,&quot;noteIndex&quot;:0},&quot;citationItems&quot;:[{&quot;id&quot;:94,&quot;uris&quot;:[&quot;http://zotero.org/users/14655990/items/XAXVQGIT&quot;],&quot;itemData&quot;:{&quot;id&quot;:94,&quot;type&quot;:&quot;webpage&quot;,&quot;abstract&quot;:&quot;Supporting Government's digital transformation.&quot;,&quot;container-title&quot;:&quot;New Zealand Digital government&quot;,&quot;language&quot;:&quot;en-NZ&quot;,&quot;title&quot;:&quot;Digital Service Design Standard&quot;,&quot;URL&quot;:&quot;https://www.digital.govt.nz/standards-and-guidance/digital-service-design-standard/&quot;,&quot;author&quot;:[{&quot;family&quot;:&quot;Digital.govt.nz&quot;,&quot;given&quot;:&quot;&quot;}],&quot;accessed&quot;:{&quot;date-parts&quot;:[[&quot;2024&quot;,8,18]]},&quot;issued&quot;:{&quot;date-parts&quot;:[[&quot;2019&quot;,11,13]]}},&quot;label&quot;:&quot;page&quot;}],&quot;schema&quot;:&quot;https://github.com/citation-style-language/schema/raw/master/csl-citation.json&quot;} RNDB0uxiNdfVA"/><text:span text:style-name="T72">(Digital.govt.nz, 2019)</text:span><text:reference-mark-end text:name="ZOTERO_ITEM CSL_CITATION {&quot;citationID&quot;:&quot;sQfTdkdO&quot;,&quot;properties&quot;:{&quot;formattedCitation&quot;:&quot;(Digital.govt.nz, 2019)&quot;,&quot;plainCitation&quot;:&quot;(Digital.govt.nz, 2019)&quot;,&quot;noteIndex&quot;:0},&quot;citationItems&quot;:[{&quot;id&quot;:94,&quot;uris&quot;:[&quot;http://zotero.org/users/14655990/items/XAXVQGIT&quot;],&quot;itemData&quot;:{&quot;id&quot;:94,&quot;type&quot;:&quot;webpage&quot;,&quot;abstract&quot;:&quot;Supporting Government's digital transformation.&quot;,&quot;container-title&quot;:&quot;New Zealand Digital government&quot;,&quot;language&quot;:&quot;en-NZ&quot;,&quot;title&quot;:&quot;Digital Service Design Standard&quot;,&quot;URL&quot;:&quot;https://www.digital.govt.nz/standards-and-guidance/digital-service-design-standard/&quot;,&quot;author&quot;:[{&quot;family&quot;:&quot;Digital.govt.nz&quot;,&quot;given&quot;:&quot;&quot;}],&quot;accessed&quot;:{&quot;date-parts&quot;:[[&quot;2024&quot;,8,18]]},&quot;issued&quot;:{&quot;date-parts&quot;:[[&quot;2019&quot;,11,13]]}},&quot;label&quot;:&quot;page&quot;}],&quot;schema&quot;:&quot;https://github.com/citation-style-language/schema/raw/master/csl-citation.json&quot;} RNDB0uxiNdfVA"/><text:span text:style-name="T72">. Digital.govt.nz also provides NZ Information Security Manual </text:span><text:span text:style-name="T73">(NZISM)</text:span><text:span text:style-name="T72">, however, it does not uncover the details about the setup and, again, provides recommendations but not standards that facility should comply with. </text:span><text:span text:style-name="T73">There is no resource that addresses the question of actually checking the standard, like, NIST has Technical Guide to Information Security Testing and Assessment. </text:span></text:p>
      <text:p text:style-name="normal"><text:span text:style-name="T73">On the other hand, </text:span><text:span text:style-name="T5">New Zealand's Computer Emergency Response Team (NZ CERT)</text:span><text:span text:style-name="T73">, which is a </text:span><text:span text:style-name="T5">part of the National Cyber Security Centre (NCSC),</text:span><text:span text:style-name="T73"> conducts their own research and quarterly reports on cyber security insights </text:span><text:span text:style-name="T74">gathering data from people across New Zealand. Thus, in the latest report people show high percent of awareness of threats and cyber crime, for example, 75% of respondents were of credit card credentials theft, 6% of participants experienced it themselves. However, there is still a room for improvement in domain of behavioural habits, for example, only 38% of survey-takers use password manager and 58% change default configurations on devices </text:span><text:reference-mark-start text:name="ZOTERO_ITEM CSL_CITATION {&quot;citationID&quot;:&quot;fN3o3z00&quot;,&quot;properties&quot;:{&quot;formattedCitation&quot;:&quot;(NZ CERT, 2022)&quot;,&quot;plainCitation&quot;:&quot;(NZ CERT, 2022)&quot;,&quot;noteIndex&quot;:0},&quot;citationItems&quot;:[{&quot;id&quot;:96,&quot;uris&quot;:[&quot;http://zotero.org/users/14655990/items/MSI27DVY&quot;],&quot;itemData&quot;:{&quot;id&quot;:96,&quot;type&quot;:&quot;report&quot;,&quot;language&quot;:&quot;en-NZ&quot;,&quot;title&quot;:&quot;Cyber security behavioural research&quot;,&quot;URL&quot;:&quot;https://www.cert.govt.nz/insights-and-research/cyber-security-behavioural-research/&quot;,&quot;author&quot;:[{&quot;family&quot;:&quot;NZ CERT&quot;,&quot;given&quot;:&quot;&quot;}],&quot;issued&quot;:{&quot;date-parts&quot;:[[&quot;2022&quot;]]}}}],&quot;schema&quot;:&quot;https://github.com/citation-style-language/schema/raw/master/csl-citation.json&quot;} RND2ix8bmUBir"/><text:span text:style-name="T74">(NZ CERT, 2022)</text:span><text:reference-mark-end text:name="ZOTERO_ITEM CSL_CITATION {&quot;citationID&quot;:&quot;fN3o3z00&quot;,&quot;properties&quot;:{&quot;formattedCitation&quot;:&quot;(NZ CERT, 2022)&quot;,&quot;plainCitation&quot;:&quot;(NZ CERT, 2022)&quot;,&quot;noteIndex&quot;:0},&quot;citationItems&quot;:[{&quot;id&quot;:96,&quot;uris&quot;:[&quot;http://zotero.org/users/14655990/items/MSI27DVY&quot;],&quot;itemData&quot;:{&quot;id&quot;:96,&quot;type&quot;:&quot;report&quot;,&quot;language&quot;:&quot;en-NZ&quot;,&quot;title&quot;:&quot;Cyber security behavioural research&quot;,&quot;URL&quot;:&quot;https://www.cert.govt.nz/insights-and-research/cyber-security-behavioural-research/&quot;,&quot;author&quot;:[{&quot;family&quot;:&quot;NZ CERT&quot;,&quot;given&quot;:&quot;&quot;}],&quot;issued&quot;:{&quot;date-parts&quot;:[[&quot;2022&quot;]]}}}],&quot;schema&quot;:&quot;https://github.com/citation-style-language/schema/raw/master/csl-citation.json&quot;} RND2ix8bmUBir"/><text:span text:style-name="T74">. NZ CERT </text:span><text:span text:style-name="T73">has a variety of guides. Some of them are Mitigating denial-of-service attacks, Hardening RDP and Cloud-based identity providers and authentication. One of the guides that can be related to public Wi-Fi are Default credentials guide </text:span><text:span text:style-name="T74">and </text:span><text:span text:style-name="T75">guide on </text:span><text:span text:style-name="T74">Legacy </text:span><text:span text:style-name="T75">Systems – </text:span><text:span text:style-name="T76">this information can help to increase literacy in the domain of cyber security</text:span><text:span text:style-name="T73">.</text:span></text:p>
      <text:p text:style-name="P22">Conclusion</text:p>
      <text:p text:style-name="P47">The problem of cyber security is ongoing one due to increasing amount of confidential information stored online. It important to conceal and prevent this information from exploitation in order to protect the privacy of people that in belongs to. </text:p>
      <text:p text:style-name="P42">Wi-Fi network <text:span text:style-name="T110">provides</text:span> <text:span text:style-name="T110">convenient way of using the Internet due </text:span><text:span text:style-name="T115">to</text:span><text:span text:style-name="T110"> its feature of transmitting signals through radio waves </text:span><text:span text:style-name="T111">but this advantage make</text:span><text:span text:style-name="T113">s</text:span><text:span text:style-name="T111"> Wi-Fi network </text:span><text:span text:style-name="T110">susceptible to </text:span><text:span text:style-name="T111">various cyber attacks. </text:span><text:span text:style-name="T115">Investigation of public Wi-Fi networks will provide an insight how public places design their Wi-Fi hotspot and how the regulations on the country influence the public cyber security awareness and literacy.</text:span><text:span text:style-name="T111"> </text:span><text:span text:style-name="T115">I</text:span><text:span text:style-name="T111">n contemporary world, where online world is integrated with physical, the cost of data exposure can be high. </text:span><text:span text:style-name="T115">Therefore, several questions need to be answered:</text:span></text:p>
      <text:p text:style-name="P47">How to test the security of public Wi-Fi?</text:p>
      <text:p text:style-name="P47">How secure is the users’ behaviour while they use public Wi-Fi?</text:p>
      <text:p text:style-name="P47">What regulations on the question of public Wi-Fi does the government have?</text:p>
      <text:p text:style-name="P47">How effective these regualtions?</text:p>
      <text:p text:style-name="P23"><text:soft-page-break/>Glossary</text:p>
      <text:p text:style-name="P43"><text:span text:style-name="T21">Advanced Encryption Standard (AES)</text:span>: symmetric block cipher that can encrypt (encipher) and decrypt (decipher) information.</text:p>
      <text:p text:style-name="P43"/>
      <text:p text:style-name="P43"><text:span text:style-name="T21">Brute Force attack</text:span>: <text:span text:style-name="T116">attack method </text:span>of accessing device by attempting multiple combinations of passwords.</text:p>
      <text:p text:style-name="P43"/>
      <text:p text:style-name="P43"><text:span text:style-name="T21">Dictionary Attack</text:span>: cyber attack where an attacker uses a list of words and phrases from a dictionary, <text:span text:style-name="T116">which is usually a leaked dataset.</text:span></text:p>
      <text:p text:style-name="P43"/>
      <text:p text:style-name="P43"><text:span text:style-name="T21">Evil Twin attack</text:span>: cyber attack where a hacker creates a <text:span text:style-name="T116">false</text:span> Wi-Fi network that mimics the name and settings of a legitimate public Wi-Fi hotspot.</text:p>
      <text:p text:style-name="P43"/>
      <text:p text:style-name="P43"><text:span text:style-name="T21">Hardening</text:span>: <text:span text:style-name="T116">the process of enhancing the security of the system.</text:span></text:p>
      <text:p text:style-name="P43"/>
      <text:p text:style-name="P43"><text:span text:style-name="T21">Initialisation vector</text:span>: starting point for a cryptographic process, <text:span text:style-name="T116">it consists of pseudorandom sequence of characters added to an encryption key</text:span></text:p>
      <text:p text:style-name="P43"/>
      <text:p text:style-name="P43"><text:span text:style-name="T21">Man in the Middle attack</text:span>: cyber attack where an attacker secretly intercepts and relays messages between <text:span text:style-name="T116">sender and receiver.</text:span></text:p>
      <text:p text:style-name="P43"/>
      <text:p text:style-name="P43"><text:span text:style-name="T21">Network traffic</text:span>: data moving across a network at a given point in time</text:p>
      <text:p text:style-name="P43"/>
      <text:p text:style-name="P43"><text:span text:style-name="T21">Replay attack</text:span>: The attacker monitors transmissions (passive attack) and retransmits messages posing as the legitimate user.</text:p>
      <text:p text:style-name="P43"/>
      <text:p text:style-name="P43"><text:span text:style-name="T21">Rivest Cipher 4 (RC4)</text:span>: is a stream cipher <text:span text:style-name="T116">with a symmetric key algorithm.</text:span></text:p>
      <text:p text:style-name="P43"/>
      <text:p text:style-name="P43">Session Hijacking: <text:s/>the exploitation of a valid computer session or session key to gain unauthorized access <text:span text:style-name="T116">to the system.</text:span></text:p>
      <text:p text:style-name="P43"/>
      <text:p text:style-name="P43"><text:span text:style-name="T21">Wi-Fi</text:span>: <text:span text:style-name="T116">subset of WLAN, wireless network of IEEE 802.11 standard.</text:span></text:p>
      <text:p text:style-name="P43"/>
      <text:p text:style-name="P43"><text:span text:style-name="T21">Wireless Local Area Networks</text:span>: a group of wireless networking devices within a limited geographic area.</text:p>
      <text:p text:style-name="P45"/>
      <text:p text:style-name="P46"/>
      <text:section text:style-name="Sect1" text:name="ZOTERO_BIBL {&quot;uncited&quot;:[],&quot;omitted&quot;:[],&quot;custom&quot;:[]} CSL_BIBLIOGRAPHY RND3pp65iFzM9">
        <text:p text:style-name="Heading_20_3">Reference list</text:p>
      </text:section>
      <text:p text:style-name="P3">Alvarez, L. A., B. Blancaflor, E., Dionisio, N. M., Acuna, G. E., Funilas, J. R., &amp; Odicta, J. M. (2022). Penetration Test on Home Network Environments: A Cybersecurity Case Study. <text:span text:style-name="T20">Proceedings of the 8th International Conference on Management of E-Commerce and e-Government</text:span>, 100–104. https://doi.org/10.1145/3483816.3483834</text:p>
      <text:p text:style-name="P4">Carballal, A., Galego-Carro, J. P., Rodriguez-Fernandez, N., &amp; Fernandez-Lozano, C. (2022). Wi-Fi Handshake: Analysis of password patterns in Wi-Fi networks. <text:span text:style-name="T20">PeerJ Computer Science</text:span>. https://doi.org/10.7717/peerj-cs.1185</text:p>
      <text:p text:style-name="P4">Choi, H. S., Carpenter, D., &amp; Ko, M. S. (2022). Risk Taking Behaviors Using Public Wi-Fi<text:span text:style-name="T19">TM</text:span>. <text:span text:style-name="T20">Information Systems Frontiers</text:span>, <text:span text:style-name="T20">24</text:span>(3), 965–982. https://doi.org/10.1007/s10796-021-10119-7</text:p>
      <text:p text:style-name="P4">Digital.govt.nz. (2019, November 13). <text:span text:style-name="T20">Digital Service Design Standard</text:span>. New Zealand Digital Government. https://www.digital.govt.nz/standards-and-guidance/digital-service-design-standard/</text:p>
      <text:p text:style-name="P4">Dodson, D., Montgomery, D., Polk, T., Ranganathan, M., Souppaya, M., Johnson, S., Kadam, A., Pratt, C., Thakore, D., Walker, M., Lear, E., Weis, B., Barker, W. C., Coclin, D., Hojjati, A., Wilson, C., Jones, T., Baykal, A., Cohen, D., … Singh, J. (2021). <text:span text:style-name="T20">Securing small-business and home internet of things (IoT) devices: Mitigating network-based attacks using manufacturer usage description (MUD)</text:span> (NIST SP 1800-15; p. NIST SP 1800-15). National Institute of Standards and Technology (U.S.). https://doi.org/10.6028/NIST.SP.1800-15</text:p>
      <text:p text:style-name="P4">Dutta, N., Jadav, N., Tanwar, S., Sarma, H. K. D., &amp; Pricop, E. (2021). <text:span text:style-name="T20">Cyber Security: Issues and current trends</text:span>. Springer. http://ebookcentral.proquest.com/lib/weltec/detail.action?docID=6796414</text:p>
      <text:p text:style-name="P4">Formosa, P., Wilson, M., &amp; Richards, D. (2021). A principlist framework for cybersecurity ethics. <text:span text:style-name="T20">Computers &amp; Security</text:span>, <text:span text:style-name="T20">109</text:span>, 102382. https://doi.org/10.1016/j.cose.2021.102382</text:p>
      <text:p text:style-name="P4">Happe, A., &amp; Cito, J. (2023). Understanding Hackers’ Work: An Empirical Study of Offensive Security Practitioners. <text:span text:style-name="T20">Proceedings of the 31st ACM Joint European Software Engineering Conference and Symposium on the Foundations of Software Engineering</text:span>, 1669–1680. https://doi.org/10.1145/3611643.3613900</text:p>
      <text:p text:style-name="P4">Herbert, F., Becker, S., Schaewitz, L., Hielscher, J., Kowalewski, M., Sasse, A., Acar, Y., &amp; Dürmuth, M. (2023). A World Full of Privacy and Security (Mis)conceptions? Findings of a Representative Survey in 12 Countries. <text:span text:style-name="T20">Proceedings of the 2023 CHI Conference on Human Factors in Computing Systems</text:span>, 1–23. https://doi.org/10.1145/3544548.3581410</text:p>
      <text:p text:style-name="P4">Maimon, D., Jordan, H. C., Scott, J., &amp; Perkins, R. C. (2022). Situational awareness and public Wi-Fi users’ self-protective behaviors. <text:span text:style-name="T20">Security Journal</text:span>, <text:span text:style-name="T20">35</text:span>(1), 154–174. https://doi.org/10.1057/s41284-020-00270-2</text:p>
      <text:p text:style-name="P4">NZ CERT. (2022). <text:span text:style-name="T20">Cyber security behavioural research</text:span>. https://www.cert.govt.nz/insights-and-research/cyber-security-behavioural-research/</text:p>
      <text:p text:style-name="P4"><text:soft-page-break/>Patra, J. P., &amp; Mukherjee, S. (2021). Wireless Network Security Threats and Best Method to Warn. <text:span text:style-name="T20">Turkish Journal of Computer and Mathematics Education</text:span>, <text:span text:style-name="T20">12</text:span>(12), 4147–4155.</text:p>
      <text:p text:style-name="P4">Veroni, E., Ntantogian, C., &amp; Xenakis, C. (2022a). A large-scale analysis of Wi-Fi passwords. <text:span text:style-name="T20">Journal of Information Security and Applications</text:span>, <text:span text:style-name="T20">67</text:span>, 103190. https://doi.org/10.1016/j.jisa.2022.103190</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GalanoWeb" svg:font-family="GalanoWeb, 'helvetica neue', helvetica, arial, sans-serif"/>
    <style:font-face style:name="Gentium Book Basic" svg:font-family="'Gentium Book Basic'" style:font-pitch="variable"/>
    <style:font-face style:name="Inter" svg:font-family="Inter,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Sans Pro" svg:font-family="'Source Sans Pro', Helvetica, Arial, sans-serif"/>
    <style:font-face style:name="Source Sans Pro Web" svg:font-family="'Source Sans Pro Web', '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3409in" fo:margin-bottom="0.1744in" style:contextual-spacing="false" fo:line-height="100%" fo:keep-together="always" fo:break-before="auto" fo:break-after="auto" fo:keep-with-next="always"/>
      <style:text-properties fo:color="#000000" loext:opacity="100%" style:font-name="Calibri" fo:font-family="Calibri" style:font-family-generic="swiss" fo:font-size="14.5pt" fo:font-weight="bold" style:font-size-asian="14.5pt" style:font-weight-asian="bold" style:font-size-complex="14.5pt" style:font-weight-complex="bold"/>
    </style:style>
    <style:style style:name="Heading_20_4" style:display-name="Heading 4" style:family="paragraph" style:parent-style-name="normal" style:next-style-name="normal" style:class="text">
      <style:paragraph-properties fo:margin-top="0.2736in" fo:margin-bottom="0.1346in" style:contextual-spacing="false" fo:line-height="100%" fo:keep-together="always" fo:break-before="auto" fo:break-after="auto" fo:keep-with-next="always"/>
      <style:text-properties fo:color="#000000" loext:opacity="100%" style:font-name="Calibri" fo:font-family="Calibri" style:font-family-generic="swiss" fo:font-size="12pt" fo:font-weight="bold" style:font-size-asian="12pt" style:font-weight-asian="bold" style:font-size-complex="12pt" style:font-weight-complex="bold"/>
    </style:style>
    <style:style style:name="Heading_20_5" style:display-name="Heading 5" style:family="paragraph" style:parent-style-name="normal" style:next-style-name="normal" style:class="text">
      <style:paragraph-properties fo:margin-top="0.2063in" fo:margin-bottom="0.0953in" style:contextual-spacing="false" fo:line-height="100%" fo:keep-together="always" fo:break-before="auto" fo:break-after="auto" fo:keep-with-next="always"/>
      <style:text-properties fo:color="#000000" loext:opacity="100%" style:font-name="Calibri" fo:font-family="Calibri" style:font-family-generic="swiss" fo:font-size="11pt" fo:font-weight="bold" style:font-size-asian="11pt" style:font-weight-asian="bold" style:font-size-complex="11pt" style:font-weight-complex="bold"/>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1339in" style:type="center"/>
          <style:tab-stop style:position="6.2681in" style:type="right"/>
        </style:tab-stops>
      </style:paragraph-properties>
    </style:style>
    <style:style style:name="Bibliography_20_1" style:display-name="Bibliography 1" style:family="paragraph" style:parent-style-name="Index" style:class="index">
      <style:paragraph-properties fo:margin-left="0in" fo:text-indent="0in" style:auto-text-indent="false">
        <style:tab-stops>
          <style:tab-stop style:position="6.270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start" style:justify-single-word="false">
        <style:tab-stops>
          <style:tab-stop style:position="3.5591in"/>
          <style:tab-stop style:position="6.2681in" style:type="right"/>
        </style:tab-stops>
      </style:paragraph-properties>
      <style:text-properties officeooo:rsid="0017c912" officeooo:paragraph-rsid="007d8856"/>
    </style:style>
    <style:style style:name="MP2" style:family="paragraph" style:parent-style-name="Header">
      <style:paragraph-properties fo:text-align="start" style:justify-single-word="false"/>
      <style:text-properties officeooo:rsid="0017c912" officeooo:paragraph-rsid="0019af51"/>
    </style:style>
    <style:style style:name="MP3" style:family="paragraph" style:parent-style-name="Header">
      <style:paragraph-properties fo:text-align="start" style:justify-single-word="false"/>
      <style:text-properties officeooo:rsid="0017c912" officeooo:paragraph-rsid="007d17e3"/>
    </style:style>
    <style:style style:name="MP4" style:family="paragraph" style:parent-style-name="Footer">
      <style:text-properties officeooo:rsid="007d17e3" officeooo:paragraph-rsid="007d17e3"/>
    </style:style>
    <style:style style:name="MT1" style:family="text">
      <style:text-properties fo:font-variant="normal" fo:text-transform="none" fo:color="#000000" loext:opacity="100%" style:font-name="Liberation Serif" fo:font-size="12pt" fo:letter-spacing="normal" fo:font-style="normal" fo:font-weight="normal"/>
    </style:style>
    <style:style style:name="MT2" style:family="text">
      <style:text-properties fo:font-variant="normal" fo:text-transform="none" fo:color="#333333" loext:opacity="100%" style:font-name="Calibri" fo:font-size="12pt" fo:letter-spacing="normal" fo:font-style="normal" fo:font-weight="normal"/>
    </style:style>
    <style:style style:name="MT3" style:family="text">
      <style:text-properties fo:font-variant="normal" fo:text-transform="none" fo:color="#333333" loext:opacity="100%" style:font-name="Calibri" fo:font-size="12pt" fo:letter-spacing="normal" fo:font-style="normal" fo:font-weight="normal" officeooo:rsid="007d8856"/>
    </style:style>
    <style:style style:name="MT4" style:family="text">
      <style:text-properties fo:font-variant="normal" fo:text-transform="none" fo:color="#333333" loext:opacity="100%" style:font-name="Calibri" fo:font-size="12pt" fo:letter-spacing="normal" fo:font-style="normal" fo:font-weight="normal" officeooo:rsid="007d17e3"/>
    </style:style>
    <style:page-layout style:name="Mpm1" style:page-usage="mirrored">
      <style:page-layout-properties fo:page-width="8.2701in" fo:page-height="11.6902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text:span><text:span text:style-name="MT2">Security of public Wi-Fi in New Zealand</text:span><text:span text:style-name="MT1"> </text:span><text:bookmark-start text:name="PageNumWizard_HEADER_Default Page Style3 Copy 8 Copy 3"/><text:span text:style-name="MT1"><text:tab/></text:span><text:bookmark-end text:name="PageNumWizard_HEADER_Default Page Style3 Copy 8 Copy 3"/><text:span text:style-name="MT1"><text:tab/></text:span><text:span text:style-name="MT3">Anastasiia Tiurina (22401247)</text:span><text:span text:style-name="MT1"><text:tab/></text:span></text:p>
      </style:header>
      <style:header-left>
        <text:p text:style-name="MP3"><text:span text:style-name="MT2">Security of public Wi-Fi in New Zealand. </text:span><text:span text:style-name="MT4">Literature Review<text:tab/></text:span><text:span text:style-name="MT3">Anastasiia Tiurina (22401247)</text:span></text:p>
      </style:header-left>
      <style:header-first>
        <text:p text:style-name="MP2"><text:span text:style-name="MT1"><text:s text:c="2"/></text:span><text:bookmark-start text:name="PageNumWizard_HEADER_Default Page Style3 Copy 8 Copy 3 Copy 1"/><text:span text:style-name="MT1"><text:tab/></text:span><text:bookmark-end text:name="PageNumWizard_HEADER_Default Page Style3 Copy 8 Copy 3 Copy 1"/><text:span text:style-name="MT1"><text:tab/></text:span></text:p>
      </style:header-first>
      <style:footer>
        <text:p text:style-name="MP4"><text:page-number text:select-page="current">13</text:page-number></text:p>
      </style:footer>
      <style:footer-first>
        <text:p text:style-name="MP4"><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19T00:00:57.354128384</dc:date>
    <meta:editing-duration>P6DT8H33S</meta:editing-duration>
    <meta:editing-cycles>106</meta:editing-cycles>
    <meta:generator>LibreOffice/7.6.7.2$Linux_X86_64 LibreOffice_project/dd47e4b30cb7dab30588d6c79c651f218165e3c5</meta:generator>
    <meta:document-statistic meta:table-count="0" meta:image-count="0" meta:object-count="0" meta:page-count="13" meta:paragraph-count="90" meta:word-count="3747" meta:character-count="24616" meta:non-whitespace-character-count="20931"/>
    <meta:user-defined meta:name="ZOTERO_PREF_1">&lt;data data-version="3" zotero-version="6.0.35"&gt;&lt;session id="XqXHkWZA"/&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